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Thumbnails/thumbnail.png" manifest:media-type="image/png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styles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settings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layout-cache" manifest:media-type="application/binary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content.xml" manifest:media-type="text/xml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08cm" fo:margin-right="0.529cm" fo:line-height="150%" fo:text-indent="0cm" style:auto-text-indent="false"/>
    </style:style>
    <style:style style:name="P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officeooo:paragraph-rsid="000a8a6c"/>
    </style:style>
    <style:style style:name="P3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</style:style>
    <style:style style:name="P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d051e" officeooo:paragraph-rsid="000d051e" style:font-size-asian="12.25pt" style:font-size-complex="14pt"/>
    </style:style>
    <style:style style:name="P5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officeooo:rsid="000d051e" officeooo:paragraph-rsid="000d051e" style:font-size-asian="12.25pt" style:font-size-complex="14pt"/>
    </style:style>
    <style:style style:name="P6" style:family="paragraph" style:parent-style-name="Standard">
      <style:paragraph-properties fo:margin-left="0.508cm" fo:margin-right="0.529cm" fo:line-height="150%" fo:text-indent="0cm" style:auto-text-indent="false"/>
      <style:text-properties fo:font-size="14pt" officeooo:rsid="0005f38a" style:font-size-asian="12.25pt" style:font-size-complex="14pt"/>
    </style:style>
    <style:style style:name="P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0a8a6c" officeooo:paragraph-rsid="000a8a6c" style:font-size-asian="14pt" style:font-size-complex="14pt"/>
    </style:style>
    <style:style style:name="P8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0b6f89" officeooo:paragraph-rsid="000b6f89" style:font-size-asian="14pt" style:font-size-complex="14pt"/>
    </style:style>
    <style:style style:name="P9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42ab" officeooo:paragraph-rsid="001142ab" style:font-size-asian="14pt" style:font-size-complex="14pt"/>
    </style:style>
    <style:style style:name="P10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42ab" officeooo:paragraph-rsid="003f8d38" style:font-size-asian="14pt" style:font-size-complex="14pt"/>
    </style:style>
    <style:style style:name="P11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42ab" officeooo:paragraph-rsid="001142ab" style:font-size-asian="14pt" style:font-size-complex="14pt"/>
    </style:style>
    <style:style style:name="P1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42ab" officeooo:paragraph-rsid="003f8d38" style:font-size-asian="14pt" style:font-size-complex="14pt"/>
    </style:style>
    <style:style style:name="P13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117a99" officeooo:paragraph-rsid="00117a99" style:font-size-asian="14pt" style:font-size-complex="14pt"/>
    </style:style>
    <style:style style:name="P14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117a99" officeooo:paragraph-rsid="00168030" style:font-size-asian="14pt" style:font-size-complex="14pt"/>
    </style:style>
    <style:style style:name="P1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7a99" officeooo:paragraph-rsid="00117a99" style:font-size-asian="14pt" style:font-size-complex="14pt"/>
    </style:style>
    <style:style style:name="P1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7a99" officeooo:paragraph-rsid="00168030" style:font-size-asian="14pt" style:font-size-complex="14pt"/>
    </style:style>
    <style:style style:name="P1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7a99" officeooo:paragraph-rsid="0022c051" style:font-size-asian="14pt" style:font-size-complex="14pt"/>
    </style:style>
    <style:style style:name="P1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17a99" officeooo:paragraph-rsid="002a77cf" style:font-size-asian="14pt" style:font-size-complex="14pt"/>
    </style:style>
    <style:style style:name="P19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7a99" officeooo:paragraph-rsid="00117a99" style:font-size-asian="14pt" style:font-size-complex="14pt"/>
    </style:style>
    <style:style style:name="P20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7a99" officeooo:paragraph-rsid="00285848" style:font-size-asian="14pt" style:font-size-complex="14pt"/>
    </style:style>
    <style:style style:name="P21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7a99" officeooo:paragraph-rsid="002bf6d7" style:font-size-asian="14pt" style:font-size-complex="14pt"/>
    </style:style>
    <style:style style:name="P2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7a99" officeooo:paragraph-rsid="0030da30" style:font-size-asian="14pt" style:font-size-complex="14pt"/>
    </style:style>
    <style:style style:name="P23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7a99" officeooo:paragraph-rsid="003782ae" style:font-size-asian="14pt" style:font-size-complex="14pt"/>
    </style:style>
    <style:style style:name="P24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17a99" officeooo:paragraph-rsid="003f8d38" style:font-size-asian="14pt" style:font-size-complex="14pt"/>
    </style:style>
    <style:style style:name="P25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19d658" officeooo:paragraph-rsid="0019d658" style:font-size-asian="14pt" style:font-size-complex="14pt"/>
    </style:style>
    <style:style style:name="P26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19d658" officeooo:paragraph-rsid="0022c051" style:font-size-asian="14pt" style:font-size-complex="14pt"/>
    </style:style>
    <style:style style:name="P27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9d658" officeooo:paragraph-rsid="002bf6d7" style:font-size-asian="14pt" style:font-size-complex="14pt"/>
    </style:style>
    <style:style style:name="P2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2c051" officeooo:paragraph-rsid="0022c051" style:font-size-asian="14pt" style:font-size-complex="14pt"/>
    </style:style>
    <style:style style:name="P29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2c051" officeooo:paragraph-rsid="002bf6d7" style:font-size-asian="14pt" style:font-size-complex="14pt"/>
    </style:style>
    <style:style style:name="P30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2c051" officeooo:paragraph-rsid="0030da30" style:font-size-asian="14pt" style:font-size-complex="14pt"/>
    </style:style>
    <style:style style:name="P31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22c051" officeooo:paragraph-rsid="0022c051" style:font-size-asian="14pt" style:font-size-complex="14pt"/>
    </style:style>
    <style:style style:name="P3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2c051" officeooo:paragraph-rsid="0022c051" style:font-size-asian="14pt" style:font-size-complex="14pt"/>
    </style:style>
    <style:style style:name="P3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3dbed" officeooo:paragraph-rsid="0023dbed" style:font-size-asian="14pt" style:font-size-complex="14pt"/>
    </style:style>
    <style:style style:name="P3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3dbed" officeooo:paragraph-rsid="002bf6d7" style:font-size-asian="14pt" style:font-size-complex="14pt"/>
    </style:style>
    <style:style style:name="P3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f2b9e" officeooo:paragraph-rsid="002f2b9e" style:font-size-asian="14pt" style:font-size-complex="14pt"/>
    </style:style>
    <style:style style:name="P36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3327c0" officeooo:paragraph-rsid="003327c0" style:font-size-asian="14pt" style:font-size-complex="14pt"/>
    </style:style>
    <style:style style:name="P37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3327c0" officeooo:paragraph-rsid="003327c0" style:font-size-asian="14pt" style:font-size-complex="14pt"/>
    </style:style>
    <style:style style:name="P3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35149c" officeooo:paragraph-rsid="0035149c" style:font-size-asian="14pt" style:font-size-complex="14pt"/>
    </style:style>
    <style:style style:name="P39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35149c" officeooo:paragraph-rsid="0035149c" style:font-size-asian="14pt" style:font-size-complex="14pt"/>
    </style:style>
    <style:style style:name="P40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35149c" officeooo:paragraph-rsid="004527ea" style:font-size-asian="14pt" style:font-size-complex="14pt"/>
    </style:style>
    <style:style style:name="P41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35149c" officeooo:paragraph-rsid="0035149c" style:font-size-asian="14pt" style:font-size-complex="14pt"/>
    </style:style>
    <style:style style:name="P4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35149c" officeooo:paragraph-rsid="003782ae" style:font-size-asian="14pt" style:font-size-complex="14pt"/>
    </style:style>
    <style:style style:name="P4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424fe3" officeooo:paragraph-rsid="00424fe3" style:font-size-asian="14pt" style:font-size-complex="14pt"/>
    </style:style>
    <style:style style:name="P44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424fe3" officeooo:paragraph-rsid="00424fe3" style:font-size-asian="14pt" style:font-size-complex="14pt"/>
    </style:style>
    <style:style style:name="P4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443eb5" officeooo:paragraph-rsid="00443eb5" style:font-size-asian="14pt" style:font-size-complex="14pt"/>
    </style:style>
    <style:style style:name="P46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fo:language="ru" fo:country="RU" officeooo:rsid="00443eb5" officeooo:paragraph-rsid="00443eb5" style:font-size-asian="14pt" style:font-size-complex="14pt"/>
    </style:style>
    <style:style style:name="P47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47b93" officeooo:paragraph-rsid="0016540a" style:font-size-asian="14pt" style:font-size-complex="14pt"/>
    </style:style>
    <style:style style:name="P48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cd23c" officeooo:paragraph-rsid="002bf6d7" style:font-size-asian="14pt" style:font-size-complex="14pt"/>
    </style:style>
    <style:style style:name="P49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1cd23c" officeooo:paragraph-rsid="0030da30" style:font-size-asian="14pt" style:font-size-complex="14pt"/>
    </style:style>
    <style:style style:name="P50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58c0a" officeooo:paragraph-rsid="0023dbed" style:font-size-asian="14pt" style:font-size-complex="14pt"/>
    </style:style>
    <style:style style:name="P51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58c0a" officeooo:paragraph-rsid="00258c0a" style:font-size-asian="14pt" style:font-size-complex="14pt"/>
    </style:style>
    <style:style style:name="P5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58c0a" officeooo:paragraph-rsid="002bf6d7" style:font-size-asian="14pt" style:font-size-complex="14pt"/>
    </style:style>
    <style:style style:name="P53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258c0a" officeooo:paragraph-rsid="003782ae" style:font-size-asian="14pt" style:font-size-complex="14pt"/>
    </style:style>
    <style:style style:name="P5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58c0a" officeooo:paragraph-rsid="00258c0a" style:font-size-asian="14pt" style:font-size-complex="14pt"/>
    </style:style>
    <style:style style:name="P5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58c0a" officeooo:paragraph-rsid="002bf6d7" style:font-size-asian="14pt" style:font-size-complex="14pt"/>
    </style:style>
    <style:style style:name="P5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258c0a" officeooo:paragraph-rsid="003782ae" style:font-size-asian="14pt" style:font-size-complex="14pt"/>
    </style:style>
    <style:style style:name="P5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3782ae" officeooo:paragraph-rsid="003782ae" style:font-size-asian="14pt" style:font-size-complex="14pt"/>
    </style:style>
    <style:style style:name="P58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ru" fo:country="RU" officeooo:rsid="003782ae" officeooo:paragraph-rsid="003782ae" style:font-size-asian="14pt" style:font-size-complex="14pt"/>
    </style:style>
    <style:style style:name="P59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fo:font-style="italic" officeooo:rsid="003f8d38" officeooo:paragraph-rsid="003f8d38" style:font-size-asian="14pt" style:font-style-asian="italic" style:font-size-complex="14pt" style:font-style-complex="italic"/>
    </style:style>
    <style:style style:name="P60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07f2bb" officeooo:paragraph-rsid="0007f2bb" style:font-size-asian="12.25pt" style:font-size-complex="14pt"/>
    </style:style>
    <style:style style:name="P6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fo:font-style="italic" officeooo:rsid="000b6f89" officeooo:paragraph-rsid="000b6f89" style:font-size-asian="14pt" style:font-style-asian="italic" style:font-size-complex="14pt" style:font-style-complex="italic"/>
    </style:style>
    <style:style style:name="P6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fo:font-style="italic" officeooo:rsid="000b6f89" officeooo:paragraph-rsid="000b6f89" style:font-size-asian="14pt" style:font-style-asian="italic" style:font-size-complex="14pt" style:font-style-complex="italic"/>
    </style:style>
    <style:style style:name="P63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officeooo:rsid="0035149c" officeooo:paragraph-rsid="0035149c" style:font-size-asian="14pt" style:font-size-complex="14pt"/>
    </style:style>
    <style:style style:name="P64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officeooo:rsid="003ac94e" officeooo:paragraph-rsid="003caebe" style:font-size-asian="14pt" style:font-size-complex="14pt"/>
    </style:style>
    <style:style style:name="P6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officeooo:rsid="003ac94e" officeooo:paragraph-rsid="003caebe" style:font-size-asian="14pt" style:font-size-complex="14pt"/>
    </style:style>
    <style:style style:name="P6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027d5" officeooo:paragraph-rsid="001027d5" style:font-size-asian="14pt" style:font-size-complex="14pt"/>
    </style:style>
    <style:style style:name="P6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027d5" officeooo:paragraph-rsid="003f8d38" style:font-size-asian="14pt" style:font-size-complex="14pt"/>
    </style:style>
    <style:style style:name="P68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officeooo:rsid="001027d5" officeooo:paragraph-rsid="001027d5" style:font-size-asian="14pt" style:font-size-complex="14pt"/>
    </style:style>
    <style:style style:name="P69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officeooo:rsid="001027d5" officeooo:paragraph-rsid="003f8d38" style:font-size-asian="14pt" style:font-size-complex="14pt"/>
    </style:style>
    <style:style style:name="P70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officeooo:rsid="001027d5" officeooo:paragraph-rsid="001027d5" style:font-size-asian="14pt" style:font-size-complex="14pt"/>
    </style:style>
    <style:style style:name="P71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style:text-position="0% 100%" fo:font-size="14pt" fo:language="ru" fo:country="RU" fo:font-style="normal" officeooo:rsid="000d051e" officeooo:paragraph-rsid="000b6f89" style:font-size-asian="14pt" style:font-style-asian="normal" style:font-size-complex="14pt" style:font-style-complex="normal"/>
    </style:style>
    <style:style style:name="P7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style:text-position="0% 100%" fo:font-size="14pt" fo:language="ru" fo:country="RU" fo:font-style="normal" officeooo:rsid="000d051e" officeooo:paragraph-rsid="003caebe" style:font-size-asian="14pt" style:font-style-asian="normal" style:font-size-complex="14pt" style:font-style-complex="normal"/>
    </style:style>
    <style:style style:name="P73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style:text-position="0% 100%" fo:font-size="14pt" fo:language="ru" fo:country="RU" fo:font-style="normal" officeooo:rsid="00147b93" officeooo:paragraph-rsid="003f8d38" style:font-size-asian="12.25pt" style:font-style-asian="normal" style:font-size-complex="14pt" style:font-style-complex="normal"/>
    </style:style>
    <style:style style:name="P7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style:text-position="0% 100%" fo:font-size="14pt" fo:language="ru" fo:country="RU" fo:font-style="normal" officeooo:rsid="00434388" officeooo:paragraph-rsid="00424fe3" style:font-size-asian="12.25pt" style:font-style-asian="normal" style:font-size-complex="14pt" style:font-style-complex="normal"/>
    </style:style>
    <style:style style:name="P75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76" style:family="paragraph" style:parent-style-name="Standard">
      <style:paragraph-properties fo:margin-left="0.508cm" fo:margin-right="0.529cm" fo:line-height="100%" fo:text-align="center" style:justify-single-word="false" fo:text-indent="0cm" style:auto-text-indent="false" fo:break-before="page"/>
      <style:text-properties fo:font-size="14pt" fo:language="ru" fo:country="RU" officeooo:rsid="0019d658" officeooo:paragraph-rsid="0019d658" style:font-size-asian="14pt" style:font-size-complex="14pt"/>
    </style:style>
    <style:style style:name="P77" style:family="paragraph" style:parent-style-name="Standard">
      <style:paragraph-properties fo:margin-left="0.508cm" fo:margin-right="0.529cm" fo:line-height="100%" fo:text-align="end" style:justify-single-word="false" fo:text-indent="0cm" style:auto-text-indent="false" fo:break-before="page"/>
      <style:text-properties fo:font-size="14pt" officeooo:rsid="000e8834" officeooo:paragraph-rsid="000d051e" style:font-size-asian="12.25pt" style:font-size-complex="14pt"/>
    </style:style>
    <style:style style:name="P78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style:text-position="0% 100%" fo:font-size="14pt" fo:language="ru" fo:country="RU" officeooo:rsid="0017e02d" officeooo:paragraph-rsid="002f2b9e" style:font-size-asian="14pt" style:font-size-complex="14pt"/>
    </style:style>
    <style:style style:name="P79" style:family="paragraph" style:parent-style-name="Standard">
      <style:paragraph-properties fo:margin-left="0.508cm" fo:margin-right="0.529cm" fo:line-height="100%" fo:text-align="center" style:justify-single-word="false" fo:text-indent="0cm" style:auto-text-indent="false" fo:break-before="page"/>
      <style:text-properties style:text-position="0% 100%" fo:font-size="14pt" fo:language="ru" fo:country="RU" fo:font-style="normal" officeooo:rsid="000d051e" officeooo:paragraph-rsid="003caebe" style:font-size-asian="14pt" style:font-style-asian="normal" style:font-size-complex="14pt" style:font-style-complex="normal"/>
    </style:style>
    <style:style style:name="P80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fo:language="en" fo:country="US" officeooo:rsid="0035149c" officeooo:paragraph-rsid="0035149c" style:font-size-asian="14pt" style:font-size-complex="14pt"/>
    </style:style>
    <style:style style:name="P8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officeooo:rsid="0035149c" officeooo:paragraph-rsid="0035149c" style:font-size-asian="14pt" style:font-size-complex="14pt"/>
    </style:style>
    <style:style style:name="P82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en" fo:country="US" officeooo:rsid="0035149c" officeooo:paragraph-rsid="005094da" style:font-size-asian="14pt" style:font-size-complex="14pt"/>
    </style:style>
    <style:style style:name="P83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fo:language="en" fo:country="US" officeooo:rsid="0035149c" officeooo:paragraph-rsid="005094da" style:font-size-asian="14pt" style:font-size-complex="14pt"/>
    </style:style>
    <style:style style:name="P84" style:family="paragraph">
      <style:paragraph-properties style:writing-mode="lr-tb"/>
    </style:style>
    <style:style style:name="P85" style:family="paragraph">
      <style:paragraph-properties fo:text-align="center" style:writing-mode="lr-tb"/>
      <style:text-properties fo:font-size="24pt"/>
    </style:style>
    <style:style style:name="P86" style:family="paragraph">
      <style:paragraph-properties fo:text-align="center"/>
    </style:style>
    <style:style style:name="P87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88" style:family="paragraph">
      <style:paragraph-properties fo:text-align="center">
        <style:tab-stops/>
      </style:paragraph-properties>
    </style:style>
    <style:style style:name="P89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90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5f38a" style:font-size-asian="12.25pt" style:font-size-complex="14pt"/>
    </style:style>
    <style:style style:name="T2" style:family="text">
      <style:text-properties fo:font-size="14pt" officeooo:rsid="0007f2bb" style:font-size-asian="12.25pt" style:font-size-complex="14pt"/>
    </style:style>
    <style:style style:name="T3" style:family="text">
      <style:text-properties fo:font-size="14pt" fo:language="en" fo:country="US" officeooo:rsid="0007f2bb" style:font-size-asian="12.25pt" style:font-size-complex="14pt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officeooo:rsid="0016540a" style:font-style-asian="italic" style:font-style-complex="italic"/>
    </style:style>
    <style:style style:name="T6" style:family="text">
      <style:text-properties fo:language="en" fo:country="US" officeooo:rsid="00147b93"/>
    </style:style>
    <style:style style:name="T7" style:family="text">
      <style:text-properties fo:language="en" fo:country="US" officeooo:rsid="003cca83"/>
    </style:style>
    <style:style style:name="T8" style:family="text">
      <style:text-properties fo:language="en" fo:country="US" officeooo:rsid="004527ea"/>
    </style:style>
    <style:style style:name="T9" style:family="text">
      <style:text-properties fo:language="en" fo:country="US" officeooo:rsid="004c837f"/>
    </style:style>
    <style:style style:name="T10" style:family="text">
      <style:text-properties style:text-position="sub 58%" fo:language="en" fo:country="US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fo:language="en" fo:country="US" officeooo:rsid="0016540a"/>
    </style:style>
    <style:style style:name="T13" style:family="text">
      <style:text-properties style:text-position="sub 58%" fo:language="ru" fo:country="RU"/>
    </style:style>
    <style:style style:name="T14" style:family="text">
      <style:text-properties style:text-position="sub 58%" fo:language="ru" fo:country="RU" fo:font-style="italic" style:font-size-asian="14pt" style:font-style-asian="italic" style:font-style-complex="italic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style:text-position="sub 58%" fo:font-style="italic" officeooo:rsid="00168030" style:font-style-asian="italic" style:font-style-complex="italic"/>
    </style:style>
    <style:style style:name="T17" style:family="text">
      <style:text-properties style:text-position="sub 58%" fo:font-style="italic" officeooo:rsid="003caebe" style:font-style-asian="italic" style:font-style-complex="italic"/>
    </style:style>
    <style:style style:name="T18" style:family="text">
      <style:text-properties style:text-position="sub 58%" officeooo:rsid="000a8a6c"/>
    </style:style>
    <style:style style:name="T19" style:family="text">
      <style:text-properties fo:font-style="italic" officeooo:rsid="0016540a" style:font-style-asian="italic" style:font-style-complex="italic"/>
    </style:style>
    <style:style style:name="T20" style:family="text">
      <style:text-properties fo:font-style="italic" officeooo:rsid="000a8a6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fo:language="ru" fo:country="RU" officeooo:rsid="001b0c20"/>
    </style:style>
    <style:style style:name="T23" style:family="text">
      <style:text-properties fo:language="ru" fo:country="RU" officeooo:rsid="0022c051"/>
    </style:style>
    <style:style style:name="T24" style:family="text">
      <style:text-properties fo:language="ru" fo:country="RU" officeooo:rsid="000a8a6c"/>
    </style:style>
    <style:style style:name="T25" style:family="text">
      <style:text-properties fo:language="ru" fo:country="RU" officeooo:rsid="0040dff9"/>
    </style:style>
    <style:style style:name="T26" style:family="text">
      <style:text-properties fo:language="ru" fo:country="RU" officeooo:rsid="004f1f5d"/>
    </style:style>
    <style:style style:name="T27" style:family="text">
      <style:text-properties fo:language="ru" fo:country="RU" officeooo:rsid="005094da"/>
    </style:style>
    <style:style style:name="T28" style:family="text">
      <style:text-properties style:text-position="0% 100%"/>
    </style:style>
    <style:style style:name="T29" style:family="text">
      <style:text-properties style:text-position="0% 100%" fo:language="ru" fo:country="RU"/>
    </style:style>
    <style:style style:name="T30" style:family="text">
      <style:text-properties style:text-position="0% 100%" fo:language="ru" fo:country="RU" fo:font-style="normal" style:font-style-asian="normal" style:font-style-complex="normal"/>
    </style:style>
    <style:style style:name="T31" style:family="text">
      <style:text-properties style:text-position="0% 100%" fo:language="ru" fo:country="RU" fo:font-style="normal" officeooo:rsid="000d051e" style:font-style-asian="normal" style:font-style-complex="normal"/>
    </style:style>
    <style:style style:name="T32" style:family="text">
      <style:text-properties style:text-position="0% 100%" fo:language="ru" fo:country="RU" fo:font-style="normal" officeooo:rsid="0013ae40" style:font-style-asian="normal" style:font-style-complex="normal"/>
    </style:style>
    <style:style style:name="T33" style:family="text">
      <style:text-properties style:text-position="0% 100%" fo:language="ru" fo:country="RU" officeooo:rsid="000a8a6c"/>
    </style:style>
    <style:style style:name="T34" style:family="text">
      <style:text-properties style:text-position="0% 100%" fo:language="ru" fo:country="RU" officeooo:rsid="00168030"/>
    </style:style>
    <style:style style:name="T35" style:family="text">
      <style:text-properties style:text-position="0% 100%" fo:language="ru" fo:country="RU" officeooo:rsid="00170949"/>
    </style:style>
    <style:style style:name="T36" style:family="text">
      <style:text-properties style:text-position="0% 100%" fo:language="ru" fo:country="RU" officeooo:rsid="000b6f89"/>
    </style:style>
    <style:style style:name="T37" style:family="text">
      <style:text-properties style:text-position="0% 100%" officeooo:rsid="000b6f89"/>
    </style:style>
    <style:style style:name="T38" style:family="text">
      <style:text-properties style:text-position="0% 100%" fo:language="en" fo:country="US" fo:font-style="italic" officeooo:rsid="000b6f89" style:font-size-asian="14pt" style:font-style-asian="italic" style:font-style-complex="italic"/>
    </style:style>
    <style:style style:name="T39" style:family="text">
      <style:text-properties style:text-position="0% 100%" fo:language="en" fo:country="US" fo:font-style="italic" style:font-style-asian="italic" style:font-style-complex="italic"/>
    </style:style>
    <style:style style:name="T40" style:family="text">
      <style:text-properties style:text-position="0% 100%" fo:language="en" fo:country="US" fo:font-style="normal" style:font-size-asian="12.25pt" style:font-style-asian="normal" style:font-style-complex="normal"/>
    </style:style>
    <style:style style:name="T41" style:family="text">
      <style:text-properties style:text-position="0% 100%" fo:font-style="normal" style:font-style-asian="normal" style:font-style-complex="normal"/>
    </style:style>
    <style:style style:name="T42" style:family="text">
      <style:text-properties style:text-position="0% 100%" fo:font-style="normal" officeooo:rsid="000d051e" style:font-style-asian="normal" style:font-style-complex="normal"/>
    </style:style>
    <style:style style:name="T43" style:family="text">
      <style:text-properties style:text-position="0% 100%" fo:font-style="normal" style:font-size-asian="12.25pt" style:font-style-asian="normal" style:font-style-complex="normal"/>
    </style:style>
    <style:style style:name="T44" style:family="text">
      <style:text-properties style:text-position="0% 100%" fo:font-style="normal" officeooo:rsid="000e8834" style:font-size-asian="12.25pt" style:font-style-asian="normal" style:font-style-complex="normal"/>
    </style:style>
    <style:style style:name="T45" style:family="text">
      <style:text-properties style:text-position="0% 100%" fo:font-style="normal" officeooo:rsid="00147b93" style:font-size-asian="12.25pt" style:font-style-asian="normal" style:font-style-complex="normal"/>
    </style:style>
    <style:style style:name="T46" style:family="text">
      <style:text-properties style:text-position="0% 100%" fo:font-style="normal" officeooo:rsid="00434388" style:font-size-asian="12.25pt" style:font-style-asian="normal" style:font-style-complex="normal"/>
    </style:style>
    <style:style style:name="T47" style:family="text">
      <style:text-properties style:text-position="0% 100%" fo:font-style="normal" officeooo:rsid="00443eb5" style:font-size-asian="12.25pt" style:font-style-asian="normal" style:font-style-complex="normal"/>
    </style:style>
    <style:style style:name="T48" style:family="text">
      <style:text-properties style:text-position="0% 100%" fo:font-style="normal" officeooo:rsid="004454fa" style:font-size-asian="12.25pt" style:font-style-asian="normal" style:font-style-complex="normal"/>
    </style:style>
    <style:style style:name="T49" style:family="text">
      <style:text-properties style:text-position="0% 100%" fo:font-style="normal" officeooo:rsid="004527ea" style:font-size-asian="12.25pt" style:font-style-asian="normal" style:font-style-complex="normal"/>
    </style:style>
    <style:style style:name="T50" style:family="text">
      <style:text-properties style:text-position="0% 100%" officeooo:rsid="0016540a"/>
    </style:style>
    <style:style style:name="T51" style:family="text">
      <style:text-properties style:text-position="0% 100%" officeooo:rsid="00168030"/>
    </style:style>
    <style:style style:name="T52" style:family="text">
      <style:text-properties style:text-position="0% 100%" officeooo:rsid="00170949"/>
    </style:style>
    <style:style style:name="T53" style:family="text">
      <style:text-properties style:text-position="0% 100%" officeooo:rsid="0017e02d"/>
    </style:style>
    <style:style style:name="T54" style:family="text">
      <style:text-properties style:text-position="0% 100%" officeooo:rsid="0018cd62"/>
    </style:style>
    <style:style style:name="T55" style:family="text">
      <style:text-properties style:text-position="0% 100%" officeooo:rsid="0019d658"/>
    </style:style>
    <style:style style:name="T56" style:family="text">
      <style:text-properties style:text-position="0% 100%" officeooo:rsid="00258c0a"/>
    </style:style>
    <style:style style:name="T57" style:family="text">
      <style:text-properties officeooo:rsid="000e8834"/>
    </style:style>
    <style:style style:name="T58" style:family="text">
      <style:text-properties officeooo:rsid="0013ae40"/>
    </style:style>
    <style:style style:name="T59" style:family="text">
      <style:text-properties officeooo:rsid="00147b93"/>
    </style:style>
    <style:style style:name="T60" style:family="text">
      <style:text-properties officeooo:rsid="0016540a"/>
    </style:style>
    <style:style style:name="T61" style:family="text">
      <style:text-properties officeooo:rsid="001cd23c"/>
    </style:style>
    <style:style style:name="T62" style:family="text">
      <style:text-properties officeooo:rsid="0022c051"/>
    </style:style>
    <style:style style:name="T63" style:family="text">
      <style:text-properties officeooo:rsid="00258c0a"/>
    </style:style>
    <style:style style:name="T64" style:family="text">
      <style:text-properties officeooo:rsid="00297355"/>
    </style:style>
    <style:style style:name="T65" style:family="text">
      <style:text-properties officeooo:rsid="004527ea"/>
    </style:style>
    <style:style style:name="T66" style:family="text">
      <style:text-properties officeooo:rsid="004c837f"/>
    </style:style>
    <style:style style:name="T67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68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69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84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85" svg:x1="3.109cm" svg:y1="27.567cm" svg:x2="3.111cm" svg:y2="29.046cm">
          <text:p/>
        </draw:line>
        <draw:line draw:style-name="gr2" draw:text-style-name="P85" svg:x1="2.122cm" svg:y1="27.556cm" svg:x2="20.383cm" svg:y2="27.556cm">
          <text:p/>
        </draw:line>
        <draw:line draw:style-name="gr2" draw:text-style-name="P85" svg:x1="4.108cm" svg:y1="27.567cm" svg:x2="4.11cm" svg:y2="29.046cm">
          <text:p/>
        </draw:line>
        <draw:line draw:style-name="gr2" draw:text-style-name="P85" svg:x1="6.607cm" svg:y1="27.567cm" svg:x2="6.609cm" svg:y2="29.046cm">
          <text:p/>
        </draw:line>
        <draw:line draw:style-name="gr2" draw:text-style-name="P85" svg:x1="8.105cm" svg:y1="27.581cm" svg:x2="8.107cm" svg:y2="29.046cm">
          <text:p/>
        </draw:line>
        <draw:line draw:style-name="gr2" draw:text-style-name="P85" svg:x1="9.107cm" svg:y1="27.567cm" svg:x2="9.109cm" svg:y2="29.032cm">
          <text:p/>
        </draw:line>
        <draw:line draw:style-name="gr2" draw:text-style-name="P85" svg:x1="19.401cm" svg:y1="27.567cm" svg:x2="19.405cm" svg:y2="29.046cm">
          <text:p/>
        </draw:line>
        <draw:line draw:style-name="gr3" draw:text-style-name="P85" svg:x1="2.122cm" svg:y1="28.053cm" svg:x2="9.091cm" svg:y2="28.055cm">
          <text:p/>
        </draw:line>
        <draw:line draw:style-name="gr2" draw:text-style-name="P85" svg:x1="2.122cm" svg:y1="28.558cm" svg:x2="9.091cm" svg:y2="28.558cm">
          <text:p/>
        </draw:line>
        <draw:line draw:style-name="gr3" draw:text-style-name="P85" svg:x1="19.412cm" svg:y1="28.06cm" svg:x2="20.39cm" svg:y2="28.06cm">
          <text:p/>
        </draw:line>
        <draw:frame draw:style-name="gr4" draw:text-style-name="P87" svg:width="0.913cm" svg:height="0.435cm" svg:x="2.159cm" svg:y="28.578cm">
          <draw:text-box>
            <text:p text:style-name="P86"><text:span text:style-name="T67">Изм.</text:span></text:p>
          </draw:text-box>
        </draw:frame>
        <draw:frame draw:style-name="gr4" draw:text-style-name="P87" svg:width="0.914cm" svg:height="0.435cm" svg:x="3.149cm" svg:y="28.578cm">
          <draw:text-box>
            <text:p text:style-name="P86"><text:span text:style-name="T67">Лист</text:span></text:p>
          </draw:text-box>
        </draw:frame>
        <draw:frame draw:style-name="gr4" draw:text-style-name="P87" svg:width="2.349cm" svg:height="0.435cm" svg:x="4.184cm" svg:y="28.578cm">
          <draw:text-box>
            <text:p text:style-name="P86"><text:span text:style-name="T67">№ </text:span><text:span text:style-name="T67">докум.</text:span></text:p>
          </draw:text-box>
        </draw:frame>
        <draw:frame draw:style-name="gr4" draw:text-style-name="P89" svg:width="1.405cm" svg:height="0.435cm" svg:x="6.664cm" svg:y="28.578cm">
          <draw:text-box>
            <text:p text:style-name="P88"><text:span text:style-name="T67">Подпись</text:span></text:p>
          </draw:text-box>
        </draw:frame>
        <draw:frame draw:style-name="gr4" draw:text-style-name="P87" svg:width="0.914cm" svg:height="0.435cm" svg:x="8.15cm" svg:y="28.578cm">
          <draw:text-box>
            <text:p text:style-name="P86"><text:span text:style-name="T67">Дата</text:span></text:p>
          </draw:text-box>
        </draw:frame>
        <draw:frame draw:style-name="gr4" draw:text-style-name="P87" svg:width="0.914cm" svg:height="0.436cm" svg:x="19.44cm" svg:y="27.606cm">
          <draw:text-box>
            <text:p text:style-name="P86"><text:span text:style-name="T67">Лист</text:span></text:p>
          </draw:text-box>
        </draw:frame>
        <draw:frame draw:style-name="gr4" draw:text-style-name="P87" svg:width="0.914cm" svg:height="0.599cm" svg:x="19.44cm" svg:y="28.257cm">
          <draw:text-box>
            <text:p text:style-name="P86"><text:span text:style-name="T68">2</text:span></text:p>
          </draw:text-box>
        </draw:frame>
        <draw:frame draw:style-name="gr4" draw:text-style-name="P90" svg:width="10.125cm" svg:height="0.682cm" svg:x="9.194cm" svg:y="27.954cm">
          <draw:text-box>
            <text:p text:style-name="P86"><text:span text:style-name="T69">КР-АПИ(Ф)НГТУ-210200.65-(АВР09-1)-08-13</text:span></text:p>
          </draw:text-box>
        </draw:frame>
      </draw:g>
      <draw:g text:anchor-type="page" text:anchor-page-number="2" draw:z-index="4" draw:style-name="gr1">
        <draw:custom-shape draw:style-name="gr2" draw:text-style-name="P84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85" svg:x1="3.109cm" svg:y1="27.567cm" svg:x2="3.111cm" svg:y2="29.046cm">
          <text:p/>
        </draw:line>
        <draw:line draw:style-name="gr2" draw:text-style-name="P85" svg:x1="2.122cm" svg:y1="27.556cm" svg:x2="20.383cm" svg:y2="27.556cm">
          <text:p/>
        </draw:line>
        <draw:line draw:style-name="gr2" draw:text-style-name="P85" svg:x1="4.108cm" svg:y1="27.567cm" svg:x2="4.11cm" svg:y2="29.046cm">
          <text:p/>
        </draw:line>
        <draw:line draw:style-name="gr2" draw:text-style-name="P85" svg:x1="6.607cm" svg:y1="27.567cm" svg:x2="6.609cm" svg:y2="29.046cm">
          <text:p/>
        </draw:line>
        <draw:line draw:style-name="gr2" draw:text-style-name="P85" svg:x1="8.105cm" svg:y1="27.581cm" svg:x2="8.107cm" svg:y2="29.046cm">
          <text:p/>
        </draw:line>
        <draw:line draw:style-name="gr2" draw:text-style-name="P85" svg:x1="9.107cm" svg:y1="27.567cm" svg:x2="9.109cm" svg:y2="29.032cm">
          <text:p/>
        </draw:line>
        <draw:line draw:style-name="gr2" draw:text-style-name="P85" svg:x1="19.401cm" svg:y1="27.567cm" svg:x2="19.405cm" svg:y2="29.046cm">
          <text:p/>
        </draw:line>
        <draw:line draw:style-name="gr3" draw:text-style-name="P85" svg:x1="2.122cm" svg:y1="28.053cm" svg:x2="9.091cm" svg:y2="28.055cm">
          <text:p/>
        </draw:line>
        <draw:line draw:style-name="gr2" draw:text-style-name="P85" svg:x1="2.122cm" svg:y1="28.558cm" svg:x2="9.091cm" svg:y2="28.558cm">
          <text:p/>
        </draw:line>
        <draw:line draw:style-name="gr3" draw:text-style-name="P85" svg:x1="19.412cm" svg:y1="28.06cm" svg:x2="20.39cm" svg:y2="28.06cm">
          <text:p/>
        </draw:line>
        <draw:frame draw:style-name="gr4" draw:text-style-name="P87" svg:width="0.913cm" svg:height="0.435cm" svg:x="2.159cm" svg:y="28.578cm">
          <draw:text-box>
            <text:p text:style-name="P86"><text:span text:style-name="T67">Изм.</text:span></text:p>
          </draw:text-box>
        </draw:frame>
        <draw:frame draw:style-name="gr4" draw:text-style-name="P87" svg:width="0.914cm" svg:height="0.435cm" svg:x="3.149cm" svg:y="28.578cm">
          <draw:text-box>
            <text:p text:style-name="P86"><text:span text:style-name="T67">Лист</text:span></text:p>
          </draw:text-box>
        </draw:frame>
        <draw:frame draw:style-name="gr4" draw:text-style-name="P87" svg:width="2.349cm" svg:height="0.435cm" svg:x="4.184cm" svg:y="28.578cm">
          <draw:text-box>
            <text:p text:style-name="P86"><text:span text:style-name="T67">№ </text:span><text:span text:style-name="T67">докум.</text:span></text:p>
          </draw:text-box>
        </draw:frame>
        <draw:frame draw:style-name="gr4" draw:text-style-name="P89" svg:width="1.405cm" svg:height="0.435cm" svg:x="6.664cm" svg:y="28.578cm">
          <draw:text-box>
            <text:p text:style-name="P88"><text:span text:style-name="T67">Подпись</text:span></text:p>
          </draw:text-box>
        </draw:frame>
        <draw:frame draw:style-name="gr4" draw:text-style-name="P87" svg:width="0.914cm" svg:height="0.435cm" svg:x="8.15cm" svg:y="28.578cm">
          <draw:text-box>
            <text:p text:style-name="P86"><text:span text:style-name="T67">Дата</text:span></text:p>
          </draw:text-box>
        </draw:frame>
        <draw:frame draw:style-name="gr4" draw:text-style-name="P87" svg:width="0.914cm" svg:height="0.436cm" svg:x="19.44cm" svg:y="27.606cm">
          <draw:text-box>
            <text:p text:style-name="P86"><text:span text:style-name="T67">Лист</text:span></text:p>
          </draw:text-box>
        </draw:frame>
        <draw:frame draw:style-name="gr4" draw:text-style-name="P87" svg:width="0.914cm" svg:height="0.599cm" svg:x="19.44cm" svg:y="28.257cm">
          <draw:text-box>
            <text:p text:style-name="P86"><text:span text:style-name="T68">2</text:span></text:p>
          </draw:text-box>
        </draw:frame>
        <draw:frame draw:style-name="gr4" draw:text-style-name="P90" svg:width="10.125cm" svg:height="0.682cm" svg:x="9.194cm" svg:y="27.954cm">
          <draw:text-box>
            <text:p text:style-name="P86"><text:span text:style-name="T69">КР-АПИ(Ф)НГТУ-210200.65-(АВР09-1)-08-13</text:span></text:p>
          </draw:text-box>
        </draw:frame>
      </draw:g>
      <draw:g text:anchor-type="page" text:anchor-page-number="3" draw:z-index="16" draw:style-name="gr1">
        <draw:custom-shape draw:style-name="gr2" draw:text-style-name="P84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85" svg:x1="3.109cm" svg:y1="27.567cm" svg:x2="3.111cm" svg:y2="29.046cm">
          <text:p/>
        </draw:line>
        <draw:line draw:style-name="gr2" draw:text-style-name="P85" svg:x1="2.122cm" svg:y1="27.556cm" svg:x2="20.383cm" svg:y2="27.556cm">
          <text:p/>
        </draw:line>
        <draw:line draw:style-name="gr2" draw:text-style-name="P85" svg:x1="4.108cm" svg:y1="27.567cm" svg:x2="4.11cm" svg:y2="29.046cm">
          <text:p/>
        </draw:line>
        <draw:line draw:style-name="gr2" draw:text-style-name="P85" svg:x1="6.607cm" svg:y1="27.567cm" svg:x2="6.609cm" svg:y2="29.046cm">
          <text:p/>
        </draw:line>
        <draw:line draw:style-name="gr2" draw:text-style-name="P85" svg:x1="8.105cm" svg:y1="27.581cm" svg:x2="8.107cm" svg:y2="29.046cm">
          <text:p/>
        </draw:line>
        <draw:line draw:style-name="gr2" draw:text-style-name="P85" svg:x1="9.107cm" svg:y1="27.567cm" svg:x2="9.109cm" svg:y2="29.032cm">
          <text:p/>
        </draw:line>
        <draw:line draw:style-name="gr2" draw:text-style-name="P85" svg:x1="19.401cm" svg:y1="27.567cm" svg:x2="19.405cm" svg:y2="29.046cm">
          <text:p/>
        </draw:line>
        <draw:line draw:style-name="gr3" draw:text-style-name="P85" svg:x1="2.122cm" svg:y1="28.053cm" svg:x2="9.091cm" svg:y2="28.055cm">
          <text:p/>
        </draw:line>
        <draw:line draw:style-name="gr2" draw:text-style-name="P85" svg:x1="2.122cm" svg:y1="28.558cm" svg:x2="9.091cm" svg:y2="28.558cm">
          <text:p/>
        </draw:line>
        <draw:line draw:style-name="gr3" draw:text-style-name="P85" svg:x1="19.412cm" svg:y1="28.06cm" svg:x2="20.39cm" svg:y2="28.06cm">
          <text:p/>
        </draw:line>
        <draw:frame draw:style-name="gr4" draw:text-style-name="P87" svg:width="0.913cm" svg:height="0.435cm" svg:x="2.159cm" svg:y="28.578cm">
          <draw:text-box>
            <text:p text:style-name="P86"><text:span text:style-name="T67">Изм.</text:span></text:p>
          </draw:text-box>
        </draw:frame>
        <draw:frame draw:style-name="gr4" draw:text-style-name="P87" svg:width="0.914cm" svg:height="0.435cm" svg:x="3.149cm" svg:y="28.578cm">
          <draw:text-box>
            <text:p text:style-name="P86"><text:span text:style-name="T67">Лист</text:span></text:p>
          </draw:text-box>
        </draw:frame>
        <draw:frame draw:style-name="gr4" draw:text-style-name="P87" svg:width="2.349cm" svg:height="0.435cm" svg:x="4.184cm" svg:y="28.578cm">
          <draw:text-box>
            <text:p text:style-name="P86"><text:span text:style-name="T67">№ </text:span><text:span text:style-name="T67">докум.</text:span></text:p>
          </draw:text-box>
        </draw:frame>
        <draw:frame draw:style-name="gr4" draw:text-style-name="P89" svg:width="1.405cm" svg:height="0.435cm" svg:x="6.664cm" svg:y="28.578cm">
          <draw:text-box>
            <text:p text:style-name="P88"><text:span text:style-name="T67">Подпись</text:span></text:p>
          </draw:text-box>
        </draw:frame>
        <draw:frame draw:style-name="gr4" draw:text-style-name="P87" svg:width="0.914cm" svg:height="0.435cm" svg:x="8.15cm" svg:y="28.578cm">
          <draw:text-box>
            <text:p text:style-name="P86"><text:span text:style-name="T67">Дата</text:span></text:p>
          </draw:text-box>
        </draw:frame>
        <draw:frame draw:style-name="gr4" draw:text-style-name="P87" svg:width="0.914cm" svg:height="0.436cm" svg:x="19.44cm" svg:y="27.606cm">
          <draw:text-box>
            <text:p text:style-name="P86"><text:span text:style-name="T67">Лист</text:span></text:p>
          </draw:text-box>
        </draw:frame>
        <draw:frame draw:style-name="gr4" draw:text-style-name="P87" svg:width="0.914cm" svg:height="0.599cm" svg:x="19.44cm" svg:y="28.257cm">
          <draw:text-box>
            <text:p text:style-name="P86"><text:span text:style-name="T68">2</text:span></text:p>
          </draw:text-box>
        </draw:frame>
        <draw:frame draw:style-name="gr4" draw:text-style-name="P90" svg:width="10.125cm" svg:height="0.682cm" svg:x="9.194cm" svg:y="27.954cm">
          <draw:text-box>
            <text:p text:style-name="P86"><text:span text:style-name="T69">КР-АПИ(Ф)НГТУ-210200.65-(АВР09-1)-08-13</text:span></text:p>
          </draw:text-box>
        </draw:frame>
      </draw:g>
      <draw:g text:anchor-type="page" text:anchor-page-number="4" draw:z-index="30" draw:style-name="gr1">
        <draw:custom-shape draw:style-name="gr2" draw:text-style-name="P84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85" svg:x1="3.109cm" svg:y1="27.567cm" svg:x2="3.111cm" svg:y2="29.046cm">
          <text:p/>
        </draw:line>
        <draw:line draw:style-name="gr2" draw:text-style-name="P85" svg:x1="2.122cm" svg:y1="27.556cm" svg:x2="20.383cm" svg:y2="27.556cm">
          <text:p/>
        </draw:line>
        <draw:line draw:style-name="gr2" draw:text-style-name="P85" svg:x1="4.108cm" svg:y1="27.567cm" svg:x2="4.11cm" svg:y2="29.046cm">
          <text:p/>
        </draw:line>
        <draw:line draw:style-name="gr2" draw:text-style-name="P85" svg:x1="6.607cm" svg:y1="27.567cm" svg:x2="6.609cm" svg:y2="29.046cm">
          <text:p/>
        </draw:line>
        <draw:line draw:style-name="gr2" draw:text-style-name="P85" svg:x1="8.105cm" svg:y1="27.581cm" svg:x2="8.107cm" svg:y2="29.046cm">
          <text:p/>
        </draw:line>
        <draw:line draw:style-name="gr2" draw:text-style-name="P85" svg:x1="9.107cm" svg:y1="27.567cm" svg:x2="9.109cm" svg:y2="29.032cm">
          <text:p/>
        </draw:line>
        <draw:line draw:style-name="gr2" draw:text-style-name="P85" svg:x1="19.401cm" svg:y1="27.567cm" svg:x2="19.405cm" svg:y2="29.046cm">
          <text:p/>
        </draw:line>
        <draw:line draw:style-name="gr3" draw:text-style-name="P85" svg:x1="2.122cm" svg:y1="28.053cm" svg:x2="9.091cm" svg:y2="28.055cm">
          <text:p/>
        </draw:line>
        <draw:line draw:style-name="gr2" draw:text-style-name="P85" svg:x1="2.122cm" svg:y1="28.558cm" svg:x2="9.091cm" svg:y2="28.558cm">
          <text:p/>
        </draw:line>
        <draw:line draw:style-name="gr3" draw:text-style-name="P85" svg:x1="19.412cm" svg:y1="28.06cm" svg:x2="20.39cm" svg:y2="28.06cm">
          <text:p/>
        </draw:line>
        <draw:frame draw:style-name="gr4" draw:text-style-name="P87" svg:width="0.913cm" svg:height="0.435cm" svg:x="2.159cm" svg:y="28.578cm">
          <draw:text-box>
            <text:p text:style-name="P86"><text:span text:style-name="T67">Изм.</text:span></text:p>
          </draw:text-box>
        </draw:frame>
        <draw:frame draw:style-name="gr4" draw:text-style-name="P87" svg:width="0.914cm" svg:height="0.435cm" svg:x="3.149cm" svg:y="28.578cm">
          <draw:text-box>
            <text:p text:style-name="P86"><text:span text:style-name="T67">Лист</text:span></text:p>
          </draw:text-box>
        </draw:frame>
        <draw:frame draw:style-name="gr4" draw:text-style-name="P87" svg:width="2.349cm" svg:height="0.435cm" svg:x="4.184cm" svg:y="28.578cm">
          <draw:text-box>
            <text:p text:style-name="P86"><text:span text:style-name="T67">№ </text:span><text:span text:style-name="T67">докум.</text:span></text:p>
          </draw:text-box>
        </draw:frame>
        <draw:frame draw:style-name="gr4" draw:text-style-name="P89" svg:width="1.405cm" svg:height="0.435cm" svg:x="6.664cm" svg:y="28.578cm">
          <draw:text-box>
            <text:p text:style-name="P88"><text:span text:style-name="T67">Подпись</text:span></text:p>
          </draw:text-box>
        </draw:frame>
        <draw:frame draw:style-name="gr4" draw:text-style-name="P87" svg:width="0.914cm" svg:height="0.435cm" svg:x="8.15cm" svg:y="28.578cm">
          <draw:text-box>
            <text:p text:style-name="P86"><text:span text:style-name="T67">Дата</text:span></text:p>
          </draw:text-box>
        </draw:frame>
        <draw:frame draw:style-name="gr4" draw:text-style-name="P87" svg:width="0.914cm" svg:height="0.436cm" svg:x="19.44cm" svg:y="27.606cm">
          <draw:text-box>
            <text:p text:style-name="P86"><text:span text:style-name="T67">Лист</text:span></text:p>
          </draw:text-box>
        </draw:frame>
        <draw:frame draw:style-name="gr4" draw:text-style-name="P87" svg:width="0.914cm" svg:height="0.599cm" svg:x="19.44cm" svg:y="28.257cm">
          <draw:text-box>
            <text:p text:style-name="P86"><text:span text:style-name="T68">2</text:span></text:p>
          </draw:text-box>
        </draw:frame>
        <draw:frame draw:style-name="gr4" draw:text-style-name="P90" svg:width="10.125cm" svg:height="0.682cm" svg:x="9.194cm" svg:y="27.954cm">
          <draw:text-box>
            <text:p text:style-name="P86"><text:span text:style-name="T69">КР-АПИ(Ф)НГТУ-210200.65-(АВР09-1)-08-13</text:span></text:p>
          </draw:text-box>
        </draw:frame>
      </draw:g>
      <draw:g text:anchor-type="page" text:anchor-page-number="5" draw:z-index="31" draw:style-name="gr1">
        <draw:custom-shape draw:style-name="gr2" draw:text-style-name="P84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85" svg:x1="3.109cm" svg:y1="27.567cm" svg:x2="3.111cm" svg:y2="29.046cm">
          <text:p/>
        </draw:line>
        <draw:line draw:style-name="gr2" draw:text-style-name="P85" svg:x1="2.122cm" svg:y1="27.556cm" svg:x2="20.383cm" svg:y2="27.556cm">
          <text:p/>
        </draw:line>
        <draw:line draw:style-name="gr2" draw:text-style-name="P85" svg:x1="4.108cm" svg:y1="27.567cm" svg:x2="4.11cm" svg:y2="29.046cm">
          <text:p/>
        </draw:line>
        <draw:line draw:style-name="gr2" draw:text-style-name="P85" svg:x1="6.607cm" svg:y1="27.567cm" svg:x2="6.609cm" svg:y2="29.046cm">
          <text:p/>
        </draw:line>
        <draw:line draw:style-name="gr2" draw:text-style-name="P85" svg:x1="8.105cm" svg:y1="27.581cm" svg:x2="8.107cm" svg:y2="29.046cm">
          <text:p/>
        </draw:line>
        <draw:line draw:style-name="gr2" draw:text-style-name="P85" svg:x1="9.107cm" svg:y1="27.567cm" svg:x2="9.109cm" svg:y2="29.032cm">
          <text:p/>
        </draw:line>
        <draw:line draw:style-name="gr2" draw:text-style-name="P85" svg:x1="19.401cm" svg:y1="27.567cm" svg:x2="19.405cm" svg:y2="29.046cm">
          <text:p/>
        </draw:line>
        <draw:line draw:style-name="gr3" draw:text-style-name="P85" svg:x1="2.122cm" svg:y1="28.053cm" svg:x2="9.091cm" svg:y2="28.055cm">
          <text:p/>
        </draw:line>
        <draw:line draw:style-name="gr2" draw:text-style-name="P85" svg:x1="2.122cm" svg:y1="28.558cm" svg:x2="9.091cm" svg:y2="28.558cm">
          <text:p/>
        </draw:line>
        <draw:line draw:style-name="gr3" draw:text-style-name="P85" svg:x1="19.412cm" svg:y1="28.06cm" svg:x2="20.39cm" svg:y2="28.06cm">
          <text:p/>
        </draw:line>
        <draw:frame draw:style-name="gr4" draw:text-style-name="P87" svg:width="0.913cm" svg:height="0.435cm" svg:x="2.159cm" svg:y="28.578cm">
          <draw:text-box>
            <text:p text:style-name="P86"><text:span text:style-name="T67">Изм.</text:span></text:p>
          </draw:text-box>
        </draw:frame>
        <draw:frame draw:style-name="gr4" draw:text-style-name="P87" svg:width="0.914cm" svg:height="0.435cm" svg:x="3.149cm" svg:y="28.578cm">
          <draw:text-box>
            <text:p text:style-name="P86"><text:span text:style-name="T67">Лист</text:span></text:p>
          </draw:text-box>
        </draw:frame>
        <draw:frame draw:style-name="gr4" draw:text-style-name="P87" svg:width="2.349cm" svg:height="0.435cm" svg:x="4.184cm" svg:y="28.578cm">
          <draw:text-box>
            <text:p text:style-name="P86"><text:span text:style-name="T67">№ </text:span><text:span text:style-name="T67">докум.</text:span></text:p>
          </draw:text-box>
        </draw:frame>
        <draw:frame draw:style-name="gr4" draw:text-style-name="P89" svg:width="1.405cm" svg:height="0.435cm" svg:x="6.664cm" svg:y="28.578cm">
          <draw:text-box>
            <text:p text:style-name="P88"><text:span text:style-name="T67">Подпись</text:span></text:p>
          </draw:text-box>
        </draw:frame>
        <draw:frame draw:style-name="gr4" draw:text-style-name="P87" svg:width="0.914cm" svg:height="0.435cm" svg:x="8.15cm" svg:y="28.578cm">
          <draw:text-box>
            <text:p text:style-name="P86"><text:span text:style-name="T67">Дата</text:span></text:p>
          </draw:text-box>
        </draw:frame>
        <draw:frame draw:style-name="gr4" draw:text-style-name="P87" svg:width="0.914cm" svg:height="0.436cm" svg:x="19.44cm" svg:y="27.606cm">
          <draw:text-box>
            <text:p text:style-name="P86"><text:span text:style-name="T67">Лист</text:span></text:p>
          </draw:text-box>
        </draw:frame>
        <draw:frame draw:style-name="gr4" draw:text-style-name="P87" svg:width="0.914cm" svg:height="0.599cm" svg:x="19.44cm" svg:y="28.257cm">
          <draw:text-box>
            <text:p text:style-name="P86"><text:span text:style-name="T68">2</text:span></text:p>
          </draw:text-box>
        </draw:frame>
        <draw:frame draw:style-name="gr4" draw:text-style-name="P90" svg:width="10.125cm" svg:height="0.682cm" svg:x="9.194cm" svg:y="27.954cm">
          <draw:text-box>
            <text:p text:style-name="P86"><text:span text:style-name="T69">КР-АПИ(Ф)НГТУ-210200.65-(АВР09-1)-08-13</text:span></text:p>
          </draw:text-box>
        </draw:frame>
      </draw:g>
      <draw:g text:anchor-type="page" text:anchor-page-number="6" draw:z-index="95" draw:style-name="gr1">
        <draw:custom-shape draw:style-name="gr2" draw:text-style-name="P84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85" svg:x1="3.109cm" svg:y1="27.567cm" svg:x2="3.111cm" svg:y2="29.046cm">
          <text:p/>
        </draw:line>
        <draw:line draw:style-name="gr2" draw:text-style-name="P85" svg:x1="2.122cm" svg:y1="27.556cm" svg:x2="20.383cm" svg:y2="27.556cm">
          <text:p/>
        </draw:line>
        <draw:line draw:style-name="gr2" draw:text-style-name="P85" svg:x1="4.108cm" svg:y1="27.567cm" svg:x2="4.11cm" svg:y2="29.046cm">
          <text:p/>
        </draw:line>
        <draw:line draw:style-name="gr2" draw:text-style-name="P85" svg:x1="6.607cm" svg:y1="27.567cm" svg:x2="6.609cm" svg:y2="29.046cm">
          <text:p/>
        </draw:line>
        <draw:line draw:style-name="gr2" draw:text-style-name="P85" svg:x1="8.105cm" svg:y1="27.581cm" svg:x2="8.107cm" svg:y2="29.046cm">
          <text:p/>
        </draw:line>
        <draw:line draw:style-name="gr2" draw:text-style-name="P85" svg:x1="9.107cm" svg:y1="27.567cm" svg:x2="9.109cm" svg:y2="29.032cm">
          <text:p/>
        </draw:line>
        <draw:line draw:style-name="gr2" draw:text-style-name="P85" svg:x1="19.401cm" svg:y1="27.567cm" svg:x2="19.405cm" svg:y2="29.046cm">
          <text:p/>
        </draw:line>
        <draw:line draw:style-name="gr3" draw:text-style-name="P85" svg:x1="2.122cm" svg:y1="28.053cm" svg:x2="9.091cm" svg:y2="28.055cm">
          <text:p/>
        </draw:line>
        <draw:line draw:style-name="gr2" draw:text-style-name="P85" svg:x1="2.122cm" svg:y1="28.558cm" svg:x2="9.091cm" svg:y2="28.558cm">
          <text:p/>
        </draw:line>
        <draw:line draw:style-name="gr3" draw:text-style-name="P85" svg:x1="19.412cm" svg:y1="28.06cm" svg:x2="20.39cm" svg:y2="28.06cm">
          <text:p/>
        </draw:line>
        <draw:frame draw:style-name="gr4" draw:text-style-name="P87" svg:width="0.913cm" svg:height="0.435cm" svg:x="2.159cm" svg:y="28.578cm">
          <draw:text-box>
            <text:p text:style-name="P86"><text:span text:style-name="T67">Изм.</text:span></text:p>
          </draw:text-box>
        </draw:frame>
        <draw:frame draw:style-name="gr4" draw:text-style-name="P87" svg:width="0.914cm" svg:height="0.435cm" svg:x="3.149cm" svg:y="28.578cm">
          <draw:text-box>
            <text:p text:style-name="P86"><text:span text:style-name="T67">Лист</text:span></text:p>
          </draw:text-box>
        </draw:frame>
        <draw:frame draw:style-name="gr4" draw:text-style-name="P87" svg:width="2.349cm" svg:height="0.435cm" svg:x="4.184cm" svg:y="28.578cm">
          <draw:text-box>
            <text:p text:style-name="P86"><text:span text:style-name="T67">№ </text:span><text:span text:style-name="T67">докум.</text:span></text:p>
          </draw:text-box>
        </draw:frame>
        <draw:frame draw:style-name="gr4" draw:text-style-name="P89" svg:width="1.405cm" svg:height="0.435cm" svg:x="6.664cm" svg:y="28.578cm">
          <draw:text-box>
            <text:p text:style-name="P88"><text:span text:style-name="T67">Подпись</text:span></text:p>
          </draw:text-box>
        </draw:frame>
        <draw:frame draw:style-name="gr4" draw:text-style-name="P87" svg:width="0.914cm" svg:height="0.435cm" svg:x="8.15cm" svg:y="28.578cm">
          <draw:text-box>
            <text:p text:style-name="P86"><text:span text:style-name="T67">Дата</text:span></text:p>
          </draw:text-box>
        </draw:frame>
        <draw:frame draw:style-name="gr4" draw:text-style-name="P87" svg:width="0.914cm" svg:height="0.436cm" svg:x="19.44cm" svg:y="27.606cm">
          <draw:text-box>
            <text:p text:style-name="P86"><text:span text:style-name="T67">Лист</text:span></text:p>
          </draw:text-box>
        </draw:frame>
        <draw:frame draw:style-name="gr4" draw:text-style-name="P87" svg:width="0.914cm" svg:height="0.599cm" svg:x="19.44cm" svg:y="28.257cm">
          <draw:text-box>
            <text:p text:style-name="P86"><text:span text:style-name="T68">2</text:span></text:p>
          </draw:text-box>
        </draw:frame>
        <draw:frame draw:style-name="gr4" draw:text-style-name="P90" svg:width="10.125cm" svg:height="0.682cm" svg:x="9.194cm" svg:y="27.954cm">
          <draw:text-box>
            <text:p text:style-name="P86"><text:span text:style-name="T69">КР-АПИ(Ф)НГТУ-210200.65-(АВР09-1)-08-13</text:span></text:p>
          </draw:text-box>
        </draw:frame>
      </draw:g>
      <text:p text:style-name="P75"/>
      <text:p text:style-name="P1"><text:tab/><text:span text:style-name="T1">5 Разработка топологии</text:span></text:p>
      <text:p text:style-name="P6"><text:tab/>5.1 Геометрический расчет резисторов</text:p>
      <text:p text:style-name="P1"><text:span text:style-name="T1"><text:tab/></text:span><text:span text:style-name="T2">Определим коэффициент формы резисторов по следующей формуле:</text:span></text:p>
      <text:p text:style-name="P3"><text:span text:style-name="T2"><draw:frame draw:style-name="fr1" draw:name="Объект1" text:anchor-type="as-char" svg:y="-0.683cm" svg:width="1.806cm" svg:height="0.972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"><text:tab/><text:tab/><text:tab/><text:tab/><text:tab/><text:tab/></text:span><text:span text:style-name="T3">(5.1)</text:span></text:p>
      <text:p text:style-name="P60"><text:tab/>Подставив численные значения для каждого резистора получим:</text:p>
      <text:p text:style-name="P2"><draw:frame draw:style-name="fr1" draw:name="Объект2" text:anchor-type="as-char" svg:y="-0.621cm" svg:width="3.42cm" svg:height="1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draw:frame draw:style-name="fr1" draw:name="Объект3" text:anchor-type="as-char" svg:y="-0.621cm" svg:width="3.203cm" svg:height="1cm" draw:z-index="36"><draw:object xlink:href="./Object 3" xlink:type="simple" xlink:show="embed" xlink:actuate="onLoad"/><draw:image xlink:href="./ObjectReplacements/Object 3" xlink:type="simple" xlink:show="embed" xlink:actuate="onLoad"/></draw:frame><draw:frame draw:style-name="fr1" draw:name="Объект4" text:anchor-type="as-char" svg:y="-0.621cm" svg:width="2.785cm" svg:height="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><draw:frame draw:style-name="fr1" draw:name="Объект5" text:anchor-type="as-char" svg:y="-0.621cm" svg:width="3.344cm" svg:height="1cm" draw:z-index="5"><draw:object xlink:href="./Object 5" xlink:type="simple" xlink:show="embed" xlink:actuate="onLoad"/><draw:image xlink:href="./ObjectReplacements/Object 5" xlink:type="simple" xlink:show="embed" xlink:actuate="onLoad"/></draw:frame><draw:frame draw:style-name="fr1" draw:name="Объект6" text:anchor-type="as-char" svg:y="-0.621cm" svg:width="2.997cm" svg:height="1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7"><text:tab/>При значении коэффициента формы от 0,1 до 1 конструируется резистор прямоугольной формы, у которого длина меньше ширины. При значении коэффициента формы от 1 до 10 рекомендуется конструировать резистор прямоугольной формы, а при значении коэффициента формы больше 10 <text:s/>– резистор сложной формы.</text:p>
      <text:p text:style-name="P7"><text:tab/>Рас<text:span text:style-name="T64">с</text:span>читаем геометрию каждого резистора:</text:p>
      <text:p text:style-name="P7"><text:tab/>1) Резистор <text:span text:style-name="T4">R</text:span><text:span text:style-name="T11">1</text:span><text:span text:style-name="T10"> </text:span><text:span text:style-name="T28">имеет </text:span><text:span text:style-name="T51">значение </text:span><text:span text:style-name="T28">коэффициент</text:span><text:span text:style-name="T51">а</text:span><text:span text:style-name="T28"> формы менее единицы, следовательно, выполним его прямоугольн</text:span><text:span text:style-name="T52">ым</text:span><text:span text:style-name="T28">, </text:span><text:span text:style-name="T52">причем </text:span><text:span text:style-name="T28">длина </text:span><text:span text:style-name="T52">резистора </text:span><text:span text:style-name="T28">меньше ширины. В первую очередь определим длину резистора </text:span><text:span text:style-name="T37">по формуле (5.2)</text:span><text:span text:style-name="T28">:</text:span></text:p>
      <text:p text:style-name="P8"><text:span text:style-name="T28"><draw:frame draw:style-name="fr1" draw:name="Объект7" text:anchor-type="as-char" svg:y="-0.377cm" svg:width="4.736cm" svg:height="0.533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28">, где<text:tab/><text:tab/><text:tab/><text:tab/>(5.2)</text:span></text:p>
      <text:p text:style-name="P61"><text:span text:style-name="T28">l</text:span><text:span text:style-name="T13">техн</text:span><text:span text:style-name="T29"> – </text:span><text:span text:style-name="T30">минимальная длина резистора, определяемая разрешающей способностью выбранного метода формирования конфигурации (для фотолитографии минимальная длина равна 0,1 мм); </text:span><text:span text:style-name="T30"><draw:frame draw:style-name="fr1" draw:name="Объект8" text:anchor-type="as-char" svg:y="-0.377cm" svg:width="4.237cm" svg:height="0.533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30">– минимальная длина резистора, при которой обеспечивается заданная точность (для фотолитографии </text:span><text:span text:style-name="T30"><draw:frame draw:style-name="fr1" draw:name="Объект9" text:anchor-type="as-char" svg:y="-0.377cm" svg:width="0.566cm" svg:height="0.474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30">и </text:span><text:span text:style-name="T30"><draw:frame draw:style-name="fr1" draw:name="Объект10" text:anchor-type="as-char" svg:y="-0.377cm" svg:width="0.637cm" svg:height="0.474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30">равны 0,</text:span><text:span text:style-name="T32">0</text:span><text:span text:style-name="T30">1 мм); </text:span><text:span text:style-name="T30"><draw:frame draw:style-name="fr1" draw:name="Объект11" text:anchor-type="as-char" svg:y="-0.416cm" svg:width="2.771cm" svg:height="0.572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30">– минимальная длина резистора, при которой рассеивается заданная мощность. </text:span><text:span text:style-name="T31">В итоге получим:</text:span></text:p>
      <text:p text:style-name="P62"><text:span text:style-name="T31"><draw:frame draw:style-name="fr1" draw:name="Объект12" text:anchor-type="as-char" svg:y="-0.377cm" svg:width="7.11cm" svg:height="0.533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31"><draw:frame draw:style-name="fr1" draw:name="Объект13" text:anchor-type="as-char" svg:y="-0.415cm" svg:width="5.343cm" svg:height="0.568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ext:p text:style-name="P71"><draw:frame draw:style-name="fr1" draw:name="Объект14" text:anchor-type="as-char" svg:y="-0.377cm" svg:width="7.124cm" svg:height="0.533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4">За длину резистора принимаем ближайшее к <text:span text:style-name="T38">l</text:span><text:span text:style-name="T14">расч</text:span> значение, кратное <text:span text:style-name="T58">шагу координатной сетки (0,1мм) – 0</text:span>,<text:span text:style-name="T7">5</text:span> мм. <text:s/><text:span text:style-name="T57">Расчетную ширину резистора определим по формуле (5.3):</text:span></text:p>
      <text:p text:style-name="P5"><text:span text:style-name="T57"><draw:frame draw:style-name="fr1" draw:name="Объект15" text:anchor-type="as-char" svg:y="-0.377cm" svg:width="2.221cm" svg:height="0.533cm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57"><text:tab/><text:tab/><text:tab/><text:tab/><text:tab/>(5.3)</text:span></text:p>
      <text:p text:style-name="P77"/>
      <text:p text:style-name="P66">Подставив численные значения получим:</text:p>
      <text:p text:style-name="P68"><draw:frame draw:style-name="fr1" draw:name="Объект16" text:anchor-type="as-char" svg:y="-0.377cm" svg:width="5.131cm" svg:height="0.533cm" draw:z-index="17"><draw:object xlink:href="./Object 16" xlink:type="simple" xlink:show="embed" xlink:actuate="onLoad"/><draw:image xlink:href="./ObjectReplacements/Object 16" xlink:type="simple" xlink:show="embed" xlink:actuate="onLoad"/></draw:frame></text:p>
      <text:p text:style-name="P66">Принимаем <text:span text:style-name="T21">ширину резистора равной </text:span><text:span text:style-name="T22">1</text:span><text:span text:style-name="T21">,</text:span><text:span text:style-name="T7">3</text:span><text:span text:style-name="T21"> мм. </text:span><text:span text:style-name="T23">Для метода двойной фотолитографии </text:span><text:span text:style-name="T23"><draw:frame draw:style-name="fr1" draw:name="Объект39" text:anchor-type="as-char" svg:y="-0.377cm" svg:width="1.363cm" svg:height="0.533cm" draw:z-index="49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text:span text:style-name="T21">Далее определим площадь </text:span><text:span text:style-name="T23">резистора </text:span><text:span text:style-name="T21">(5.</text:span><text:span text:style-name="T23">4</text:span><text:span text:style-name="T21">):</text:span></text:p>
      <text:p text:style-name="P70"><text:span text:style-name="T21"><draw:frame draw:style-name="fr1" draw:name="Объект18" text:anchor-type="as-char" svg:y="-0.377cm" svg:width="1.838cm" svg:height="0.533cm" draw:z-index="18"><draw:object xlink:href="./Object 18" xlink:type="simple" xlink:show="embed" xlink:actuate="onLoad"/><draw:image xlink:href="./ObjectReplacements/Object 18" xlink:type="simple" xlink:show="embed" xlink:actuate="onLoad"/></draw:frame></text:span><text:span text:style-name="T21"><text:tab/><text:tab/><text:tab/><text:tab/><text:tab/><text:tab/>(5.</text:span><text:span text:style-name="T23">4</text:span><text:span text:style-name="T21">)</text:span></text:p>
      <text:p text:style-name="P9">Подставив численные значение получим:</text:p>
      <text:p text:style-name="P11"><draw:frame draw:style-name="fr1" draw:name="Объект20" text:anchor-type="as-char" svg:y="-0.437cm" svg:width="5.151cm" svg:height="0.529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9"><text:tab/>Для проверки определим действительную удельную мощность (5.<text:span text:style-name="T62">5</text:span>), <text:s/>погрешность резистора (5.<text:span text:style-name="T62">6</text:span>):</text:p>
      <text:p text:style-name="P13"><draw:frame draw:style-name="fr1" draw:name="Объект21" text:anchor-type="as-char" svg:y="-0.437cm" svg:width="2.572cm" svg:height="0.593cm" draw:z-index="20"><draw:object xlink:href="./Object 21" xlink:type="simple" xlink:show="embed" xlink:actuate="onLoad"/><draw:image xlink:href="./ObjectReplacements/Object 21" xlink:type="simple" xlink:show="embed" xlink:actuate="onLoad"/></draw:frame><text:tab/><text:tab/><text:tab/><text:tab/><text:tab/>(5.<text:span text:style-name="T62">5</text:span>)</text:p>
      <text:p text:style-name="P19"><draw:frame draw:style-name="fr1" draw:name="Объект22" text:anchor-type="as-char" svg:y="-0.437cm" svg:width="10.656cm" svg:height="0.593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13"><draw:frame draw:style-name="fr1" draw:name="Объект23" text:anchor-type="as-char" svg:y="-0.437cm" svg:width="4.897cm" svg:height="0.63cm" draw:z-index="22"><draw:object xlink:href="./Object 23" xlink:type="simple" xlink:show="embed" xlink:actuate="onLoad"/><draw:image xlink:href="./ObjectReplacements/Object 23" xlink:type="simple" xlink:show="embed" xlink:actuate="onLoad"/></draw:frame><text:tab/><text:tab/><text:tab/><text:tab/>(5.<text:span text:style-name="T62">6</text:span>)</text:p>
      <text:p text:style-name="P19"><draw:frame draw:style-name="fr1" draw:name="Объект24" text:anchor-type="as-char" svg:y="-0.437cm" svg:width="10.71cm" svg:height="0.63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15"><text:tab/><text:span text:style-name="T59">Также суммарная погрешность не должна превышать допуска </text:span><text:span text:style-name="T6">(</text:span><text:span text:style-name="T6"><draw:frame draw:style-name="fr1" draw:name="Объект26" text:anchor-type="as-char" svg:y="-0.377cm" svg:width="1.843cm" svg:height="0.533cm" draw:z-index="24"><draw:object xlink:href="./Object 26" xlink:type="simple" xlink:show="embed" xlink:actuate="onLoad"/><draw:image xlink:href="./ObjectReplacements/Object 26" xlink:type="simple" xlink:show="embed" xlink:actuate="onLoad"/></draw:frame></text:span><text:span text:style-name="T6">)</text:span><text:span text:style-name="T59">:</text:span></text:p>
      <text:p text:style-name="P47"><draw:frame draw:style-name="fr1" draw:name="Объект25" text:anchor-type="as-char" svg:y="-0.437cm" svg:width="12.719cm" svg:height="0.63cm" draw:z-index="25"><draw:object xlink:href="./Object 25" xlink:type="simple" xlink:show="embed" xlink:actuate="onLoad"/><draw:image xlink:href="./ObjectReplacements/Object 25" xlink:type="simple" xlink:show="embed" xlink:actuate="onLoad"/></draw:frame></text:p>
      <text:p text:style-name="P16"><text:span text:style-name="T60"><text:tab/>2) <text:s/>Резистор </text:span><text:span text:style-name="T5">R</text:span><text:span text:style-name="T16">2</text:span><text:span text:style-name="T12"> </text:span><text:span text:style-name="T50">имеет </text:span><text:span text:style-name="T51">значение </text:span><text:span text:style-name="T50">коэффициент</text:span><text:span text:style-name="T51">а</text:span><text:span text:style-name="T50"> формы </text:span><text:span text:style-name="T51">более </text:span><text:span text:style-name="T52">единицы, но менее десяти. Следовательно, резистор выполним прямоугольным. </text:span><text:span text:style-name="T53">Сначала определим </text:span><text:span text:style-name="T54">ширину</text:span><text:span text:style-name="T53"> резистора </text:span><text:span text:style-name="T55">(5.</text:span><text:span text:style-name="T56">7</text:span><text:span text:style-name="T55">)</text:span><text:span text:style-name="T53">:</text:span></text:p>
      <text:p text:style-name="P14"><text:span text:style-name="T53"><draw:frame draw:style-name="fr1" draw:name="Объект27" text:anchor-type="as-char" svg:y="-0.377cm" svg:width="5.017cm" svg:height="0.533cm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53">, </text:span><text:span text:style-name="T55">где</text:span><text:span text:style-name="T53"><text:tab/><text:tab/><text:tab/></text:span><text:span text:style-name="T55">(5.</text:span><text:span text:style-name="T56">7</text:span><text:span text:style-name="T55">)</text:span></text:p>
      <text:p text:style-name="P17"><text:span text:style-name="T59"><draw:frame draw:style-name="fr1" draw:name="Объект28" text:anchor-type="as-char" svg:y="-0.377cm" svg:width="0.97cm" svg:height="0.533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59">– минимальная ширина резистора, определяемая возможностями технологического процесса (для фотолитографии 0,1 мм); </text:span><text:span text:style-name="T59"><draw:frame draw:style-name="fr1" draw:name="Объект29" text:anchor-type="as-char" svg:y="-0.377cm" svg:width="0.993cm" svg:height="0.533cm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59">– ширина резистора, определяемая точностью изготовления (5.8); </text:span><text:span text:style-name="T59"><draw:frame draw:style-name="fr1" draw:name="Объект32" text:anchor-type="as-char" svg:y="-0.377cm" svg:width="0.596cm" svg:height="0.533cm" draw:z-index="50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59">– минимальная ширина резистора, при которой обеспечивается заданная мощность (5.9):</text:span></text:p>
      <text:p text:style-name="P25"><text:span text:style-name="T59"><draw:frame draw:style-name="fr1" draw:name="Объект30" text:anchor-type="as-char" svg:y="-0.684cm" svg:width="3.281cm" svg:height="1.005cm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59"><text:tab/><text:tab/><text:tab/><text:tab/><text:tab/>(</text:span>5.<text:span text:style-name="T63">8</text:span>)</text:p>
      <text:p text:style-name="P26"><text:span text:style-name="T61"><draw:frame draw:style-name="fr1" draw:name="Объект33" text:anchor-type="as-char" svg:y="-0.709cm" svg:width="2.452cm" svg:height="1.154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text:span text:style-name="T61"><text:tab/><text:tab/><text:tab/><text:tab/><text:tab/>(5.9)</text:span></text:p>
      <text:p text:style-name="P27"><text:span text:style-name="T61"><draw:frame draw:style-name="fr1" draw:name="Объект31" text:anchor-type="as-char" svg:y="-0.621cm" svg:width="7.135cm" svg:height="1cm" draw:z-index="55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61"><draw:frame draw:style-name="fr1" draw:name="Объект34" text:anchor-type="as-char" svg:y="-0.707cm" svg:width="4.406cm" svg:height="1.087cm" draw:z-index="56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<text:p text:style-name="P48"><draw:frame draw:style-name="fr1" draw:name="Объект35" text:anchor-type="as-char" svg:y="-0.377cm" svg:width="7.195cm" svg:height="0.533cm" draw:z-index="57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76"/>
      <text:p text:style-name="P28"><text:span text:style-name="T61">П</text:span>римем <draw:frame draw:style-name="fr1" draw:name="Объект36" text:anchor-type="as-char" svg:y="-0.377cm" svg:width="1.949cm" svg:height="0.469cm" draw:z-index="33"><draw:object xlink:href="./Object 36" xlink:type="simple" xlink:show="embed" xlink:actuate="onLoad"/><draw:image xlink:href="./ObjectReplacements/Object 36" xlink:type="simple" xlink:show="embed" xlink:actuate="onLoad"/><svg:desc>формула</svg:desc></draw:frame>и определим расчетную длину резистора (5.1<text:span text:style-name="T63">0</text:span>):</text:p>
      <text:p text:style-name="P31"><draw:frame draw:style-name="fr1" draw:name="Объект37" text:anchor-type="as-char" svg:y="-0.377cm" svg:width="2.175cm" svg:height="0.533cm" draw:z-index="34"><draw:object xlink:href="./Object 37" xlink:type="simple" xlink:show="embed" xlink:actuate="onLoad"/><draw:image xlink:href="./ObjectReplacements/Object 37" xlink:type="simple" xlink:show="embed" xlink:actuate="onLoad"/></draw:frame><text:tab/><text:tab/><text:tab/><text:tab/><text:tab/>(5.1<text:span text:style-name="T63">0</text:span>)</text:p>
      <text:p text:style-name="P32"><draw:frame draw:style-name="fr1" draw:name="Объект38" text:anchor-type="as-char" svg:y="-0.377cm" svg:width="4.597cm" svg:height="0.533cm" draw:z-index="35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<text:p text:style-name="P33">Примем <draw:frame draw:style-name="fr1" draw:name="Объект17" text:anchor-type="as-char" svg:y="-0.377cm" svg:width="1.879cm" svg:height="0.469cm" draw:z-index="37"><draw:object xlink:href="./Object 17" xlink:type="simple" xlink:show="embed" xlink:actuate="onLoad"/><draw:image xlink:href="./ObjectReplacements/Object 17" xlink:type="simple" xlink:show="embed" xlink:actuate="onLoad"/><svg:desc>формула</svg:desc></draw:frame>, причем для метода двойной фотолитографии <draw:frame draw:style-name="fr1" draw:name="Объект19" text:anchor-type="as-char" svg:y="-0.377cm" svg:width="1.363cm" svg:height="0.533cm" draw:z-index="38"><draw:object xlink:href="./Object 19" xlink:type="simple" xlink:show="embed" xlink:actuate="onLoad"/><draw:image xlink:href="./ObjectReplacements/Object 19" xlink:type="simple" xlink:show="embed" xlink:actuate="onLoad"/><svg:desc>формула</svg:desc></draw:frame>. <text:span text:style-name="T63">Далее определим площадь резистора (5.4):</text:span></text:p>
      <text:p text:style-name="P50"><draw:frame draw:style-name="fr1" draw:name="Объект40" text:anchor-type="as-char" svg:y="-0.437cm" svg:width="5.172cm" svg:height="0.529cm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54">Для проверки определим действительную удельную мощность (5.5), <text:s/>погрешность резистора (5.6):</text:p>
      <text:p text:style-name="P51"><draw:frame draw:style-name="fr1" draw:name="Объект41" text:anchor-type="as-char" svg:y="-0.437cm" svg:width="10.881cm" svg:height="0.593cm" draw:z-index="40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<text:p text:style-name="P51"><draw:frame draw:style-name="fr1" draw:name="Объект42" text:anchor-type="as-char" svg:y="-0.437cm" svg:width="10.513cm" svg:height="0.63cm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20"><draw:frame draw:style-name="fr1" draw:name="Объект43" text:anchor-type="as-char" svg:y="-0.437cm" svg:width="12.719cm" svg:height="0.63cm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P18"><text:span text:style-name="T60"><text:tab/>3) Резистор </text:span><text:span text:style-name="T5">R</text:span><text:span text:style-name="T16">2</text:span><text:span text:style-name="T12"> </text:span><text:span text:style-name="T50">имеет </text:span><text:span text:style-name="T51">значение </text:span><text:span text:style-name="T50">коэффициент</text:span><text:span text:style-name="T51">а</text:span><text:span text:style-name="T50"> формы </text:span><text:span text:style-name="T51">более </text:span><text:span text:style-name="T52">единицы, но менее десяти. Следовательно, резистор выполним прямоугольным. </text:span><text:span text:style-name="T53">Сначала определим </text:span><text:span text:style-name="T54">ширину</text:span><text:span text:style-name="T53"> резистора </text:span><text:span text:style-name="T55">(5.</text:span><text:span text:style-name="T56">7</text:span><text:span text:style-name="T55">)</text:span><text:span text:style-name="T53">:</text:span></text:p>
      <text:p text:style-name="P21"><text:span text:style-name="T60"><text:s/></text:span><text:span text:style-name="T60"><draw:frame draw:style-name="fr1" draw:name="Объект44" text:anchor-type="as-char" svg:y="-0.621cm" svg:width="7.133cm" svg:height="1cm" draw:z-index="43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60"><draw:frame draw:style-name="fr1" draw:name="Объект45" text:anchor-type="as-char" svg:y="-0.707cm" svg:width="3.988cm" svg:height="1.087cm" draw:z-index="44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/text:p>
      <text:p text:style-name="P48"><draw:frame draw:style-name="fr1" draw:name="Объект46" text:anchor-type="as-char" svg:y="-0.377cm" svg:width="7.195cm" svg:height="0.533cm" draw:z-index="45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29"><text:span text:style-name="T61">Примем </text:span><text:span text:style-name="T61"><draw:frame draw:style-name="fr1" draw:name="Объект47" text:anchor-type="as-char" svg:y="-0.377cm" svg:width="1.621cm" svg:height="0.469cm" draw:z-index="46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T61">и определим расчетную длину резистора (5.10):</text:span></text:p>
      <text:p text:style-name="P48"><draw:frame draw:style-name="fr1" draw:name="Объект48" text:anchor-type="as-char" svg:y="-0.377cm" svg:width="4.267cm" svg:height="0.533cm" draw:z-index="47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P34">Примем <draw:frame draw:style-name="fr1" draw:name="Объект50" text:anchor-type="as-char" svg:y="-0.377cm" svg:width="1.871cm" svg:height="0.469cm" draw:z-index="54"><draw:object xlink:href="./Object 50" xlink:type="simple" xlink:show="embed" xlink:actuate="onLoad"/><draw:image xlink:href="./ObjectReplacements/Object 50" xlink:type="simple" xlink:show="embed" xlink:actuate="onLoad"/><svg:desc>формула</svg:desc></draw:frame>, причем для метода двойной фотолитографии <draw:frame draw:style-name="fr1" draw:name="Объект51" text:anchor-type="as-char" svg:y="-0.377cm" svg:width="1.363cm" svg:height="0.533cm" draw:z-index="59"><draw:object xlink:href="./Object 51" xlink:type="simple" xlink:show="embed" xlink:actuate="onLoad"/><draw:image xlink:href="./ObjectReplacements/Object 51" xlink:type="simple" xlink:show="embed" xlink:actuate="onLoad"/><svg:desc>формула</svg:desc></draw:frame>. <text:span text:style-name="T63">Далее определим площадь резистора (5.4):</text:span></text:p>
      <text:p text:style-name="P52"><draw:frame draw:style-name="fr1" draw:name="Объект49" text:anchor-type="as-char" svg:y="-0.437cm" svg:width="4.618cm" svg:height="0.529cm" draw:z-index="48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P55">Для проверки определим действительную удельную мощность (5.5), <text:s/>погрешность резистора (5.6):</text:p>
      <text:p text:style-name="P52"><draw:frame draw:style-name="fr1" draw:name="Объект52" text:anchor-type="as-char" svg:y="-0.437cm" svg:width="10.22cm" svg:height="0.593cm" draw:z-index="51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<text:p text:style-name="P52"><draw:frame draw:style-name="fr1" draw:name="Объект53" text:anchor-type="as-char" svg:y="-0.437cm" svg:width="10.499cm" svg:height="0.63cm" draw:z-index="52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<text:p text:style-name="P21"><draw:frame draw:style-name="fr1" draw:name="Объект54" text:anchor-type="as-char" svg:y="-0.437cm" svg:width="12.721cm" svg:height="0.63cm" draw:z-index="53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<text:p text:style-name="P35"><text:tab/>4) <text:span text:style-name="T60">Резистор </text:span><text:span text:style-name="T19">R</text:span><text:span text:style-name="T15">4</text:span><text:span text:style-name="T12"> </text:span><text:span text:style-name="T50">имеет </text:span><text:span text:style-name="T51">значение </text:span><text:span text:style-name="T50">коэффициент</text:span><text:span text:style-name="T51">а</text:span><text:span text:style-name="T50"> формы </text:span><text:span text:style-name="T51">более </text:span><text:span text:style-name="T28">десяти. Следовательно, резистор выполним в форме меандра. </text:span><text:span text:style-name="T53">Сначала определим </text:span><text:span text:style-name="T54">ширину</text:span><text:span text:style-name="T53"> резистора </text:span><text:span text:style-name="T55">(5.</text:span><text:span text:style-name="T56">7</text:span><text:span text:style-name="T55">)</text:span><text:span text:style-name="T53">:</text:span></text:p>
      <text:p text:style-name="P78"/>
      <text:p text:style-name="P22"><text:span text:style-name="T60"><text:s/></text:span><text:span text:style-name="T60"><draw:frame draw:style-name="fr1" draw:name="Объект56" text:anchor-type="as-char" svg:y="-0.621cm" svg:width="6.837cm" svg:height="1cm" draw:z-index="60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text:span text:style-name="T60"><draw:frame draw:style-name="fr1" draw:name="Объект57" text:anchor-type="as-char" svg:y="-0.707cm" svg:width="4.408cm" svg:height="1.087cm" draw:z-index="61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/text:p>
      <text:p text:style-name="P49"><draw:frame draw:style-name="fr1" draw:name="Объект58" text:anchor-type="as-char" svg:y="-0.377cm" svg:width="7.198cm" svg:height="0.533cm" draw:z-index="71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<text:p text:style-name="P30"><text:span text:style-name="T61">Примем </text:span><text:span text:style-name="T61"><draw:frame draw:style-name="fr1" draw:name="Объект55" text:anchor-type="as-char" svg:y="-0.377cm" svg:width="1.951cm" svg:height="0.469cm" draw:z-index="58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text:span text:style-name="T61">и определим длину средней линии меандра (5.11):</text:span></text:p>
      <text:p text:style-name="P36"><text:span text:style-name="T61"><draw:frame draw:style-name="fr1" draw:name="Объект59" text:anchor-type="as-char" svg:y="-0.377cm" svg:width="1.891cm" svg:height="0.531cm" draw:z-index="62"><draw:object xlink:href="./Object 59" xlink:type="simple" xlink:show="embed" xlink:actuate="onLoad"/><draw:image xlink:href="./ObjectReplacements/Object 59" xlink:type="simple" xlink:show="embed" xlink:actuate="onLoad"/></draw:frame></text:span><text:span text:style-name="T61"><text:tab/><text:tab/><text:tab/><text:tab/><text:tab/><text:tab/>(</text:span>5.11)</text:p>
      <text:p text:style-name="P37"><draw:frame draw:style-name="fr1" draw:name="Объект60" text:anchor-type="as-char" svg:y="-0.377cm" svg:width="4.433cm" svg:height="0.533cm" draw:z-index="63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38">При фотолитографии <text:span text:style-name="T4">a</text:span><text:span text:style-name="T11">min</text:span><text:span text:style-name="T39"> – </text:span>минимальное расстояние между резистивными полосками равно 0,1мм. Обычно принимается равным ширине резистора <draw:frame draw:style-name="fr1" draw:name="Объект61" text:anchor-type="as-char" svg:y="-0.377cm" svg:width="1.02cm" svg:height="0.469cm" draw:z-index="64"><draw:object xlink:href="./Object 61" xlink:type="simple" xlink:show="embed" xlink:actuate="onLoad"/><draw:image xlink:href="./ObjectReplacements/Object 61" xlink:type="simple" xlink:show="embed" xlink:actuate="onLoad"/><svg:desc>формула</svg:desc></draw:frame>. Далее определим шаг звена:</text:p>
      <text:p text:style-name="P41"><draw:frame draw:style-name="fr1" draw:name="Объект62" text:anchor-type="as-char" svg:y="-0.377cm" svg:width="5.969cm" svg:height="0.469cm" draw:z-index="65"><draw:object xlink:href="./Object 62" xlink:type="simple" xlink:show="embed" xlink:actuate="onLoad"/><draw:image xlink:href="./ObjectReplacements/Object 62" xlink:type="simple" xlink:show="embed" xlink:actuate="onLoad"/></draw:frame></text:p>
      <text:p text:style-name="P38">Определим оптимальное число звеньев меандра:</text:p>
      <text:p text:style-name="P63"><draw:frame draw:style-name="fr1" draw:name="Объект63" text:anchor-type="as-char" svg:y="-0.416cm" svg:width="5.597cm" svg:height="0.572cm" draw:z-index="66"><draw:object xlink:href="./Object 63" xlink:type="simple" xlink:show="embed" xlink:actuate="onLoad"/><draw:image xlink:href="./ObjectReplacements/Object 63" xlink:type="simple" xlink:show="embed" xlink:actuate="onLoad"/></draw:frame></text:p>
      <text:p text:style-name="P38">Определим длину меандра:</text:p>
      <text:p text:style-name="P41"><draw:frame draw:style-name="fr1" draw:name="Объект64" text:anchor-type="as-char" svg:y="-0.377cm" svg:width="7.096cm" svg:height="0.485cm" draw:z-index="67"><draw:object xlink:href="./Object 64" xlink:type="simple" xlink:show="embed" xlink:actuate="onLoad"/><draw:image xlink:href="./ObjectReplacements/Object 64" xlink:type="simple" xlink:show="embed" xlink:actuate="onLoad"/></draw:frame></text:p>
      <text:p text:style-name="P38">Определим ширину меандра:</text:p>
      <text:p text:style-name="P42"><draw:frame draw:style-name="fr1" draw:name="Объект65" text:anchor-type="as-char" svg:y="-0.684cm" svg:width="7.722cm" svg:height="1.064cm" draw:z-index="68"><draw:object xlink:href="./Object 65" xlink:type="simple" xlink:show="embed" xlink:actuate="onLoad"/><draw:image xlink:href="./ObjectReplacements/Object 65" xlink:type="simple" xlink:show="embed" xlink:actuate="onLoad"/></draw:frame></text:p>
      <text:p text:style-name="P57"><text:tab/>Поскольку требования к частоте выходного сигнала достаточно мягкие, то уточненный расчет меандра производить не будем. Определим габаритную площадь резистора:</text:p>
      <text:p text:style-name="P58"><draw:frame draw:style-name="fr1" draw:name="Объект66" text:anchor-type="as-char" svg:y="-0.437cm" svg:width="6.352cm" svg:height="0.529cm" draw:z-index="69"><draw:object xlink:href="./Object 66" xlink:type="simple" xlink:show="embed" xlink:actuate="onLoad"/><draw:image xlink:href="./ObjectReplacements/Object 66" xlink:type="simple" xlink:show="embed" xlink:actuate="onLoad"/></draw:frame></text:p>
      <text:p text:style-name="P56">Для проверки определим действительную удельную мощность (5.5), <text:s/>погрешность резистора (5.6):</text:p>
      <text:p text:style-name="P53"><draw:frame draw:style-name="fr1" draw:name="Объект68" text:anchor-type="as-char" svg:y="-0.437cm" svg:width="10.153cm" svg:height="0.593cm" draw:z-index="72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53"><draw:frame draw:style-name="fr1" draw:name="Объект69" text:anchor-type="as-char" svg:y="-0.437cm" svg:width="11.139cm" svg:height="0.63cm" draw:z-index="76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<text:p text:style-name="P23"><draw:frame draw:style-name="fr1" draw:name="Объект67" text:anchor-type="as-char" svg:y="-0.437cm" svg:width="12.709cm" svg:height="0.63cm" draw:z-index="70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<text:p text:style-name="P65"><text:tab/>5) <text:span text:style-name="T24">Резистор </text:span><text:span text:style-name="T20">R</text:span><text:span text:style-name="T17">5</text:span><text:span text:style-name="T18"> </text:span><text:span text:style-name="T33">имеет </text:span><text:span text:style-name="T34">значение </text:span><text:span text:style-name="T33">коэффициент</text:span><text:span text:style-name="T34">а</text:span><text:span text:style-name="T33"> формы менее единицы, следовательно, выполним его прямоугольн</text:span><text:span text:style-name="T35">ым</text:span><text:span text:style-name="T33">, </text:span><text:span text:style-name="T35">причем </text:span><text:span text:style-name="T33">длина </text:span><text:span text:style-name="T35">резистора </text:span><text:span text:style-name="T33">меньше ширины. В первую очередь определим длину резистора </text:span><text:span text:style-name="T36">по формуле (5.2)</text:span><text:span text:style-name="T33">:</text:span></text:p>
      <text:p text:style-name="P64"><text:tab/><text:span text:style-name="T31"><draw:frame draw:style-name="fr1" draw:name="Объект70" text:anchor-type="as-char" svg:y="-0.377cm" svg:width="7.332cm" svg:height="0.533cm" draw:z-index="73"><draw:object xlink:href="./Object 70" xlink:type="simple" xlink:show="embed" xlink:actuate="onLoad"/><draw:image xlink:href="./ObjectReplacements/Object 70" xlink:type="simple" xlink:show="embed" xlink:actuate="onLoad"/><svg:desc>формула</svg:desc></draw:frame></text:span><text:span text:style-name="T31"><draw:frame draw:style-name="fr1" draw:name="Объект71" text:anchor-type="as-char" svg:y="-0.415cm" svg:width="4.909cm" svg:height="0.568cm" draw:z-index="74"><draw:object xlink:href="./Object 71" xlink:type="simple" xlink:show="embed" xlink:actuate="onLoad"/><draw:image xlink:href="./ObjectReplacements/Object 71" xlink:type="simple" xlink:show="embed" xlink:actuate="onLoad"/><svg:desc>формула</svg:desc></draw:frame></text:span></text:p>
      <text:p text:style-name="P72"><draw:frame draw:style-name="fr1" draw:name="Объект72" text:anchor-type="as-char" svg:y="-0.377cm" svg:width="6.914cm" svg:height="0.533cm" draw:z-index="75"><draw:object xlink:href="./Object 72" xlink:type="simple" xlink:show="embed" xlink:actuate="onLoad"/><draw:image xlink:href="./ObjectReplacements/Object 72" xlink:type="simple" xlink:show="embed" xlink:actuate="onLoad"/><svg:desc>формула</svg:desc></draw:frame></text:p>
      <text:p text:style-name="P79"/>
      <text:p text:style-name="P59"><text:span text:style-name="T42">П</text:span><text:span text:style-name="T41">римем </text:span><text:span text:style-name="T41"><draw:frame draw:style-name="fr1" draw:name="Объект73" text:anchor-type="as-char" svg:y="-0.377cm" svg:width="2.408cm" svg:height="0.533cm" draw:z-index="77"><draw:object xlink:href="./Object 73" xlink:type="simple" xlink:show="embed" xlink:actuate="onLoad"/><draw:image xlink:href="./ObjectReplacements/Object 73" xlink:type="simple" xlink:show="embed" xlink:actuate="onLoad"/><svg:desc>формула</svg:desc></draw:frame></text:span><text:span text:style-name="T41">и определим р</text:span><text:span text:style-name="T44">асчетную ширину резистора:</text:span></text:p>
      <text:p text:style-name="P69"><draw:frame draw:style-name="fr1" draw:name="Объект75" text:anchor-type="as-char" svg:y="-0.377cm" svg:width="5.138cm" svg:height="0.533cm" draw:z-index="79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<text:p text:style-name="P67">Принимаем <text:span text:style-name="T21">ширину резистора равной </text:span><text:span text:style-name="T25">3</text:span><text:span text:style-name="T21">,</text:span><text:span text:style-name="T25">4</text:span><text:span text:style-name="T21"> мм. </text:span><text:span text:style-name="T23">Для метода двойной фотолитографии </text:span><text:span text:style-name="T23"><draw:frame draw:style-name="fr1" draw:name="Объект76" text:anchor-type="as-char" svg:y="-0.377cm" svg:width="1.363cm" svg:height="0.533cm" draw:z-index="80"><draw:object xlink:href="./Object 76" xlink:type="simple" xlink:show="embed" xlink:actuate="onLoad"/><draw:image xlink:href="./ObjectReplacements/Object 76" xlink:type="simple" xlink:show="embed" xlink:actuate="onLoad"/><svg:desc>формула</svg:desc></draw:frame></text:span><text:span text:style-name="T21">Далее определим площадь </text:span><text:span text:style-name="T23">резистора </text:span><text:span text:style-name="T21">(5.</text:span><text:span text:style-name="T23">4</text:span><text:span text:style-name="T21">):</text:span></text:p>
      <text:p text:style-name="P12"><draw:frame draw:style-name="fr1" draw:name="Объект78" text:anchor-type="as-char" svg:y="-0.437cm" svg:width="5.168cm" svg:height="0.529cm" draw:z-index="81"><draw:object xlink:href="./Object 78" xlink:type="simple" xlink:show="embed" xlink:actuate="onLoad"/><draw:image xlink:href="./ObjectReplacements/Object 78" xlink:type="simple" xlink:show="embed" xlink:actuate="onLoad"/><svg:desc>формула</svg:desc></draw:frame></text:p>
      <text:p text:style-name="P10"><text:tab/>Для проверки определим действительную удельную мощность (5.<text:span text:style-name="T62">5</text:span>), <text:s/>погрешность резистора (5.<text:span text:style-name="T62">6</text:span>):</text:p>
      <text:p text:style-name="P24"><draw:frame draw:style-name="fr1" draw:name="Объект80" text:anchor-type="as-char" svg:y="-0.437cm" svg:width="10.469cm" svg:height="0.593cm" draw:z-index="82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<text:p text:style-name="P24"><draw:frame draw:style-name="fr1" draw:name="Объект82" text:anchor-type="as-char" svg:y="-0.437cm" svg:width="11.054cm" svg:height="0.63cm" draw:z-index="83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<text:p text:style-name="P73"><draw:frame draw:style-name="fr1" draw:name="Объект74" text:anchor-type="as-char" svg:y="-0.437cm" svg:width="12.411cm" svg:height="0.63cm" draw:z-index="78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<text:p text:style-name="P43"><text:span text:style-name="T45"><text:tab/>И</text:span><text:span text:style-name="T43">сходя из полученных результатов можно сделать вывод, что резисторы спроектированы удовлетворительно.</text:span></text:p>
      <text:p text:style-name="P74"><text:tab/>5.2 Расчет размеров подложки</text:p>
      <text:p text:style-name="P43"><text:span text:style-name="T46"><text:tab/></text:span><text:span text:style-name="T47">Ориентировочная площадь платы определяется по формуле (5.12):</text:span></text:p>
      <text:p text:style-name="P44"><text:span text:style-name="T47"><draw:frame draw:style-name="fr1" draw:name="Объект77" text:anchor-type="as-char" svg:y="-0.377cm" svg:width="5.373cm" svg:height="0.531cm" draw:z-index="84"><draw:object xlink:href="./Object 77" xlink:type="simple" xlink:show="embed" xlink:actuate="onLoad"/><draw:image xlink:href="./ObjectReplacements/Object 77" xlink:type="simple" xlink:show="embed" xlink:actuate="onLoad"/></draw:frame></text:span><text:span text:style-name="T47">, <text:tab/><text:tab/><text:tab/><text:tab/>(5.12)</text:span></text:p>
      <text:p text:style-name="P45"><text:span text:style-name="T43">где </text:span><text:span text:style-name="T43"><draw:frame draw:style-name="fr1" draw:name="Объект85" text:anchor-type="as-char" svg:y="-0.377cm" svg:width="0.559cm" svg:height="0.467cm" draw:z-index="89"><draw:object xlink:href="./Object 85" xlink:type="simple" xlink:show="embed" xlink:actuate="onLoad"/><draw:image xlink:href="./ObjectReplacements/Object 85" xlink:type="simple" xlink:show="embed" xlink:actuate="onLoad"/></draw:frame></text:span><text:span text:style-name="T43">– коэффициент запаса по площади, </text:span><text:span text:style-name="T48">для ориентировочных расчетов </text:span><text:span text:style-name="T43">выбирается из интервала </text:span><text:span text:style-name="T40">{2...3};</text:span><text:span text:style-name="T43"><draw:frame draw:style-name="fr1" draw:name="Объект79" text:anchor-type="as-char" svg:y="-0.377cm" svg:width="0.829cm" svg:height="0.533cm" draw:z-index="85"><draw:object xlink:href="./Object 79" xlink:type="simple" xlink:show="embed" xlink:actuate="onLoad"/><draw:image xlink:href="./ObjectReplacements/Object 79" xlink:type="simple" xlink:show="embed" xlink:actuate="onLoad"/></draw:frame></text:span><text:span text:style-name="T43">– суммарная площадь, занимаемая всеми резисторами; </text:span><text:span text:style-name="T43"><draw:frame draw:style-name="fr1" draw:name="Объект81" text:anchor-type="as-char" svg:y="-0.377cm" svg:width="0.843cm" svg:height="0.533cm" draw:z-index="86"><draw:object xlink:href="./Object 81" xlink:type="simple" xlink:show="embed" xlink:actuate="onLoad"/><draw:image xlink:href="./ObjectReplacements/Object 81" xlink:type="simple" xlink:show="embed" xlink:actuate="onLoad"/><svg:desc>формула</svg:desc></draw:frame></text:span><text:span text:style-name="T43">– суммарная площадь, занимаемая всеми конденсаторами; </text:span><text:span text:style-name="T43"><draw:frame draw:style-name="fr1" draw:name="Объект83" text:anchor-type="as-char" svg:y="-0.377cm" svg:width="0.868cm" svg:height="0.533cm" draw:z-index="87"><draw:object xlink:href="./Object 83" xlink:type="simple" xlink:show="embed" xlink:actuate="onLoad"/><draw:image xlink:href="./ObjectReplacements/Object 83" xlink:type="simple" xlink:show="embed" xlink:actuate="onLoad"/><svg:desc>формула</svg:desc></draw:frame></text:span><text:span text:style-name="T43">– суммарная площадь, занимаемая всеми контактными площадками и </text:span><text:span text:style-name="T43"><draw:frame draw:style-name="fr1" draw:name="Объект84" text:anchor-type="as-char" svg:y="-0.377cm" svg:width="1.148cm" svg:height="0.533cm" draw:z-index="88"><draw:object xlink:href="./Object 84" xlink:type="simple" xlink:show="embed" xlink:actuate="onLoad"/><draw:image xlink:href="./ObjectReplacements/Object 84" xlink:type="simple" xlink:show="embed" xlink:actuate="onLoad"/><svg:desc>формула</svg:desc></draw:frame></text:span><text:span text:style-name="T43">– суммарная площадь, занимаемая всеми навесными компонентами. </text:span></text:p>
      <text:p text:style-name="P46"><text:span text:style-name="T49"><draw:frame draw:style-name="fr1" draw:name="Объект86" text:anchor-type="as-char" svg:y="-0.437cm" svg:width="12.007cm" svg:height="0.593cm" draw:z-index="90"><draw:object xlink:href="./Object 86" xlink:type="simple" xlink:show="embed" xlink:actuate="onLoad"/><draw:image xlink:href="./ObjectReplacements/Object 86" xlink:type="simple" xlink:show="embed" xlink:actuate="onLoad"/><svg:desc>формула</svg:desc></draw:frame></text:span><text:span text:style-name="T49"><text:tab/><text:tab/></text:span></text:p>
      <text:p text:style-name="P39"><draw:frame draw:style-name="fr1" draw:name="Объект87" text:anchor-type="as-char" svg:y="-0.377cm" svg:width="1.42cm" svg:height="0.533cm" draw:z-index="91"><draw:object xlink:href="./Object 87" xlink:type="simple" xlink:show="embed" xlink:actuate="onLoad"/><draw:image xlink:href="./ObjectReplacements/Object 87" xlink:type="simple" xlink:show="embed" xlink:actuate="onLoad"/><svg:desc>формула</svg:desc></draw:frame><text:span text:style-name="T8">(о</text:span><text:span text:style-name="T65">тсутствуют пленочные конденсаторы</text:span><text:span text:style-name="T8">)<text:tab/><text:tab/><text:tab/></text:span></text:p>
      <text:p text:style-name="P40"><text:span text:style-name="T8"><draw:frame draw:style-name="fr1" draw:name="Объект88" text:anchor-type="as-char" svg:y="-0.437cm" svg:width="2.731cm" svg:height="0.593cm" draw:z-index="92"><draw:object xlink:href="./Object 88" xlink:type="simple" xlink:show="embed" xlink:actuate="onLoad"/><draw:image xlink:href="./ObjectReplacements/Object 88" xlink:type="simple" xlink:show="embed" xlink:actuate="onLoad"/></draw:frame></text:span><text:span text:style-name="T9">(</text:span><text:span text:style-name="T66">определено по коммутационной схеме</text:span><text:span text:style-name="T9">)</text:span><text:span text:style-name="T8"><text:tab/><text:tab/></text:span></text:p>
      <text:p text:style-name="P40"><text:span text:style-name="T8"><draw:frame draw:style-name="fr1" draw:name="Объект89" text:anchor-type="as-char" svg:y="-0.437cm" svg:width="3.011cm" svg:height="0.593cm" draw:z-index="93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text:span text:style-name="T8"><text:tab/><text:tab/><text:tab/><text:tab/><text:tab/><text:tab/><text:tab/><text:tab/><text:tab/></text:span></text:p>
      <text:p text:style-name="P63"><draw:frame draw:style-name="fr1" draw:name="Объект90" text:anchor-type="as-char" svg:y="-0.437cm" svg:width="7.091cm" svg:height="0.545cm" draw:z-index="94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<text:p text:style-name="P81"><text:tab/><text:span text:style-name="T26">Выбираем подложку типоразмера 9 (10*16мм). Такой типоразмер позволит выполнить схему в стандартном корпусе.</text:span></text:p>
      <text:p text:style-name="P81"><text:span text:style-name="T26"><text:tab/></text:span><text:span text:style-name="T27">5.3 Разработка топологии</text:span></text:p>
      <text:p text:style-name="P82"><text:span text:style-name="T27"><text:tab/>Разработку топологии начинаем с составления схемы соединений элементов на плате. Размещаем элементы на плате таким образом, чтобы число соединений </text:span></text:p>
      <text:p text:style-name="P83"><text:span text:style-name="T27"/></text:p>
      <text:p text:style-name="P82"><text:span text:style-name="T27">было минимальным. Далее вычерчиваем эскиз топологии и выполняем оптимизацию расположения элементов и компонентов на плате. Навесные компоненты <text:s/>располагаем в соответствии с порядком расположения выводов. Грани навесных компонентов расположим вдоль осей координатной сетки. Проводники также расположим параллельно осям координат с обеспечением минимальной длины и количества пересечений. Эскизный чертеж выполним совмещенным для всех слоев в масштабе десять к одному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15T22:51:36.354000000</dc:date>
    <meta:editing-duration>PT9H15M30S</meta:editing-duration>
    <meta:editing-cycles>66</meta:editing-cycles>
    <meta:generator>LibreOffice/4.1.3.2$Windows_x86 LibreOffice_project/70feb7d99726f064edab4605a8ab840c50ec57a</meta:generator>
    <meta:document-statistic meta:table-count="0" meta:image-count="0" meta:object-count="90" meta:page-count="6" meta:paragraph-count="101" meta:word-count="645" meta:character-count="5346" meta:non-whitespace-character-count="4638"/>
  </office:meta>
</office:document-meta>
</file>

<file path=Object 1/content.xml><?xml version="1.0" encoding="utf-8"?>
<math xmlns="http://www.w3.org/1998/Math/MathML">
  <semantics>
    <mrow>
      <mrow>
        <msub>
          <mi>K</mi>
          <mrow>
            <mi>Ф</mi>
            <mi>i</mi>
          </mrow>
        </msub>
        <mo stretchy="false">=</mo>
        <mfrac>
          <msub>
            <mi>R</mi>
            <mi>i</mi>
          </msub>
          <msub>
            <mo stretchy="false">ρ</mo>
            <mrow>
              <mi>S</mi>
              <mi>i</mi>
            </mrow>
          </msub>
        </mfrac>
      </mrow>
    </mrow>
    <annotation encoding="StarMath 5.0">K_{Ф i} = R_i over %rho_{S i}</annotation>
  </semantics>
</math>
</file>

<file path=Object 10/content.xml><?xml version="1.0" encoding="utf-8"?>
<math xmlns="http://www.w3.org/1998/Math/MathML">
  <semantics>
    <mrow>
      <msub>
        <mrow/>
        <mo stretchy="false">Δ</mo>
      </msub>
      <mi>b</mi>
    </mrow>
    <annotation encoding="StarMath 5.0"> {}_%DELTA b</annotation>
  </semantics>
</math>
</file>

<file path=Object 11/content.xml><?xml version="1.0" encoding="utf-8"?>
<math xmlns="http://www.w3.org/1998/Math/MathML">
  <semantics>
    <mrow>
      <mrow>
        <msub>
          <mi>l</mi>
          <mi>p</mi>
        </msub>
        <mo stretchy="false">=</mo>
        <msqrt>
          <mrow>
            <mrow>
              <mrow>
                <mi>P</mi>
                <mo stretchy="false">⋅</mo>
                <msub>
                  <mi>K</mi>
                  <mi>ф</mi>
                </msub>
              </mrow>
              <mo stretchy="false">/</mo>
              <msub>
                <mi>P</mi>
                <mn>0</mn>
              </msub>
            </mrow>
          </mrow>
        </msqrt>
      </mrow>
    </mrow>
    <annotation encoding="StarMath 5.0">l_p = sqrt {P cdot K_ф / P_0}</annotation>
  </semantics>
</math>
</file>

<file path=Object 12/content.xml><?xml version="1.0" encoding="utf-8"?>
<math xmlns="http://www.w3.org/1998/Math/MathML">
  <semantics>
    <mrow>
      <mrow>
        <mrow>
          <msub>
            <mi>l</mi>
            <mi mathvariant="italic">точн</mi>
          </msub>
          <mo stretchy="false">⩾</mo>
          <mrow>
            <mrow>
              <mo stretchy="false">(</mo>
              <mrow>
                <mrow>
                  <mn>0,01</mn>
                  <mo stretchy="false">+</mo>
                  <mrow>
                    <mn>0,01</mn>
                    <mo stretchy="false">⋅</mo>
                    <mn>0,39</mn>
                  </mrow>
                </mrow>
              </mrow>
              <mo stretchy="false">)</mo>
            </mrow>
            <mo stretchy="false">/</mo>
            <mn>0,03</mn>
          </mrow>
        </mrow>
        <mo stretchy="false">=</mo>
        <mn>0,463</mn>
      </mrow>
      <mi mathvariant="italic">мм</mi>
    </mrow>
    <annotation encoding="StarMath 5.0">l_точн geslant (0,01 + 0,01 cdot 0,39) / 0,03 = 0,463 мм</annotation>
  </semantics>
</math>
</file>

<file path=Object 13/content.xml><?xml version="1.0" encoding="utf-8"?>
<math xmlns="http://www.w3.org/1998/Math/MathML">
  <semantics>
    <mrow>
      <mrow>
        <mrow>
          <msub>
            <mi>l</mi>
            <mi>p</mi>
          </msub>
          <mo stretchy="false">=</mo>
          <msqrt>
            <mrow>
              <mrow>
                <mrow>
                  <mn>0,0052</mn>
                  <mo stretchy="false">⋅</mo>
                  <mn>0,39</mn>
                </mrow>
                <mo stretchy="false">/</mo>
                <mn>2</mn>
              </mrow>
            </mrow>
          </msqrt>
        </mrow>
        <mo stretchy="false">=</mo>
        <mn>0,32</mn>
      </mrow>
      <mi mathvariant="italic">мм</mi>
    </mrow>
    <annotation encoding="StarMath 5.0">l_p = sqrt {0,0052  cdot 0,39 / 2} = 0,32 мм</annotation>
  </semantics>
</math>
</file>

<file path=Object 14/content.xml><?xml version="1.0" encoding="utf-8"?>
<math xmlns="http://www.w3.org/1998/Math/MathML">
  <semantics>
    <mrow>
      <mrow>
        <msub>
          <mi>l</mi>
          <mi mathvariant="italic">расч</mi>
        </msub>
        <mo stretchy="false">⩾</mo>
        <mi mathvariant="italic">max</mi>
      </mrow>
      <mtext>{</mtext>
      <mn>0,1</mn>
      <mi mathvariant="italic">мм</mi>
      <mi>;</mi>
      <mn>0,463</mn>
      <mi mathvariant="italic">мм</mi>
      <mi>;</mi>
      <mn>0,32</mn>
      <mi mathvariant="italic">мм</mi>
      <mtext>}</mtext>
    </mrow>
    <annotation encoding="StarMath 5.0">l_расч geslant max "{" 0,1 мм; 0,463 мм; 0,32 мм "}"</annotation>
  </semantics>
</math>
</file>

<file path=Object 15/content.xml><?xml version="1.0" encoding="utf-8"?>
<math xmlns="http://www.w3.org/1998/Math/MathML">
  <semantics>
    <mrow>
      <mrow>
        <msub>
          <mi>b</mi>
          <mi mathvariant="italic">расч</mi>
        </msub>
        <mo stretchy="false">=</mo>
        <mrow>
          <mi>l</mi>
          <mo stretchy="false">/</mo>
          <msub>
            <mi>K</mi>
            <mi>Ф</mi>
          </msub>
        </mrow>
      </mrow>
    </mrow>
    <annotation encoding="StarMath 5.0">b_расч = l / K_Ф</annotation>
  </semantics>
</math>
</file>

<file path=Object 16/content.xml><?xml version="1.0" encoding="utf-8"?>
<math xmlns="http://www.w3.org/1998/Math/MathML">
  <semantics>
    <mrow>
      <mrow>
        <msub>
          <mi>b</mi>
          <mi mathvariant="italic">расч</mi>
        </msub>
        <mo stretchy="false">=</mo>
        <mn>0,5</mn>
      </mrow>
      <mrow>
        <mrow>
          <mi mathvariant="italic">мм</mi>
          <mo stretchy="false">/</mo>
          <mn>0,39</mn>
        </mrow>
        <mo stretchy="false">=</mo>
        <mn>1,28</mn>
      </mrow>
      <mi mathvariant="italic">мм</mi>
    </mrow>
    <annotation encoding="StarMath 5.0">b_расч = 0,5 мм / 0,39 = 1,28 мм</annotation>
  </semantics>
</math>
</file>

<file path=Object 17/content.xml><?xml version="1.0" encoding="utf-8"?>
<math xmlns="http://www.w3.org/1998/Math/MathML">
  <semantics>
    <mrow>
      <mrow>
        <mi>l</mi>
        <mo stretchy="false">=</mo>
        <mn>0,9</mn>
      </mrow>
      <mi mathvariant="italic">мм</mi>
    </mrow>
    <annotation encoding="StarMath 5.0">l = 0,9 мм</annotation>
  </semantics>
</math>
</file>

<file path=Object 18/content.xml><?xml version="1.0" encoding="utf-8"?>
<math xmlns="http://www.w3.org/1998/Math/MathML">
  <semantics>
    <mrow>
      <mrow>
        <mi>S</mi>
        <mo stretchy="false">=</mo>
        <mrow>
          <msub>
            <mi>l</mi>
            <mi mathvariant="italic">полн</mi>
          </msub>
          <mo stretchy="false">⋅</mo>
          <mi>b</mi>
        </mrow>
      </mrow>
    </mrow>
    <annotation encoding="StarMath 5.0">S = l_полн cdot b</annotation>
  </semantics>
</math>
</file>

<file path=Object 19/content.xml><?xml version="1.0" encoding="utf-8"?>
<math xmlns="http://www.w3.org/1998/Math/MathML">
  <semantics>
    <mrow>
      <mrow>
        <msub>
          <mi>l</mi>
          <mi mathvariant="italic">полн</mi>
        </msub>
        <mo stretchy="false">=</mo>
        <mi>l</mi>
      </mrow>
    </mrow>
    <annotation encoding="StarMath 5.0">l_полн = l</annotation>
  </semantics>
</math>
</file>

<file path=Object 2/content.xml><?xml version="1.0" encoding="utf-8"?>
<math xmlns="http://www.w3.org/1998/Math/MathML">
  <semantics>
    <mrow>
      <mrow>
        <mrow>
          <msub>
            <mi>K</mi>
            <mrow>
              <msub>
                <mi>R</mi>
                <mn>1</mn>
              </msub>
            </mrow>
          </msub>
          <mo stretchy="false">=</mo>
          <mfrac>
            <mn>3900</mn>
            <mn>10000</mn>
          </mfrac>
        </mrow>
        <mo stretchy="false">=</mo>
        <mn>0,39</mn>
      </mrow>
    </mrow>
    <annotation encoding="StarMath 5.0">K_{R_1} = 3900 over 10000 = 0,39</annotation>
  </semantics>
</math>
</file>

<file path=Object 20/content.xml><?xml version="1.0" encoding="utf-8"?>
<math xmlns="http://www.w3.org/1998/Math/MathML">
  <semantics>
    <mrow>
      <mrow>
        <mi>S</mi>
        <mo stretchy="false">=</mo>
        <mn>0,5</mn>
      </mrow>
      <mrow>
        <mi mathvariant="italic">мм</mi>
        <mo stretchy="false">⋅</mo>
        <mn>1,3</mn>
      </mrow>
      <mrow>
        <mi mathvariant="italic">мм</mi>
        <mo stretchy="false">=</mo>
        <mn>0,65</mn>
      </mrow>
      <msup>
        <mi mathvariant="italic">мм</mi>
        <mn>2</mn>
      </msup>
    </mrow>
    <annotation encoding="StarMath 5.0">S = 0,5 мм cdot 1,3 мм = 0,65 мм^2</annotation>
  </semantics>
</math>
</file>

<file path=Object 21/content.xml><?xml version="1.0" encoding="utf-8"?>
<math xmlns="http://www.w3.org/1998/Math/MathML">
  <semantics>
    <mrow>
      <mrow>
        <mrow>
          <msubsup>
            <mi>P</mi>
            <mn>0</mn>
            <mi>'</mi>
          </msubsup>
          <mo stretchy="false">=</mo>
          <mrow>
            <mi>P</mi>
            <mo stretchy="false">/</mo>
            <mi>S</mi>
          </mrow>
        </mrow>
        <mo stretchy="false">⩽</mo>
        <msub>
          <mi>P</mi>
          <mn>0</mn>
        </msub>
      </mrow>
    </mrow>
    <annotation encoding="StarMath 5.0">P_0^' = P / S leslant P_0</annotation>
  </semantics>
</math>
</file>

<file path=Object 22/content.xml><?xml version="1.0" encoding="utf-8"?>
<math xmlns="http://www.w3.org/1998/Math/MathML">
  <semantics>
    <mrow>
      <mrow>
        <mrow>
          <msubsup>
            <mi>P</mi>
            <mn>0</mn>
            <mi>'</mi>
          </msubsup>
          <mo stretchy="false">=</mo>
          <mrow>
            <mn>0,0052</mn>
            <mo stretchy="false">/</mo>
            <mn>0,65</mn>
          </mrow>
        </mrow>
        <mo stretchy="false">=</mo>
        <mn>0,0081</mn>
      </mrow>
      <mrow>
        <mrow>
          <mi mathvariant="italic">Вт</mi>
          <mo stretchy="false">/</mo>
          <msup>
            <mi mathvariant="italic">мм</mi>
            <mn>2</mn>
          </msup>
        </mrow>
        <mo stretchy="false">=</mo>
        <mn>0,81</mn>
      </mrow>
      <mrow>
        <mrow>
          <mi mathvariant="italic">Вт</mi>
          <mo stretchy="false">/</mo>
          <msup>
            <mi mathvariant="italic">см</mi>
            <mn>2</mn>
          </msup>
        </mrow>
        <mo stretchy="false">&lt;</mo>
        <mn>3</mn>
      </mrow>
      <mrow>
        <mi mathvariant="italic">Вт</mi>
        <mo stretchy="false">/</mo>
        <msup>
          <mi mathvariant="italic">см</mi>
          <mn>2</mn>
        </msup>
      </mrow>
    </mrow>
    <annotation encoding="StarMath 5.0">P_0^' = 0,0052 / 0,65 = 0,0081 Вт / мм^2 = 0,81 Вт / см ^2 &lt; 3 Вт / см^2</annotation>
  </semantics>
</math>
</file>

<file path=Object 23/content.xml><?xml version="1.0" encoding="utf-8"?>
<math xmlns="http://www.w3.org/1998/Math/MathML">
  <semantics>
    <mrow>
      <mrow>
        <msubsup>
          <mo stretchy="false">γ</mo>
          <mrow>
            <msub>
              <mi>K</mi>
              <mi>Ф</mi>
            </msub>
          </mrow>
          <mi>'</mi>
        </msubsup>
        <mo stretchy="false">=</mo>
        <msub>
          <mrow/>
          <mo stretchy="false">Δ</mo>
        </msub>
      </mrow>
      <mrow>
        <mrow>
          <mi>l</mi>
          <mo stretchy="false">/</mo>
          <msub>
            <mi>l</mi>
            <mi mathvariant="italic">полн</mi>
          </msub>
        </mrow>
        <mo stretchy="false">+</mo>
        <msub>
          <mrow/>
          <mo stretchy="false">Δ</mo>
        </msub>
      </mrow>
      <mrow>
        <mrow>
          <mi>b</mi>
          <mo stretchy="false">/</mo>
          <mi>b</mi>
        </mrow>
        <mo stretchy="false">⩽</mo>
        <msub>
          <mo stretchy="false">γ</mo>
          <mrow>
            <msub>
              <mi>K</mi>
              <mi>Ф</mi>
            </msub>
            <mi mathvariant="italic">доп</mi>
          </mrow>
        </msub>
      </mrow>
    </mrow>
    <annotation encoding="StarMath 5.0">%gamma_{K_Ф}^' = {}_%DELTA l / l_полн + {}_%DELTA b / b leslant %gamma_{K_Ф доп}</annotation>
  </semantics>
</math>
</file>

<file path=Object 24/content.xml><?xml version="1.0" encoding="utf-8"?>
<math xmlns="http://www.w3.org/1998/Math/MathML">
  <semantics>
    <mrow>
      <mrow>
        <msubsup>
          <mo stretchy="false">γ</mo>
          <mrow>
            <msub>
              <mi>K</mi>
              <mi>Ф</mi>
            </msub>
          </mrow>
          <mi>'</mi>
        </msubsup>
        <mo stretchy="false">=</mo>
        <mn>0,01</mn>
      </mrow>
      <mrow>
        <mi mathvariant="italic">мм</mi>
        <mo stretchy="false">/</mo>
        <mn>0,5</mn>
      </mrow>
      <mrow>
        <mi mathvariant="italic">мм</mi>
        <mo stretchy="false">+</mo>
        <mn>0,01</mn>
      </mrow>
      <mrow>
        <mi mathvariant="italic">мм</mi>
        <mo stretchy="false">/</mo>
        <mn>1,3</mn>
      </mrow>
      <mrow>
        <mrow>
          <mi mathvariant="italic">мм</mi>
          <mo stretchy="false">=</mo>
          <mn>0,0277</mn>
        </mrow>
        <mo stretchy="false">=</mo>
        <mn>2,8</mn>
      </mrow>
      <mrow>
        <mtext>%</mtext>
        <mo stretchy="false">⩽</mo>
        <mn>3</mn>
      </mrow>
      <mtext>%</mtext>
    </mrow>
    <annotation encoding="StarMath 5.0">%gamma_{K_Ф}^' = 0,01 мм / 0,5 мм + 0,01 мм / 1,3 мм = 0,0277 = 2,8"%" leslant 3"%"</annotation>
  </semantics>
</math>
</file>

<file path=Object 25/content.xml><?xml version="1.0" encoding="utf-8"?>
<math xmlns="http://www.w3.org/1998/Math/MathML">
  <semantics>
    <mrow>
      <mrow>
        <mrow>
          <msubsup>
            <mo stretchy="false">γ</mo>
            <mi>R</mi>
            <mi>'</mi>
          </msubsup>
          <mo stretchy="false">=</mo>
          <mrow>
            <mrow>
              <mrow>
                <mrow>
                  <msub>
                    <mo stretchy="false">γ</mo>
                    <mrow>
                      <msub>
                        <mo stretchy="false">ρ</mo>
                        <mi>S</mi>
                      </msub>
                    </mrow>
                  </msub>
                  <mo stretchy="false">+</mo>
                  <msubsup>
                    <mo stretchy="false">γ</mo>
                    <mrow>
                      <msub>
                        <mi>K</mi>
                        <mi>Ф</mi>
                      </msub>
                    </mrow>
                    <mi>'</mi>
                  </msubsup>
                </mrow>
                <mo stretchy="false">+</mo>
                <msub>
                  <mo stretchy="false">γ</mo>
                  <mrow>
                    <msub>
                      <mi>R</mi>
                      <mi>t</mi>
                    </msub>
                  </mrow>
                </msub>
              </mrow>
              <mo stretchy="false">+</mo>
              <msub>
                <mo stretchy="false">γ</mo>
                <mrow>
                  <msub>
                    <mi>R</mi>
                    <mi>K</mi>
                  </msub>
                </mrow>
              </msub>
            </mrow>
            <mo stretchy="false">+</mo>
            <msub>
              <mo stretchy="false">γ</mo>
              <mrow>
                <msub>
                  <mi>R</mi>
                  <mi mathvariant="italic">СТ</mi>
                </msub>
              </mrow>
            </msub>
          </mrow>
        </mrow>
        <mo stretchy="false">=</mo>
        <mn>3</mn>
      </mrow>
      <mrow>
        <mtext>%</mtext>
        <mo stretchy="false">+</mo>
        <mn>2,8</mn>
      </mrow>
      <mrow>
        <mtext>%</mtext>
        <mo stretchy="false">+</mo>
        <mn>1,5</mn>
      </mrow>
      <mrow>
        <mtext>%</mtext>
        <mo stretchy="false">+</mo>
        <mn>1</mn>
      </mrow>
      <mrow>
        <mtext>%</mtext>
        <mo stretchy="false">+</mo>
        <mn>1</mn>
      </mrow>
      <mrow>
        <mtext>%</mtext>
        <mo stretchy="false">=</mo>
        <mn>9,3</mn>
      </mrow>
      <mrow>
        <mtext>%</mtext>
        <mo stretchy="false">&lt;</mo>
        <mn>10</mn>
      </mrow>
      <mtext>%</mtext>
    </mrow>
    <annotation encoding="StarMath 5.0">%gamma_R^' = %gamma_{%rho_S} + %gamma_{K_Ф}^' + %gamma_{R_t} + %gamma_{R_K} + %gamma_{R_СТ} = 3"%" + 2,8"%" + 1,5"%" + 1"%" + 1"%" = 9,3"%" &lt; 10"%"</annotation>
  </semantics>
</math>
</file>

<file path=Object 26/content.xml><?xml version="1.0" encoding="utf-8"?>
<math xmlns="http://www.w3.org/1998/Math/MathML">
  <semantics>
    <mrow>
      <mrow>
        <msub>
          <mo stretchy="false">γ</mo>
          <mi>R</mi>
        </msub>
        <mo stretchy="false">=</mo>
        <mn>10</mn>
      </mrow>
      <mtext>%</mtext>
    </mrow>
    <annotation encoding="StarMath 5.0">%gamma_R = 10"%"</annotation>
  </semantics>
</math>
</file>

<file path=Object 27/content.xml><?xml version="1.0" encoding="utf-8"?>
<math xmlns="http://www.w3.org/1998/Math/MathML">
  <semantics>
    <mrow>
      <mrow>
        <msub>
          <mi>b</mi>
          <mi mathvariant="italic">расч</mi>
        </msub>
        <mo stretchy="false">⩾</mo>
        <mi mathvariant="italic">max</mi>
      </mrow>
      <mtext>{</mtext>
      <msub>
        <mi>b</mi>
        <mi mathvariant="italic">техн</mi>
      </msub>
      <mi>;</mi>
      <msub>
        <mi>b</mi>
        <mi mathvariant="italic">точн</mi>
      </msub>
      <mi>;</mi>
      <msub>
        <mi>b</mi>
        <mi>р</mi>
      </msub>
      <mtext>}</mtext>
    </mrow>
    <annotation encoding="StarMath 5.0">b_расч geslant max "{" b_техн; b_точн; b_р "}"</annotation>
  </semantics>
</math>
</file>

<file path=Object 28/content.xml><?xml version="1.0" encoding="utf-8"?>
<math xmlns="http://www.w3.org/1998/Math/MathML">
  <semantics>
    <mrow>
      <msub>
        <mi>b</mi>
        <mi mathvariant="italic">техн</mi>
      </msub>
    </mrow>
    <annotation encoding="StarMath 5.0">b_техн</annotation>
  </semantics>
</math>
</file>

<file path=Object 29/content.xml><?xml version="1.0" encoding="utf-8"?>
<math xmlns="http://www.w3.org/1998/Math/MathML">
  <semantics>
    <mrow>
      <msub>
        <mi>b</mi>
        <mi mathvariant="italic">точн</mi>
      </msub>
    </mrow>
    <annotation encoding="StarMath 5.0">b_точн</annotation>
  </semantics>
</math>
</file>

<file path=Object 3/content.xml><?xml version="1.0" encoding="utf-8"?>
<math xmlns="http://www.w3.org/1998/Math/MathML">
  <semantics>
    <mrow>
      <mrow>
        <mrow>
          <msub>
            <mi>K</mi>
            <mrow>
              <msub>
                <mi>R</mi>
                <mn>2</mn>
              </msub>
            </mrow>
          </msub>
          <mo stretchy="false">=</mo>
          <mfrac>
            <mn>15000</mn>
            <mn>10000</mn>
          </mfrac>
        </mrow>
        <mo stretchy="false">=</mo>
        <mn>1,5</mn>
      </mrow>
    </mrow>
    <annotation encoding="StarMath 5.0">K_{R_2} = 15000 over 10000 = 1,5</annotation>
  </semantics>
</math>
</file>

<file path=Object 30/content.xml><?xml version="1.0" encoding="utf-8"?>
<math xmlns="http://www.w3.org/1998/Math/MathML">
  <semantics>
    <mrow>
      <mrow>
        <msub>
          <mi>b</mi>
          <mi mathvariant="italic">точн</mi>
        </msub>
        <mo stretchy="false">⩾</mo>
        <mfrac>
          <mrow>
            <msub>
              <mrow/>
              <mo stretchy="false">Δ</mo>
            </msub>
            <mrow>
              <mi>b</mi>
              <mo stretchy="false">+</mo>
              <msub>
                <mrow/>
                <mo stretchy="false">Δ</mo>
              </msub>
            </mrow>
            <mrow>
              <mi>l</mi>
              <mo stretchy="false">/</mo>
              <msub>
                <mi>K</mi>
                <mi>Ф</mi>
              </msub>
            </mrow>
          </mrow>
          <mrow>
            <msub>
              <mo stretchy="false">γ</mo>
              <mrow>
                <msub>
                  <mi>K</mi>
                  <mi>Ф</mi>
                </msub>
                <mi mathvariant="italic">доп</mi>
              </mrow>
            </msub>
          </mrow>
        </mfrac>
      </mrow>
    </mrow>
    <annotation encoding="StarMath 5.0">b_точн geslant {{}_%DELTA b + {}_%DELTA l / K_Ф} over {%gamma_{K_Ф доп}}</annotation>
  </semantics>
</math>
</file>

<file path=Object 31/content.xml><?xml version="1.0" encoding="utf-8"?>
<math xmlns="http://www.w3.org/1998/Math/MathML">
  <semantics>
    <mrow>
      <mrow>
        <msub>
          <mi>b</mi>
          <mi mathvariant="italic">расч</mi>
        </msub>
        <mo stretchy="false">⩾</mo>
        <mi mathvariant="italic">max</mi>
      </mrow>
      <mtext>{</mtext>
      <mn>0,1</mn>
      <mi mathvariant="italic">мм</mi>
      <mi>;</mi>
      <mn>0,556</mn>
      <mi mathvariant="italic">мм</mi>
      <mi>;</mi>
      <mn>0,21</mn>
      <mi mathvariant="italic">мм</mi>
      <mtext>}</mtext>
    </mrow>
    <annotation encoding="StarMath 5.0">b_расч geslant max "{" 0,1 мм; 0,556 мм; 0,21 мм "}"</annotation>
  </semantics>
</math>
</file>

<file path=Object 32/content.xml><?xml version="1.0" encoding="utf-8"?>
<math xmlns="http://www.w3.org/1998/Math/MathML">
  <semantics>
    <mrow>
      <msub>
        <mi>b</mi>
        <mi>p</mi>
      </msub>
    </mrow>
    <annotation encoding="StarMath 5.0">b_p</annotation>
  </semantics>
</math>
</file>

<file path=Object 33/content.xml><?xml version="1.0" encoding="utf-8"?>
<math xmlns="http://www.w3.org/1998/Math/MathML">
  <semantics>
    <mrow>
      <mrow>
        <msub>
          <mi>b</mi>
          <mi>p</mi>
        </msub>
        <mo stretchy="false">=</mo>
        <msqrt>
          <mrow>
            <mfrac>
              <mi>P</mi>
              <mrow>
                <mrow>
                  <msub>
                    <mi>P</mi>
                    <mn>0</mn>
                  </msub>
                  <mo stretchy="false">⋅</mo>
                  <msub>
                    <mi>K</mi>
                    <mi>Ф</mi>
                  </msub>
                </mrow>
              </mrow>
            </mfrac>
          </mrow>
        </msqrt>
      </mrow>
    </mrow>
    <annotation encoding="StarMath 5.0">b_p = sqrt { P over {P_0 cdot K_Ф}}</annotation>
  </semantics>
</math>
</file>

<file path=Object 34/content.xml><?xml version="1.0" encoding="utf-8"?>
<math xmlns="http://www.w3.org/1998/Math/MathML">
  <semantics>
    <mrow>
      <mrow>
        <mrow>
          <msub>
            <mi>b</mi>
            <mi mathvariant="italic">точн</mi>
          </msub>
          <mo stretchy="false">⩾</mo>
          <mfrac>
            <mrow>
              <mn>0,01</mn>
              <mrow>
                <mi mathvariant="italic">мм</mi>
                <mo stretchy="false">+</mo>
                <mn>0,01</mn>
              </mrow>
              <mrow>
                <mi mathvariant="italic">мм</mi>
                <mo stretchy="false">/</mo>
                <mn>1,5</mn>
              </mrow>
            </mrow>
            <mrow>
              <mn>0,03</mn>
            </mrow>
          </mfrac>
        </mrow>
        <mo stretchy="false">=</mo>
        <mn>0,556</mn>
      </mrow>
      <mi mathvariant="italic">мм</mi>
    </mrow>
    <annotation encoding="StarMath 5.0">b_точн geslant {0,01 мм + 0,01 мм / 1,5} over {0,03} = 0,556 мм</annotation>
  </semantics>
</math>
</file>

<file path=Object 35/content.xml><?xml version="1.0" encoding="utf-8"?>
<math xmlns="http://www.w3.org/1998/Math/MathML">
  <semantics>
    <mrow>
      <mrow>
        <mrow>
          <msub>
            <mi>b</mi>
            <mi>p</mi>
          </msub>
          <mo stretchy="false">=</mo>
          <msqrt>
            <mrow>
              <mfrac>
                <mrow>
                  <mn>0,00135</mn>
                </mrow>
                <mrow>
                  <mrow>
                    <mn>2</mn>
                    <mo stretchy="false">⋅</mo>
                    <mn>1,5</mn>
                  </mrow>
                </mrow>
              </mfrac>
            </mrow>
          </msqrt>
        </mrow>
        <mo stretchy="false">=</mo>
        <mn>0,21</mn>
      </mrow>
      <mi mathvariant="italic">мм</mi>
    </mrow>
    <annotation encoding="StarMath 5.0">b_p = sqrt { {0,00135} over {2 cdot 1,5}} = 0,21 мм</annotation>
  </semantics>
</math>
</file>

<file path=Object 36/content.xml><?xml version="1.0" encoding="utf-8"?>
<math xmlns="http://www.w3.org/1998/Math/MathML">
  <semantics>
    <mrow>
      <mrow>
        <mi>b</mi>
        <mo stretchy="false">=</mo>
        <mn>0,6</mn>
      </mrow>
      <mi mathvariant="italic">мм</mi>
    </mrow>
    <annotation encoding="StarMath 5.0">b = 0,6 мм</annotation>
  </semantics>
</math>
</file>

<file path=Object 37/content.xml><?xml version="1.0" encoding="utf-8"?>
<math xmlns="http://www.w3.org/1998/Math/MathML">
  <semantics>
    <mrow>
      <mrow>
        <msub>
          <mi>l</mi>
          <mi mathvariant="italic">расч</mi>
        </msub>
        <mo stretchy="false">=</mo>
        <mrow>
          <mi>b</mi>
          <mo stretchy="false">⋅</mo>
          <msub>
            <mi>K</mi>
            <mi>Ф</mi>
          </msub>
        </mrow>
      </mrow>
    </mrow>
    <annotation encoding="StarMath 5.0">l_расч = b cdot K_Ф</annotation>
  </semantics>
</math>
</file>

<file path=Object 38/content.xml><?xml version="1.0" encoding="utf-8"?>
<math xmlns="http://www.w3.org/1998/Math/MathML">
  <semantics>
    <mrow>
      <mrow>
        <msub>
          <mi>l</mi>
          <mi mathvariant="italic">расч</mi>
        </msub>
        <mo stretchy="false">=</mo>
        <mn>0,6</mn>
      </mrow>
      <mrow>
        <mrow>
          <mi mathvariant="italic">мм</mi>
          <mo stretchy="false">⋅</mo>
          <mn>1,5</mn>
        </mrow>
        <mo stretchy="false">=</mo>
        <mn>0,9</mn>
      </mrow>
      <mi mathvariant="italic">мм</mi>
    </mrow>
    <annotation encoding="StarMath 5.0">l_расч = 0,6 мм cdot 1,5 = 0,9 мм</annotation>
  </semantics>
</math>
</file>

<file path=Object 39/content.xml><?xml version="1.0" encoding="utf-8"?>
<math xmlns="http://www.w3.org/1998/Math/MathML">
  <semantics>
    <mrow>
      <mrow>
        <msub>
          <mi>l</mi>
          <mi mathvariant="italic">полн</mi>
        </msub>
        <mo stretchy="false">=</mo>
        <mi>l</mi>
      </mrow>
    </mrow>
    <annotation encoding="StarMath 5.0">l_полн = l</annotation>
  </semantics>
</math>
</file>

<file path=Object 4/content.xml><?xml version="1.0" encoding="utf-8"?>
<math xmlns="http://www.w3.org/1998/Math/MathML">
  <semantics>
    <mrow>
      <mrow>
        <mrow>
          <msub>
            <mi>K</mi>
            <mrow>
              <msub>
                <mi>R</mi>
                <mn>3</mn>
              </msub>
            </mrow>
          </msub>
          <mo stretchy="false">=</mo>
          <mfrac>
            <mn>330</mn>
            <mn>100</mn>
          </mfrac>
        </mrow>
        <mo stretchy="false">=</mo>
        <mn>3,3</mn>
      </mrow>
    </mrow>
    <annotation encoding="StarMath 5.0">K_{R_3} = 330 over 100 = 3,3</annotation>
  </semantics>
</math>
</file>

<file path=Object 40/content.xml><?xml version="1.0" encoding="utf-8"?>
<math xmlns="http://www.w3.org/1998/Math/MathML">
  <semantics>
    <mrow>
      <mrow>
        <mi>S</mi>
        <mo stretchy="false">=</mo>
        <mn>0,9</mn>
      </mrow>
      <mrow>
        <mi mathvariant="italic">мм</mi>
        <mo stretchy="false">⋅</mo>
        <mn>0,6</mn>
      </mrow>
      <mrow>
        <mi mathvariant="italic">мм</mi>
        <mo stretchy="false">=</mo>
        <mn>0,54</mn>
      </mrow>
      <msup>
        <mi mathvariant="italic">мм</mi>
        <mn>2</mn>
      </msup>
    </mrow>
    <annotation encoding="StarMath 5.0">S = 0,9 мм cdot 0,6 мм = 0,54 мм^2</annotation>
  </semantics>
</math>
</file>

<file path=Object 41/content.xml><?xml version="1.0" encoding="utf-8"?>
<math xmlns="http://www.w3.org/1998/Math/MathML">
  <semantics>
    <mrow>
      <mrow>
        <mrow>
          <msubsup>
            <mi>P</mi>
            <mn>0</mn>
            <mi>'</mi>
          </msubsup>
          <mo stretchy="false">=</mo>
          <mrow>
            <mn>0,00135</mn>
            <mo stretchy="false">/</mo>
            <mn>0,54</mn>
          </mrow>
        </mrow>
        <mo stretchy="false">=</mo>
        <mn>0,0025</mn>
      </mrow>
      <mrow>
        <mrow>
          <mi mathvariant="italic">Вт</mi>
          <mo stretchy="false">/</mo>
          <msup>
            <mi mathvariant="italic">мм</mi>
            <mn>2</mn>
          </msup>
        </mrow>
        <mo stretchy="false">=</mo>
        <mn>0,25</mn>
      </mrow>
      <mrow>
        <mrow>
          <mi mathvariant="italic">Вт</mi>
          <mo stretchy="false">/</mo>
          <msup>
            <mi mathvariant="italic">см</mi>
            <mn>2</mn>
          </msup>
        </mrow>
        <mo stretchy="false">&lt;</mo>
        <mn>2</mn>
      </mrow>
      <mrow>
        <mi mathvariant="italic">Вт</mi>
        <mo stretchy="false">/</mo>
        <msup>
          <mi mathvariant="italic">см</mi>
          <mn>2</mn>
        </msup>
      </mrow>
    </mrow>
    <annotation encoding="StarMath 5.0">P_0^' = 0,00135 / 0,54 = 0,0025 Вт / мм^2 = 0,25 Вт / см ^2 &lt; 2 Вт / см^2</annotation>
  </semantics>
</math>
</file>

<file path=Object 42/content.xml><?xml version="1.0" encoding="utf-8"?>
<math xmlns="http://www.w3.org/1998/Math/MathML">
  <semantics>
    <mrow>
      <mrow>
        <msubsup>
          <mo stretchy="false">γ</mo>
          <mrow>
            <msub>
              <mi>K</mi>
              <mi>Ф</mi>
            </msub>
          </mrow>
          <mi>'</mi>
        </msubsup>
        <mo stretchy="false">=</mo>
        <mn>0,01</mn>
      </mrow>
      <mrow>
        <mi mathvariant="italic">мм</mi>
        <mo stretchy="false">/</mo>
        <mn>0,9</mn>
      </mrow>
      <mrow>
        <mi mathvariant="italic">мм</mi>
        <mo stretchy="false">+</mo>
        <mn>0,01</mn>
      </mrow>
      <mrow>
        <mi mathvariant="italic">мм</mi>
        <mo stretchy="false">/</mo>
        <mn>0,6</mn>
      </mrow>
      <mrow>
        <mrow>
          <mi mathvariant="italic">мм</mi>
          <mo stretchy="false">=</mo>
          <mn>0,028</mn>
        </mrow>
        <mo stretchy="false">=</mo>
        <mn>2,8</mn>
      </mrow>
      <mrow>
        <mtext>%</mtext>
        <mo stretchy="false">⩽</mo>
        <mn>3</mn>
      </mrow>
      <mtext>%</mtext>
    </mrow>
    <annotation encoding="StarMath 5.0">%gamma_{K_Ф}^' = 0,01 мм / 0,9 мм + 0,01 мм / 0,6 мм = 0,028 = 2,8"%" leslant 3"%"</annotation>
  </semantics>
</math>
</file>

<file path=Object 43/content.xml><?xml version="1.0" encoding="utf-8"?>
<math xmlns="http://www.w3.org/1998/Math/MathML">
  <semantics>
    <mrow>
      <mrow>
        <mrow>
          <msubsup>
            <mo stretchy="false">γ</mo>
            <mi>R</mi>
            <mi>'</mi>
          </msubsup>
          <mo stretchy="false">=</mo>
          <mrow>
            <mrow>
              <mrow>
                <mrow>
                  <msub>
                    <mo stretchy="false">γ</mo>
                    <mrow>
                      <msub>
                        <mo stretchy="false">ρ</mo>
                        <mi>S</mi>
                      </msub>
                    </mrow>
                  </msub>
                  <mo stretchy="false">+</mo>
                  <msubsup>
                    <mo stretchy="false">γ</mo>
                    <mrow>
                      <msub>
                        <mi>K</mi>
                        <mi>Ф</mi>
                      </msub>
                    </mrow>
                    <mi>'</mi>
                  </msubsup>
                </mrow>
                <mo stretchy="false">+</mo>
                <msub>
                  <mo stretchy="false">γ</mo>
                  <mrow>
                    <msub>
                      <mi>R</mi>
                      <mi>t</mi>
                    </msub>
                  </mrow>
                </msub>
              </mrow>
              <mo stretchy="false">+</mo>
              <msub>
                <mo stretchy="false">γ</mo>
                <mrow>
                  <msub>
                    <mi>R</mi>
                    <mi>K</mi>
                  </msub>
                </mrow>
              </msub>
            </mrow>
            <mo stretchy="false">+</mo>
            <msub>
              <mo stretchy="false">γ</mo>
              <mrow>
                <msub>
                  <mi>R</mi>
                  <mi mathvariant="italic">СТ</mi>
                </msub>
              </mrow>
            </msub>
          </mrow>
        </mrow>
        <mo stretchy="false">=</mo>
        <mn>3</mn>
      </mrow>
      <mrow>
        <mtext>%</mtext>
        <mo stretchy="false">+</mo>
        <mn>2,8</mn>
      </mrow>
      <mrow>
        <mtext>%</mtext>
        <mo stretchy="false">+</mo>
        <mn>1,5</mn>
      </mrow>
      <mrow>
        <mtext>%</mtext>
        <mo stretchy="false">+</mo>
        <mn>1</mn>
      </mrow>
      <mrow>
        <mtext>%</mtext>
        <mo stretchy="false">+</mo>
        <mn>1</mn>
      </mrow>
      <mrow>
        <mtext>%</mtext>
        <mo stretchy="false">=</mo>
        <mn>9,3</mn>
      </mrow>
      <mrow>
        <mtext>%</mtext>
        <mo stretchy="false">&lt;</mo>
        <mn>10</mn>
      </mrow>
      <mtext>%</mtext>
    </mrow>
    <annotation encoding="StarMath 5.0">%gamma_R^' = %gamma_{%rho_S} + %gamma_{K_Ф}^' + %gamma_{R_t} + %gamma_{R_K} + %gamma_{R_СТ} = 3"%" + 2,8"%" + 1,5"%" + 1"%" + 1"%" = 9,3"%" &lt; 10"%"</annotation>
  </semantics>
</math>
</file>

<file path=Object 44/content.xml><?xml version="1.0" encoding="utf-8"?>
<math xmlns="http://www.w3.org/1998/Math/MathML">
  <semantics>
    <mrow>
      <mrow>
        <mrow>
          <msub>
            <mi>b</mi>
            <mi mathvariant="italic">точн</mi>
          </msub>
          <mo stretchy="false">⩾</mo>
          <mfrac>
            <mrow>
              <mn>0,01</mn>
              <mrow>
                <mi mathvariant="italic">мм</mi>
                <mo stretchy="false">+</mo>
                <mn>0,01</mn>
              </mrow>
              <mrow>
                <mi mathvariant="italic">мм</mi>
                <mo stretchy="false">/</mo>
                <mn>3,3</mn>
              </mrow>
            </mrow>
            <mrow>
              <mn>0,024</mn>
            </mrow>
          </mfrac>
        </mrow>
        <mo stretchy="false">=</mo>
        <mn>0,543</mn>
      </mrow>
      <mi mathvariant="italic">мм</mi>
    </mrow>
    <annotation encoding="StarMath 5.0">b_точн geslant {0,01 мм + 0,01 мм / 3,3} over {0,024} = 0,543 мм</annotation>
  </semantics>
</math>
</file>

<file path=Object 45/content.xml><?xml version="1.0" encoding="utf-8"?>
<math xmlns="http://www.w3.org/1998/Math/MathML">
  <semantics>
    <mrow>
      <mrow>
        <mrow>
          <msub>
            <mi>b</mi>
            <mi>p</mi>
          </msub>
          <mo stretchy="false">=</mo>
          <msqrt>
            <mrow>
              <mfrac>
                <mrow>
                  <mn>0,061</mn>
                </mrow>
                <mrow>
                  <mrow>
                    <mn>2</mn>
                    <mo stretchy="false">⋅</mo>
                    <mn>3,3</mn>
                  </mrow>
                </mrow>
              </mfrac>
            </mrow>
          </msqrt>
        </mrow>
        <mo stretchy="false">=</mo>
        <mn>0,96</mn>
      </mrow>
      <mi mathvariant="italic">мм</mi>
    </mrow>
    <annotation encoding="StarMath 5.0">b_p = sqrt { {0,061} over {2 cdot 3,3}} = 0,96 мм</annotation>
  </semantics>
</math>
</file>

<file path=Object 46/content.xml><?xml version="1.0" encoding="utf-8"?>
<math xmlns="http://www.w3.org/1998/Math/MathML">
  <semantics>
    <mrow>
      <mrow>
        <msub>
          <mi>b</mi>
          <mi mathvariant="italic">расч</mi>
        </msub>
        <mo stretchy="false">⩾</mo>
        <mi mathvariant="italic">max</mi>
      </mrow>
      <mtext>{</mtext>
      <mn>0,1</mn>
      <mi mathvariant="italic">мм</mi>
      <mi>;</mi>
      <mn>0,543</mn>
      <mi mathvariant="italic">мм</mi>
      <mi>;</mi>
      <mn>0,96</mn>
      <mi mathvariant="italic">мм</mi>
      <mtext>}</mtext>
    </mrow>
    <annotation encoding="StarMath 5.0">b_расч geslant max "{" 0,1 мм; 0,543 мм; 0,96 мм "}"</annotation>
  </semantics>
</math>
</file>

<file path=Object 47/content.xml><?xml version="1.0" encoding="utf-8"?>
<math xmlns="http://www.w3.org/1998/Math/MathML">
  <semantics>
    <mrow>
      <mrow>
        <mi>b</mi>
        <mo stretchy="false">=</mo>
        <mn>1</mn>
      </mrow>
      <mi mathvariant="italic">мм</mi>
    </mrow>
    <annotation encoding="StarMath 5.0">b = 1 мм</annotation>
  </semantics>
</math>
</file>

<file path=Object 48/content.xml><?xml version="1.0" encoding="utf-8"?>
<math xmlns="http://www.w3.org/1998/Math/MathML">
  <semantics>
    <mrow>
      <mrow>
        <msub>
          <mi>l</mi>
          <mi mathvariant="italic">расч</mi>
        </msub>
        <mo stretchy="false">=</mo>
        <mn>1</mn>
      </mrow>
      <mrow>
        <mrow>
          <mi mathvariant="italic">мм</mi>
          <mo stretchy="false">⋅</mo>
          <mn>3,3</mn>
        </mrow>
        <mo stretchy="false">=</mo>
        <mn>3,3</mn>
      </mrow>
      <mi mathvariant="italic">мм</mi>
    </mrow>
    <annotation encoding="StarMath 5.0">l_расч = 1 мм cdot 3,3 = 3,3 мм</annotation>
  </semantics>
</math>
</file>

<file path=Object 49/content.xml><?xml version="1.0" encoding="utf-8"?>
<math xmlns="http://www.w3.org/1998/Math/MathML">
  <semantics>
    <mrow>
      <mrow>
        <mi>S</mi>
        <mo stretchy="false">=</mo>
        <mn>3,3</mn>
      </mrow>
      <mrow>
        <mi mathvariant="italic">мм</mi>
        <mo stretchy="false">⋅</mo>
        <mn>1</mn>
      </mrow>
      <mrow>
        <mi mathvariant="italic">мм</mi>
        <mo stretchy="false">=</mo>
        <mn>3,3</mn>
      </mrow>
      <msup>
        <mi mathvariant="italic">мм</mi>
        <mn>2</mn>
      </msup>
    </mrow>
    <annotation encoding="StarMath 5.0">S = 3,3 мм cdot 1 мм = 3,3 мм^2</annotation>
  </semantics>
</math>
</file>

<file path=Object 5/content.xml><?xml version="1.0" encoding="utf-8"?>
<math xmlns="http://www.w3.org/1998/Math/MathML">
  <semantics>
    <mrow>
      <mrow>
        <mrow>
          <msub>
            <mi>K</mi>
            <mrow>
              <msub>
                <mi>R</mi>
                <mn>4</mn>
              </msub>
            </mrow>
          </msub>
          <mo stretchy="false">=</mo>
          <mfrac>
            <mn>470000</mn>
            <mn>10000</mn>
          </mfrac>
        </mrow>
        <mo stretchy="false">=</mo>
        <mn>47</mn>
      </mrow>
    </mrow>
    <annotation encoding="StarMath 5.0">K_{R_4} = 470000 over 10000 = 47</annotation>
  </semantics>
</math>
</file>

<file path=Object 50/content.xml><?xml version="1.0" encoding="utf-8"?>
<math xmlns="http://www.w3.org/1998/Math/MathML">
  <semantics>
    <mrow>
      <mrow>
        <mi>l</mi>
        <mo stretchy="false">=</mo>
        <mn>3,3</mn>
      </mrow>
      <mi mathvariant="italic">мм</mi>
    </mrow>
    <annotation encoding="StarMath 5.0">l = 3,3 мм</annotation>
  </semantics>
</math>
</file>

<file path=Object 51/content.xml><?xml version="1.0" encoding="utf-8"?>
<math xmlns="http://www.w3.org/1998/Math/MathML">
  <semantics>
    <mrow>
      <mrow>
        <msub>
          <mi>l</mi>
          <mi mathvariant="italic">полн</mi>
        </msub>
        <mo stretchy="false">=</mo>
        <mi>l</mi>
      </mrow>
    </mrow>
    <annotation encoding="StarMath 5.0">l_полн = l</annotation>
  </semantics>
</math>
</file>

<file path=Object 52/content.xml><?xml version="1.0" encoding="utf-8"?>
<math xmlns="http://www.w3.org/1998/Math/MathML">
  <semantics>
    <mrow>
      <mrow>
        <mrow>
          <msubsup>
            <mi>P</mi>
            <mn>0</mn>
            <mi>'</mi>
          </msubsup>
          <mo stretchy="false">=</mo>
          <mrow>
            <mn>0,061</mn>
            <mo stretchy="false">/</mo>
            <mn>3,3</mn>
          </mrow>
        </mrow>
        <mo stretchy="false">=</mo>
        <mn>0,0185</mn>
      </mrow>
      <mrow>
        <mrow>
          <mi mathvariant="italic">Вт</mi>
          <mo stretchy="false">/</mo>
          <msup>
            <mi mathvariant="italic">мм</mi>
            <mn>2</mn>
          </msup>
        </mrow>
        <mo stretchy="false">=</mo>
        <mn>1,85</mn>
      </mrow>
      <mrow>
        <mrow>
          <mi mathvariant="italic">Вт</mi>
          <mo stretchy="false">/</mo>
          <msup>
            <mi mathvariant="italic">см</mi>
            <mn>2</mn>
          </msup>
        </mrow>
        <mo stretchy="false">&lt;</mo>
        <mn>3</mn>
      </mrow>
      <mrow>
        <mi mathvariant="italic">Вт</mi>
        <mo stretchy="false">/</mo>
        <msup>
          <mi mathvariant="italic">см</mi>
          <mn>2</mn>
        </msup>
      </mrow>
    </mrow>
    <annotation encoding="StarMath 5.0">P_0^' = 0,061 / 3,3 = 0,0185 Вт / мм^2 = 1,85 Вт / см ^2 &lt; 3 Вт / см^2</annotation>
  </semantics>
</math>
</file>

<file path=Object 53/content.xml><?xml version="1.0" encoding="utf-8"?>
<math xmlns="http://www.w3.org/1998/Math/MathML">
  <semantics>
    <mrow>
      <mrow>
        <msubsup>
          <mo stretchy="false">γ</mo>
          <mrow>
            <msub>
              <mi>K</mi>
              <mi>Ф</mi>
            </msub>
          </mrow>
          <mi>'</mi>
        </msubsup>
        <mo stretchy="false">=</mo>
        <mn>0,01</mn>
      </mrow>
      <mrow>
        <mi mathvariant="italic">мм</mi>
        <mo stretchy="false">/</mo>
        <mn>3,3</mn>
      </mrow>
      <mrow>
        <mi mathvariant="italic">мм</mi>
        <mo stretchy="false">+</mo>
        <mn>0,01</mn>
      </mrow>
      <mrow>
        <mi mathvariant="italic">мм</mi>
        <mo stretchy="false">/</mo>
        <mn>1</mn>
      </mrow>
      <mrow>
        <mrow>
          <mi mathvariant="italic">мм</mi>
          <mo stretchy="false">=</mo>
          <mn>0,013</mn>
        </mrow>
        <mo stretchy="false">=</mo>
        <mn>1,3</mn>
      </mrow>
      <mrow>
        <mtext>%</mtext>
        <mo stretchy="false">⩽</mo>
        <mn>2,4</mn>
      </mrow>
      <mtext>%</mtext>
    </mrow>
    <annotation encoding="StarMath 5.0">%gamma_{K_Ф}^' = 0,01 мм / 3,3 мм + 0,01 мм / 1 мм = 0,013 = 1,3"%" leslant 2,4"%"</annotation>
  </semantics>
</math>
</file>

<file path=Object 54/content.xml><?xml version="1.0" encoding="utf-8"?>
<math xmlns="http://www.w3.org/1998/Math/MathML">
  <semantics>
    <mrow>
      <mrow>
        <mrow>
          <msubsup>
            <mo stretchy="false">γ</mo>
            <mi>R</mi>
            <mi>'</mi>
          </msubsup>
          <mo stretchy="false">=</mo>
          <mrow>
            <mrow>
              <mrow>
                <mrow>
                  <msub>
                    <mo stretchy="false">γ</mo>
                    <mrow>
                      <msub>
                        <mo stretchy="false">ρ</mo>
                        <mi>S</mi>
                      </msub>
                    </mrow>
                  </msub>
                  <mo stretchy="false">+</mo>
                  <msubsup>
                    <mo stretchy="false">γ</mo>
                    <mrow>
                      <msub>
                        <mi>K</mi>
                        <mi>Ф</mi>
                      </msub>
                    </mrow>
                    <mi>'</mi>
                  </msubsup>
                </mrow>
                <mo stretchy="false">+</mo>
                <msub>
                  <mo stretchy="false">γ</mo>
                  <mrow>
                    <msub>
                      <mi>R</mi>
                      <mi>t</mi>
                    </msub>
                  </mrow>
                </msub>
              </mrow>
              <mo stretchy="false">+</mo>
              <msub>
                <mo stretchy="false">γ</mo>
                <mrow>
                  <msub>
                    <mi>R</mi>
                    <mi>K</mi>
                  </msub>
                </mrow>
              </msub>
            </mrow>
            <mo stretchy="false">+</mo>
            <msub>
              <mo stretchy="false">γ</mo>
              <mrow>
                <msub>
                  <mi>R</mi>
                  <mi mathvariant="italic">СТ</mi>
                </msub>
              </mrow>
            </msub>
          </mrow>
        </mrow>
        <mo stretchy="false">=</mo>
        <mn>3</mn>
      </mrow>
      <mrow>
        <mtext>%</mtext>
        <mo stretchy="false">+</mo>
        <mn>1,3</mn>
      </mrow>
      <mrow>
        <mtext>%</mtext>
        <mo stretchy="false">+</mo>
        <mn>0,6</mn>
      </mrow>
      <mrow>
        <mtext>%</mtext>
        <mo stretchy="false">+</mo>
        <mn>1</mn>
      </mrow>
      <mrow>
        <mtext>%</mtext>
        <mo stretchy="false">+</mo>
        <mn>1</mn>
      </mrow>
      <mrow>
        <mtext>%</mtext>
        <mo stretchy="false">=</mo>
        <mn>6,9</mn>
      </mrow>
      <mrow>
        <mtext>%</mtext>
        <mo stretchy="false">&lt;</mo>
        <mn>10</mn>
      </mrow>
      <mtext>%</mtext>
    </mrow>
    <annotation encoding="StarMath 5.0">%gamma_R^' = %gamma_{%rho_S} + %gamma_{K_Ф}^' + %gamma_{R_t} + %gamma_{R_K} + %gamma_{R_СТ} = 3"%" + 1,3"%" + 0,6"%" + 1"%" + 1"%" = 6,9"%" &lt; 10"%"</annotation>
  </semantics>
</math>
</file>

<file path=Object 55/content.xml><?xml version="1.0" encoding="utf-8"?>
<math xmlns="http://www.w3.org/1998/Math/MathML">
  <semantics>
    <mrow>
      <mrow>
        <mi>b</mi>
        <mo stretchy="false">=</mo>
        <mn>0,4</mn>
      </mrow>
      <mi mathvariant="italic">мм</mi>
    </mrow>
    <annotation encoding="StarMath 5.0">b = 0,4 мм</annotation>
  </semantics>
</math>
</file>

<file path=Object 56/content.xml><?xml version="1.0" encoding="utf-8"?>
<math xmlns="http://www.w3.org/1998/Math/MathML">
  <semantics>
    <mrow>
      <mrow>
        <mrow>
          <msub>
            <mi>b</mi>
            <mi mathvariant="italic">точн</mi>
          </msub>
          <mo stretchy="false">⩾</mo>
          <mfrac>
            <mrow>
              <mn>0,01</mn>
              <mrow>
                <mi mathvariant="italic">мм</mi>
                <mo stretchy="false">+</mo>
                <mn>0,01</mn>
              </mrow>
              <mrow>
                <mi mathvariant="italic">мм</mi>
                <mo stretchy="false">/</mo>
                <mn>47</mn>
              </mrow>
            </mrow>
            <mrow>
              <mn>0,03</mn>
            </mrow>
          </mfrac>
        </mrow>
        <mo stretchy="false">=</mo>
        <mn>0,34</mn>
      </mrow>
      <mi mathvariant="italic">мм</mi>
    </mrow>
    <annotation encoding="StarMath 5.0">b_точн geslant {0,01 мм + 0,01 мм / 47} over {0,03} = 0,34 мм</annotation>
  </semantics>
</math>
</file>

<file path=Object 57/content.xml><?xml version="1.0" encoding="utf-8"?>
<math xmlns="http://www.w3.org/1998/Math/MathML">
  <semantics>
    <mrow>
      <mrow>
        <mrow>
          <msub>
            <mi>b</mi>
            <mi>p</mi>
          </msub>
          <mo stretchy="false">=</mo>
          <msqrt>
            <mrow>
              <mfrac>
                <mrow>
                  <mn>0,0043</mn>
                </mrow>
                <mrow>
                  <mrow>
                    <mn>2</mn>
                    <mo stretchy="false">⋅</mo>
                    <mn>47</mn>
                  </mrow>
                </mrow>
              </mfrac>
            </mrow>
          </msqrt>
        </mrow>
        <mo stretchy="false">=</mo>
        <mn>0,067</mn>
      </mrow>
      <mi mathvariant="italic">мм</mi>
    </mrow>
    <annotation encoding="StarMath 5.0">b_p = sqrt { {0,0043} over {2 cdot 47}} = 0,067 мм</annotation>
  </semantics>
</math>
</file>

<file path=Object 58/content.xml><?xml version="1.0" encoding="utf-8"?>
<math xmlns="http://www.w3.org/1998/Math/MathML">
  <semantics>
    <mrow>
      <mrow>
        <msub>
          <mi>b</mi>
          <mi mathvariant="italic">расч</mi>
        </msub>
        <mo stretchy="false">⩾</mo>
        <mi mathvariant="italic">max</mi>
      </mrow>
      <mtext>{</mtext>
      <mn>0,1</mn>
      <mi mathvariant="italic">мм</mi>
      <mi>;</mi>
      <mn>0,34</mn>
      <mi mathvariant="italic">мм</mi>
      <mi>;</mi>
      <mn>0,067</mn>
      <mi mathvariant="italic">мм</mi>
      <mtext>}</mtext>
    </mrow>
    <annotation encoding="StarMath 5.0">b_расч geslant max "{" 0,1 мм; 0,34 мм; 0,067 мм "}"</annotation>
  </semantics>
</math>
</file>

<file path=Object 59/content.xml><?xml version="1.0" encoding="utf-8"?>
<math xmlns="http://www.w3.org/1998/Math/MathML">
  <semantics>
    <mrow>
      <mrow>
        <msub>
          <mi>l</mi>
          <mi mathvariant="italic">ср</mi>
        </msub>
        <mo stretchy="false">=</mo>
        <mrow>
          <mi>b</mi>
          <mo stretchy="false">⋅</mo>
          <msub>
            <mi>K</mi>
            <mi>Ф</mi>
          </msub>
        </mrow>
      </mrow>
    </mrow>
    <annotation encoding="StarMath 5.0">l_ср = b cdot K_Ф</annotation>
  </semantics>
</math>
</file>

<file path=Object 6/content.xml><?xml version="1.0" encoding="utf-8"?>
<math xmlns="http://www.w3.org/1998/Math/MathML">
  <semantics>
    <mrow>
      <mrow>
        <mrow>
          <msub>
            <mi>K</mi>
            <mrow>
              <msub>
                <mi>R</mi>
                <mn>5</mn>
              </msub>
            </mrow>
          </msub>
          <mo stretchy="false">=</mo>
          <mfrac>
            <mn>27</mn>
            <mn>100</mn>
          </mfrac>
        </mrow>
        <mo stretchy="false">=</mo>
        <mn>0,27</mn>
      </mrow>
    </mrow>
    <annotation encoding="StarMath 5.0">K_{R_5} = 27 over 100 = 0,27</annotation>
  </semantics>
</math>
</file>

<file path=Object 60/content.xml><?xml version="1.0" encoding="utf-8"?>
<math xmlns="http://www.w3.org/1998/Math/MathML">
  <semantics>
    <mrow>
      <mrow>
        <msub>
          <mi>l</mi>
          <mi mathvariant="italic">ср</mi>
        </msub>
        <mo stretchy="false">=</mo>
        <mn>0,4</mn>
      </mrow>
      <mrow>
        <mrow>
          <mi mathvariant="italic">мм</mi>
          <mo stretchy="false">⋅</mo>
          <mn>47</mn>
        </mrow>
        <mo stretchy="false">=</mo>
        <mn>18,8</mn>
      </mrow>
      <mi mathvariant="italic">мм</mi>
    </mrow>
    <annotation encoding="StarMath 5.0">l_ср = 0,4 мм cdot 47 = 18,8 мм</annotation>
  </semantics>
</math>
</file>

<file path=Object 61/content.xml><?xml version="1.0" encoding="utf-8"?>
<math xmlns="http://www.w3.org/1998/Math/MathML">
  <semantics>
    <mrow>
      <mrow>
        <mi>a</mi>
        <mo stretchy="false">=</mo>
        <mi>b</mi>
      </mrow>
    </mrow>
    <annotation encoding="StarMath 5.0">a = b</annotation>
  </semantics>
</math>
</file>

<file path=Object 62/content.xml><?xml version="1.0" encoding="utf-8"?>
<math xmlns="http://www.w3.org/1998/Math/MathML">
  <semantics>
    <mrow>
      <mrow>
        <mrow>
          <mi>t</mi>
          <mo stretchy="false">=</mo>
          <mrow>
            <mi>a</mi>
            <mo stretchy="false">+</mo>
            <mi>b</mi>
          </mrow>
        </mrow>
        <mo stretchy="false">=</mo>
        <mn>0,4</mn>
      </mrow>
      <mrow>
        <mi mathvariant="italic">мм</mi>
        <mo stretchy="false">+</mo>
        <mn>0,4</mn>
      </mrow>
      <mrow>
        <mi mathvariant="italic">мм</mi>
        <mo stretchy="false">=</mo>
        <mn>0,8</mn>
      </mrow>
      <mi mathvariant="italic">мм</mi>
    </mrow>
    <annotation encoding="StarMath 5.0">t = a + b = 0,4 мм + 0,4 мм = 0,8 мм</annotation>
  </semantics>
</math>
</file>

<file path=Object 63/content.xml><?xml version="1.0" encoding="utf-8"?>
<math xmlns="http://www.w3.org/1998/Math/MathML">
  <semantics>
    <mrow>
      <mrow>
        <mrow>
          <mrow>
            <mrow>
              <msub>
                <mi>n</mi>
                <mi mathvariant="italic">опт</mi>
              </msub>
              <mo stretchy="false">≈</mo>
              <msqrt>
                <mrow>
                  <mrow>
                    <msub>
                      <mi>K</mi>
                      <mi>ф</mi>
                    </msub>
                    <mo stretchy="false">/</mo>
                    <mn>2</mn>
                  </mrow>
                </mrow>
              </msqrt>
            </mrow>
            <mo stretchy="false">=</mo>
            <msqrt>
              <mrow>
                <mrow>
                  <mn>47</mn>
                  <mo stretchy="false">/</mo>
                  <mn>2</mn>
                </mrow>
              </mrow>
            </msqrt>
          </mrow>
          <mo stretchy="false">=</mo>
          <mn>4,85</mn>
        </mrow>
        <mo stretchy="false">≈</mo>
        <mn>5</mn>
      </mrow>
    </mrow>
    <annotation encoding="StarMath 5.0">n_опт approx sqrt {K_ф / 2} = sqrt {47/2} = 4,85 approx 5</annotation>
  </semantics>
</math>
</file>

<file path=Object 64/content.xml><?xml version="1.0" encoding="utf-8"?>
<math xmlns="http://www.w3.org/1998/Math/MathML">
  <semantics>
    <mrow>
      <mrow>
        <mrow>
          <mrow>
            <mi>L</mi>
            <mo stretchy="false">=</mo>
            <mrow>
              <mi>n</mi>
              <mo stretchy="false">⋅</mo>
              <mrow>
                <mo stretchy="false">(</mo>
                <mrow>
                  <mrow>
                    <mi>a</mi>
                    <mo stretchy="false">+</mo>
                    <mi>b</mi>
                  </mrow>
                </mrow>
                <mo stretchy="false">)</mo>
              </mrow>
            </mrow>
          </mrow>
          <mo stretchy="false">=</mo>
          <mrow>
            <mn>5</mn>
            <mo stretchy="false">⋅</mo>
            <mrow>
              <mo stretchy="false">(</mo>
              <mrow>
                <mn>0,4</mn>
                <mrow>
                  <mi mathvariant="italic">мм</mi>
                  <mo stretchy="false">+</mo>
                  <mn>0,4</mn>
                </mrow>
                <mi mathvariant="italic">мм</mi>
              </mrow>
              <mo stretchy="false">)</mo>
            </mrow>
          </mrow>
        </mrow>
        <mo stretchy="false">=</mo>
        <mn>4</mn>
      </mrow>
      <mi mathvariant="italic">мм</mi>
    </mrow>
    <annotation encoding="StarMath 5.0">L = n cdot (a + b) = 5 cdot (0,4 мм + 0,4 мм) = 4 мм</annotation>
  </semantics>
</math>
</file>

<file path=Object 65/content.xml><?xml version="1.0" encoding="utf-8"?>
<math xmlns="http://www.w3.org/1998/Math/MathML">
  <semantics>
    <mrow>
      <mrow>
        <mrow>
          <mrow>
            <mi>B</mi>
            <mo stretchy="false">=</mo>
            <mfrac>
              <mrow>
                <mrow>
                  <msub>
                    <mi>l</mi>
                    <mi mathvariant="italic">ср</mi>
                  </msub>
                  <mo stretchy="false">−</mo>
                  <mrow>
                    <mi>a</mi>
                    <mo stretchy="false">⋅</mo>
                    <mi>n</mi>
                  </mrow>
                </mrow>
              </mrow>
              <mrow>
                <mi>n</mi>
              </mrow>
            </mfrac>
          </mrow>
          <mo stretchy="false">=</mo>
          <mfrac>
            <mrow>
              <mn>18,8</mn>
              <mrow>
                <mi mathvariant="italic">мм</mi>
                <mo stretchy="false">−</mo>
                <mn>0,4</mn>
              </mrow>
              <mrow>
                <mi mathvariant="italic">мм</mi>
                <mo stretchy="false">⋅</mo>
                <mn>5</mn>
              </mrow>
            </mrow>
            <mrow>
              <mn>5</mn>
            </mrow>
          </mfrac>
        </mrow>
        <mo stretchy="false">=</mo>
        <mn>3,36</mn>
      </mrow>
      <mi mathvariant="italic">мм</mi>
    </mrow>
    <annotation encoding="StarMath 5.0">B = {l_ср - a cdot n} over {n} = {18,8 мм - 0,4 мм cdot 5} over {5} = 3,36 мм</annotation>
  </semantics>
</math>
</file>

<file path=Object 66/content.xml><?xml version="1.0" encoding="utf-8"?>
<math xmlns="http://www.w3.org/1998/Math/MathML">
  <semantics>
    <mrow>
      <mrow>
        <mrow>
          <mi>S</mi>
          <mo stretchy="false">=</mo>
          <mrow>
            <mi>L</mi>
            <mo stretchy="false">⋅</mo>
            <mi>B</mi>
          </mrow>
        </mrow>
        <mo stretchy="false">=</mo>
        <mn>4</mn>
      </mrow>
      <mrow>
        <mi mathvariant="italic">мм</mi>
        <mo stretchy="false">⋅</mo>
        <mn>3,36</mn>
      </mrow>
      <mrow>
        <mi mathvariant="italic">мм</mi>
        <mo stretchy="false">=</mo>
        <mn>13,44</mn>
      </mrow>
      <msup>
        <mi mathvariant="italic">мм</mi>
        <mn>2</mn>
      </msup>
    </mrow>
    <annotation encoding="StarMath 5.0">S= L cdot B = 4 мм cdot 3,36 мм = 13,44 мм^2</annotation>
  </semantics>
</math>
</file>

<file path=Object 67/content.xml><?xml version="1.0" encoding="utf-8"?>
<math xmlns="http://www.w3.org/1998/Math/MathML">
  <semantics>
    <mrow>
      <mrow>
        <mrow>
          <msubsup>
            <mo stretchy="false">γ</mo>
            <mi>R</mi>
            <mi>'</mi>
          </msubsup>
          <mo stretchy="false">=</mo>
          <mrow>
            <mrow>
              <mrow>
                <mrow>
                  <msub>
                    <mo stretchy="false">γ</mo>
                    <mrow>
                      <msub>
                        <mo stretchy="false">ρ</mo>
                        <mi>S</mi>
                      </msub>
                    </mrow>
                  </msub>
                  <mo stretchy="false">+</mo>
                  <msubsup>
                    <mo stretchy="false">γ</mo>
                    <mrow>
                      <msub>
                        <mi>K</mi>
                        <mi>Ф</mi>
                      </msub>
                    </mrow>
                    <mi>'</mi>
                  </msubsup>
                </mrow>
                <mo stretchy="false">+</mo>
                <msub>
                  <mo stretchy="false">γ</mo>
                  <mrow>
                    <msub>
                      <mi>R</mi>
                      <mi>t</mi>
                    </msub>
                  </mrow>
                </msub>
              </mrow>
              <mo stretchy="false">+</mo>
              <msub>
                <mo stretchy="false">γ</mo>
                <mrow>
                  <msub>
                    <mi>R</mi>
                    <mi>K</mi>
                  </msub>
                </mrow>
              </msub>
            </mrow>
            <mo stretchy="false">+</mo>
            <msub>
              <mo stretchy="false">γ</mo>
              <mrow>
                <msub>
                  <mi>R</mi>
                  <mi mathvariant="italic">СТ</mi>
                </msub>
              </mrow>
            </msub>
          </mrow>
        </mrow>
        <mo stretchy="false">=</mo>
        <mn>3</mn>
      </mrow>
      <mrow>
        <mtext>%</mtext>
        <mo stretchy="false">+</mo>
        <mn>1,3</mn>
      </mrow>
      <mrow>
        <mtext>%</mtext>
        <mo stretchy="false">+</mo>
        <mn>1,5</mn>
      </mrow>
      <mrow>
        <mtext>%</mtext>
        <mo stretchy="false">+</mo>
        <mn>1</mn>
      </mrow>
      <mrow>
        <mtext>%</mtext>
        <mo stretchy="false">+</mo>
        <mn>1</mn>
      </mrow>
      <mrow>
        <mtext>%</mtext>
        <mo stretchy="false">=</mo>
        <mn>7,8</mn>
      </mrow>
      <mrow>
        <mtext>%</mtext>
        <mo stretchy="false">&lt;</mo>
        <mn>10</mn>
      </mrow>
      <mtext>%</mtext>
    </mrow>
    <annotation encoding="StarMath 5.0">%gamma_R^' = %gamma_{%rho_S} + %gamma_{K_Ф}^' + %gamma_{R_t} + %gamma_{R_K} + %gamma_{R_СТ} = 3"%" + 1,3"%" + 1,5"%" + 1"%" + 1"%" = 7,8"%" &lt; 10"%"</annotation>
  </semantics>
</math>
</file>

<file path=Object 68/content.xml><?xml version="1.0" encoding="utf-8"?>
<math xmlns="http://www.w3.org/1998/Math/MathML">
  <semantics>
    <mrow>
      <mrow>
        <mrow>
          <msubsup>
            <mi>P</mi>
            <mn>0</mn>
            <mi>'</mi>
          </msubsup>
          <mo stretchy="false">=</mo>
          <mrow>
            <mn>0,043</mn>
            <mo stretchy="false">/</mo>
            <mn>47</mn>
          </mrow>
        </mrow>
        <mo stretchy="false">=</mo>
        <mn>0,0009</mn>
      </mrow>
      <mrow>
        <mrow>
          <mi mathvariant="italic">Вт</mi>
          <mo stretchy="false">/</mo>
          <msup>
            <mi mathvariant="italic">мм</mi>
            <mn>2</mn>
          </msup>
        </mrow>
        <mo stretchy="false">=</mo>
        <mn>0,09</mn>
      </mrow>
      <mrow>
        <mrow>
          <mi mathvariant="italic">Вт</mi>
          <mo stretchy="false">/</mo>
          <msup>
            <mi mathvariant="italic">см</mi>
            <mn>2</mn>
          </msup>
        </mrow>
        <mo stretchy="false">&lt;</mo>
        <mn>2</mn>
      </mrow>
      <mrow>
        <mi mathvariant="italic">Вт</mi>
        <mo stretchy="false">/</mo>
        <msup>
          <mi mathvariant="italic">см</mi>
          <mn>2</mn>
        </msup>
      </mrow>
    </mrow>
    <annotation encoding="StarMath 5.0">P_0^' = 0,043 / 47 = 0,0009 Вт / мм^2 = 0,09 Вт / см ^2 &lt; 2 Вт / см^2</annotation>
  </semantics>
</math>
</file>

<file path=Object 69/content.xml><?xml version="1.0" encoding="utf-8"?>
<math xmlns="http://www.w3.org/1998/Math/MathML">
  <semantics>
    <mrow>
      <mrow>
        <msubsup>
          <mo stretchy="false">γ</mo>
          <mrow>
            <msub>
              <mi>K</mi>
              <mi>Ф</mi>
            </msub>
          </mrow>
          <mi>'</mi>
        </msubsup>
        <mo stretchy="false">=</mo>
        <mn>0,01</mn>
      </mrow>
      <mrow>
        <mi mathvariant="italic">мм</mi>
        <mo stretchy="false">/</mo>
        <mn>0,4</mn>
      </mrow>
      <mrow>
        <mi mathvariant="italic">мм</mi>
        <mo stretchy="false">+</mo>
        <mn>0,01</mn>
      </mrow>
      <mrow>
        <mi mathvariant="italic">мм</mi>
        <mo stretchy="false">/</mo>
        <mn>18,8</mn>
      </mrow>
      <mrow>
        <mrow>
          <mi mathvariant="italic">мм</mi>
          <mo stretchy="false">=</mo>
          <mn>0,02553</mn>
        </mrow>
        <mo stretchy="false">=</mo>
        <mn>2,5</mn>
      </mrow>
      <mrow>
        <mtext>%</mtext>
        <mo stretchy="false">⩽</mo>
        <mn>3</mn>
      </mrow>
      <mtext>%</mtext>
    </mrow>
    <annotation encoding="StarMath 5.0">%gamma_{K_Ф}^' = 0,01 мм / 0,4 мм + 0,01 мм / 18,8 мм = 0,02553 = 2,5"%" leslant 3"%"</annotation>
  </semantics>
</math>
</file>

<file path=Object 7/content.xml><?xml version="1.0" encoding="utf-8"?>
<math xmlns="http://www.w3.org/1998/Math/MathML">
  <semantics>
    <mrow>
      <mrow>
        <msub>
          <mi>l</mi>
          <mi mathvariant="italic">расч</mi>
        </msub>
        <mo stretchy="false">⩾</mo>
        <mi mathvariant="italic">max</mi>
      </mrow>
      <mtext>{</mtext>
      <msub>
        <mi>l</mi>
        <mi mathvariant="italic">техн</mi>
      </msub>
      <mi>;</mi>
      <msub>
        <mi>l</mi>
        <mi mathvariant="italic">точн</mi>
      </msub>
      <mi>;</mi>
      <msub>
        <mi>l</mi>
        <mi>p</mi>
      </msub>
      <mtext>}</mtext>
    </mrow>
    <annotation encoding="StarMath 5.0">l_расч geslant max "{" l_техн; l_точн; l_p "}"</annotation>
  </semantics>
</math>
</file>

<file path=Object 70/content.xml><?xml version="1.0" encoding="utf-8"?>
<math xmlns="http://www.w3.org/1998/Math/MathML">
  <semantics>
    <mrow>
      <mrow>
        <mrow>
          <msub>
            <mi>l</mi>
            <mi mathvariant="italic">точн</mi>
          </msub>
          <mo stretchy="false">⩾</mo>
          <mrow>
            <mrow>
              <mo stretchy="false">(</mo>
              <mrow>
                <mrow>
                  <mn>0,01</mn>
                  <mo stretchy="false">+</mo>
                  <mrow>
                    <mn>0,01</mn>
                    <mo stretchy="false">⋅</mo>
                    <mn>0,27</mn>
                  </mrow>
                </mrow>
              </mrow>
              <mo stretchy="false">)</mo>
            </mrow>
            <mo stretchy="false">/</mo>
            <mn>0,024</mn>
          </mrow>
        </mrow>
        <mo stretchy="false">=</mo>
        <mn>0,529</mn>
      </mrow>
      <mi mathvariant="italic">мм</mi>
    </mrow>
    <annotation encoding="StarMath 5.0">l_точн geslant (0,01 + 0,01 cdot 0,27) / 0,024 = 0,529 мм</annotation>
  </semantics>
</math>
</file>

<file path=Object 71/content.xml><?xml version="1.0" encoding="utf-8"?>
<math xmlns="http://www.w3.org/1998/Math/MathML">
  <semantics>
    <mrow>
      <mrow>
        <mrow>
          <msub>
            <mi>l</mi>
            <mi>p</mi>
          </msub>
          <mo stretchy="false">=</mo>
          <msqrt>
            <mrow>
              <mrow>
                <mrow>
                  <mn>0,090</mn>
                  <mo stretchy="false">⋅</mo>
                  <mn>0,27</mn>
                </mrow>
                <mo stretchy="false">/</mo>
                <mn>3</mn>
              </mrow>
            </mrow>
          </msqrt>
        </mrow>
        <mo stretchy="false">=</mo>
        <mn>0,9</mn>
      </mrow>
      <mi mathvariant="italic">мм</mi>
    </mrow>
    <annotation encoding="StarMath 5.0">l_p = sqrt {0,090  cdot 0,27 / 3} = 0,9 мм</annotation>
  </semantics>
</math>
</file>

<file path=Object 72/content.xml><?xml version="1.0" encoding="utf-8"?>
<math xmlns="http://www.w3.org/1998/Math/MathML">
  <semantics>
    <mrow>
      <mrow>
        <msub>
          <mi>l</mi>
          <mi mathvariant="italic">расч</mi>
        </msub>
        <mo stretchy="false">⩾</mo>
        <mi mathvariant="italic">max</mi>
      </mrow>
      <mtext>{</mtext>
      <mn>0,1</mn>
      <mi mathvariant="italic">мм</mi>
      <mi>;</mi>
      <mn>0,529</mn>
      <mi mathvariant="italic">мм</mi>
      <mi>;</mi>
      <mn>0,9</mn>
      <mi mathvariant="italic">мм</mi>
      <mtext>}</mtext>
    </mrow>
    <annotation encoding="StarMath 5.0">l_расч geslant max "{" 0,1 мм; 0,529 мм; 0,9 мм "}"</annotation>
  </semantics>
</math>
</file>

<file path=Object 73/content.xml><?xml version="1.0" encoding="utf-8"?>
<math xmlns="http://www.w3.org/1998/Math/MathML">
  <semantics>
    <mrow>
      <mrow>
        <msub>
          <mi>l</mi>
          <mi mathvariant="italic">расч</mi>
        </msub>
        <mo stretchy="false">=</mo>
        <mn>0,9</mn>
      </mrow>
      <mi mathvariant="italic">мм</mi>
    </mrow>
    <annotation encoding="StarMath 5.0">l_расч = 0,9 мм</annotation>
  </semantics>
</math>
</file>

<file path=Object 74/content.xml><?xml version="1.0" encoding="utf-8"?>
<math xmlns="http://www.w3.org/1998/Math/MathML">
  <semantics>
    <mrow>
      <mrow>
        <mrow>
          <msubsup>
            <mo stretchy="false">γ</mo>
            <mi>R</mi>
            <mi>'</mi>
          </msubsup>
          <mo stretchy="false">=</mo>
          <mrow>
            <mrow>
              <mrow>
                <mrow>
                  <msub>
                    <mo stretchy="false">γ</mo>
                    <mrow>
                      <msub>
                        <mo stretchy="false">ρ</mo>
                        <mi>S</mi>
                      </msub>
                    </mrow>
                  </msub>
                  <mo stretchy="false">+</mo>
                  <msubsup>
                    <mo stretchy="false">γ</mo>
                    <mrow>
                      <msub>
                        <mi>K</mi>
                        <mi>Ф</mi>
                      </msub>
                    </mrow>
                    <mi>'</mi>
                  </msubsup>
                </mrow>
                <mo stretchy="false">+</mo>
                <msub>
                  <mo stretchy="false">γ</mo>
                  <mrow>
                    <msub>
                      <mi>R</mi>
                      <mi>t</mi>
                    </msub>
                  </mrow>
                </msub>
              </mrow>
              <mo stretchy="false">+</mo>
              <msub>
                <mo stretchy="false">γ</mo>
                <mrow>
                  <msub>
                    <mi>R</mi>
                    <mi>K</mi>
                  </msub>
                </mrow>
              </msub>
            </mrow>
            <mo stretchy="false">+</mo>
            <msub>
              <mo stretchy="false">γ</mo>
              <mrow>
                <msub>
                  <mi>R</mi>
                  <mi mathvariant="italic">СТ</mi>
                </msub>
              </mrow>
            </msub>
          </mrow>
        </mrow>
        <mo stretchy="false">=</mo>
        <mn>3</mn>
      </mrow>
      <mrow>
        <mtext>%</mtext>
        <mo stretchy="false">+</mo>
        <mn>1,4</mn>
      </mrow>
      <mrow>
        <mtext>%</mtext>
        <mo stretchy="false">+</mo>
        <mn>0,6</mn>
      </mrow>
      <mrow>
        <mtext>%</mtext>
        <mo stretchy="false">+</mo>
        <mn>1</mn>
      </mrow>
      <mrow>
        <mtext>%</mtext>
        <mo stretchy="false">+</mo>
        <mn>1</mn>
      </mrow>
      <mrow>
        <mtext>%</mtext>
        <mo stretchy="false">=</mo>
        <mn>7</mn>
      </mrow>
      <mrow>
        <mtext>%</mtext>
        <mo stretchy="false">&lt;</mo>
        <mn>10</mn>
      </mrow>
      <mtext>%</mtext>
    </mrow>
    <annotation encoding="StarMath 5.0">%gamma_R^' = %gamma_{%rho_S} + %gamma_{K_Ф}^' + %gamma_{R_t} + %gamma_{R_K} + %gamma_{R_СТ} = 3"%" + 1,4"%" + 0,6"%" + 1"%" + 1"%" = 7"%" &lt; 10"%"</annotation>
  </semantics>
</math>
</file>

<file path=Object 75/content.xml><?xml version="1.0" encoding="utf-8"?>
<math xmlns="http://www.w3.org/1998/Math/MathML">
  <semantics>
    <mrow>
      <mrow>
        <msub>
          <mi>b</mi>
          <mi mathvariant="italic">расч</mi>
        </msub>
        <mo stretchy="false">=</mo>
        <mn>0,9</mn>
      </mrow>
      <mrow>
        <mrow>
          <mi mathvariant="italic">мм</mi>
          <mo stretchy="false">/</mo>
          <mn>0,27</mn>
        </mrow>
        <mo stretchy="false">=</mo>
        <mn>3,33</mn>
      </mrow>
      <mi mathvariant="italic">мм</mi>
    </mrow>
    <annotation encoding="StarMath 5.0">b_расч = 0,9 мм / 0,27 = 3,33 мм</annotation>
  </semantics>
</math>
</file>

<file path=Object 76/content.xml><?xml version="1.0" encoding="utf-8"?>
<math xmlns="http://www.w3.org/1998/Math/MathML">
  <semantics>
    <mrow>
      <mrow>
        <msub>
          <mi>l</mi>
          <mi mathvariant="italic">полн</mi>
        </msub>
        <mo stretchy="false">=</mo>
        <mi>l</mi>
      </mrow>
    </mrow>
    <annotation encoding="StarMath 5.0">l_полн = l</annotation>
  </semantics>
</math>
</file>

<file path=Object 77/content.xml><?xml version="1.0" encoding="utf-8"?>
<math xmlns="http://www.w3.org/1998/Math/MathML">
  <semantics>
    <mrow>
      <mrow>
        <mi>S</mi>
        <mo stretchy="false">=</mo>
        <mrow>
          <mi>K</mi>
          <mo stretchy="false">⋅</mo>
          <mrow>
            <mo stretchy="false">(</mo>
            <mrow>
              <mrow>
                <mrow>
                  <mrow>
                    <msub>
                      <mi>S</mi>
                      <mrow>
                        <mo stretchy="false">Σ</mo>
                        <mi>R</mi>
                      </mrow>
                    </msub>
                    <mo stretchy="false">+</mo>
                    <msub>
                      <mi>S</mi>
                      <mrow>
                        <mo stretchy="false">Σ</mo>
                        <mi>C</mi>
                      </mrow>
                    </msub>
                  </mrow>
                  <mo stretchy="false">+</mo>
                  <msub>
                    <mi>S</mi>
                    <mrow>
                      <mo stretchy="false">Σ</mo>
                      <mi>K</mi>
                    </mrow>
                  </msub>
                </mrow>
                <mo stretchy="false">+</mo>
                <msub>
                  <mi>S</mi>
                  <mrow>
                    <mo stretchy="false">Σ</mo>
                    <mi mathvariant="italic">Н.К.</mi>
                  </mrow>
                </msub>
              </mrow>
            </mrow>
            <mo stretchy="false">)</mo>
          </mrow>
        </mrow>
      </mrow>
    </mrow>
    <annotation encoding="StarMath 5.0">S = K cdot (S_{%SIGMA R} + S_{%SIGMA C} + S_{%SIGMA K} + S_{%SIGMA Н.К.})</annotation>
  </semantics>
</math>
</file>

<file path=Object 78/content.xml><?xml version="1.0" encoding="utf-8"?>
<math xmlns="http://www.w3.org/1998/Math/MathML">
  <semantics>
    <mrow>
      <mrow>
        <mi>S</mi>
        <mo stretchy="false">=</mo>
        <mn>0,9</mn>
      </mrow>
      <mrow>
        <mi mathvariant="italic">мм</mi>
        <mo stretchy="false">⋅</mo>
        <mn>3,4</mn>
      </mrow>
      <mrow>
        <mi mathvariant="italic">мм</mi>
        <mo stretchy="false">=</mo>
        <mn>3,06</mn>
      </mrow>
      <msup>
        <mi mathvariant="italic">мм</mi>
        <mn>2</mn>
      </msup>
    </mrow>
    <annotation encoding="StarMath 5.0">S = 0,9 мм cdot 3,4 мм = 3,06 мм^2</annotation>
  </semantics>
</math>
</file>

<file path=Object 79/content.xml><?xml version="1.0" encoding="utf-8"?>
<math xmlns="http://www.w3.org/1998/Math/MathML">
  <semantics>
    <mrow>
      <msub>
        <mi>S</mi>
        <mrow>
          <mo stretchy="false">Σ</mo>
          <mi>R</mi>
        </mrow>
      </msub>
    </mrow>
    <annotation encoding="StarMath 5.0">S_{%SIGMA R}</annotation>
  </semantics>
</math>
</file>

<file path=Object 8/content.xml><?xml version="1.0" encoding="utf-8"?>
<math xmlns="http://www.w3.org/1998/Math/MathML">
  <semantics>
    <mrow>
      <mrow>
        <msub>
          <mi>l</mi>
          <mi mathvariant="italic">точн</mi>
        </msub>
        <mo stretchy="false">⩾</mo>
        <mrow>
          <mrow>
            <mo stretchy="false">(</mo>
            <mrow>
              <msub>
                <mrow/>
                <mo stretchy="false">Δ</mo>
              </msub>
              <mrow>
                <mi>l</mi>
                <mo stretchy="false">+</mo>
                <msub>
                  <mrow/>
                  <mo stretchy="false">Δ</mo>
                </msub>
              </mrow>
              <mrow>
                <mi>b</mi>
                <mo stretchy="false">⋅</mo>
                <msub>
                  <mi>K</mi>
                  <mi>ф</mi>
                </msub>
              </mrow>
            </mrow>
            <mo stretchy="false">)</mo>
          </mrow>
          <mo stretchy="false">/</mo>
          <msub>
            <mo stretchy="false">γ</mo>
            <mrow>
              <mi>K</mi>
              <mi>ф</mi>
            </mrow>
          </msub>
        </mrow>
      </mrow>
    </mrow>
    <annotation encoding="StarMath 5.0">l_точн geslant ({}_%DELTA l + {}_%DELTA b cdot K_ф) / %gamma_{K ф}</annotation>
  </semantics>
</math>
</file>

<file path=Object 80/content.xml><?xml version="1.0" encoding="utf-8"?>
<math xmlns="http://www.w3.org/1998/Math/MathML">
  <semantics>
    <mrow>
      <mrow>
        <mrow>
          <msubsup>
            <mi>P</mi>
            <mn>0</mn>
            <mi>'</mi>
          </msubsup>
          <mo stretchy="false">=</mo>
          <mrow>
            <mn>0,090</mn>
            <mo stretchy="false">/</mo>
            <mn>3,06</mn>
          </mrow>
        </mrow>
        <mo stretchy="false">=</mo>
        <mn>0,0294</mn>
      </mrow>
      <mrow>
        <mrow>
          <mi mathvariant="italic">Вт</mi>
          <mo stretchy="false">/</mo>
          <msup>
            <mi mathvariant="italic">мм</mi>
            <mn>2</mn>
          </msup>
        </mrow>
        <mo stretchy="false">=</mo>
        <mn>2,94</mn>
      </mrow>
      <mrow>
        <mrow>
          <mi mathvariant="italic">Вт</mi>
          <mo stretchy="false">/</mo>
          <msup>
            <mi mathvariant="italic">см</mi>
            <mn>2</mn>
          </msup>
        </mrow>
        <mo stretchy="false">&lt;</mo>
        <mn>3</mn>
      </mrow>
      <mrow>
        <mi mathvariant="italic">Вт</mi>
        <mo stretchy="false">/</mo>
        <msup>
          <mi mathvariant="italic">см</mi>
          <mn>2</mn>
        </msup>
      </mrow>
    </mrow>
    <annotation encoding="StarMath 5.0">P_0^' = 0,090 / 3,06 = 0,0294 Вт / мм^2 = 2,94 Вт / см ^2 &lt; 3 Вт / см^2</annotation>
  </semantics>
</math>
</file>

<file path=Object 81/content.xml><?xml version="1.0" encoding="utf-8"?>
<math xmlns="http://www.w3.org/1998/Math/MathML">
  <semantics>
    <mrow>
      <msub>
        <mi>S</mi>
        <mrow>
          <mo stretchy="false">Σ</mo>
          <mi>C</mi>
        </mrow>
      </msub>
    </mrow>
    <annotation encoding="StarMath 5.0">S_{%SIGMA C}</annotation>
  </semantics>
</math>
</file>

<file path=Object 82/content.xml><?xml version="1.0" encoding="utf-8"?>
<math xmlns="http://www.w3.org/1998/Math/MathML">
  <semantics>
    <mrow>
      <mrow>
        <msubsup>
          <mo stretchy="false">γ</mo>
          <mrow>
            <msub>
              <mi>K</mi>
              <mi>Ф</mi>
            </msub>
          </mrow>
          <mi>'</mi>
        </msubsup>
        <mo stretchy="false">=</mo>
        <mn>0,01</mn>
      </mrow>
      <mrow>
        <mi mathvariant="italic">мм</mi>
        <mo stretchy="false">/</mo>
        <mn>0,9</mn>
      </mrow>
      <mrow>
        <mi mathvariant="italic">мм</mi>
        <mo stretchy="false">+</mo>
        <mn>0,01</mn>
      </mrow>
      <mrow>
        <mi mathvariant="italic">мм</mi>
        <mo stretchy="false">/</mo>
        <mn>3,4</mn>
      </mrow>
      <mrow>
        <mrow>
          <mi mathvariant="italic">мм</mi>
          <mo stretchy="false">=</mo>
          <mn>0,0139</mn>
        </mrow>
        <mo stretchy="false">=</mo>
        <mn>1,4</mn>
      </mrow>
      <mrow>
        <mtext>%</mtext>
        <mo stretchy="false">⩽</mo>
        <mn>2,4</mn>
      </mrow>
      <mtext>%</mtext>
    </mrow>
    <annotation encoding="StarMath 5.0">%gamma_{K_Ф}^' = 0,01 мм / 0,9 мм + 0,01 мм / 3,4 мм = 0,0139 = 1,4"%" leslant 2,4"%"</annotation>
  </semantics>
</math>
</file>

<file path=Object 83/content.xml><?xml version="1.0" encoding="utf-8"?>
<math xmlns="http://www.w3.org/1998/Math/MathML">
  <semantics>
    <mrow>
      <msub>
        <mi>S</mi>
        <mrow>
          <mo stretchy="false">Σ</mo>
          <mi>К</mi>
        </mrow>
      </msub>
    </mrow>
    <annotation encoding="StarMath 5.0">S_{%SIGMA К}</annotation>
  </semantics>
</math>
</file>

<file path=Object 84/content.xml><?xml version="1.0" encoding="utf-8"?>
<math xmlns="http://www.w3.org/1998/Math/MathML">
  <semantics>
    <mrow>
      <msub>
        <mi>S</mi>
        <mrow>
          <mo stretchy="false">Σ</mo>
          <mi mathvariant="italic">Н.К.</mi>
        </mrow>
      </msub>
    </mrow>
    <annotation encoding="StarMath 5.0">S_{%SIGMA Н.К.}</annotation>
  </semantics>
</math>
</file>

<file path=Object 85/content.xml><?xml version="1.0" encoding="utf-8"?>
<math xmlns="http://www.w3.org/1998/Math/MathML">
  <semantics>
    <mrow>
      <mi>К</mi>
    </mrow>
    <annotation encoding="StarMath 5.0">К</annotation>
  </semantics>
</math>
</file>

<file path=Object 86/content.xml><?xml version="1.0" encoding="utf-8"?>
<math xmlns="http://www.w3.org/1998/Math/MathML">
  <semantics>
    <mrow>
      <mrow>
        <msub>
          <mi>S</mi>
          <mrow>
            <mo stretchy="false">Σ</mo>
            <mi>R</mi>
          </mrow>
        </msub>
        <mo stretchy="false">=</mo>
        <mn>0,64</mn>
      </mrow>
      <mrow>
        <msup>
          <mi mathvariant="italic">мм</mi>
          <mn>2</mn>
        </msup>
        <mo stretchy="false">+</mo>
        <mn>0,54</mn>
      </mrow>
      <mrow>
        <msup>
          <mi mathvariant="italic">мм</mi>
          <mn>2</mn>
        </msup>
        <mo stretchy="false">+</mo>
        <mn>3,3</mn>
      </mrow>
      <mrow>
        <msup>
          <mi mathvariant="italic">мм</mi>
          <mn>2</mn>
        </msup>
        <mo stretchy="false">+</mo>
        <mn>13,44</mn>
      </mrow>
      <mrow>
        <msup>
          <mi mathvariant="italic">мм</mi>
          <mn>2</mn>
        </msup>
        <mo stretchy="false">+</mo>
        <mn>3,06</mn>
      </mrow>
      <mrow>
        <msup>
          <mi mathvariant="italic">мм</mi>
          <mn>2</mn>
        </msup>
        <mo stretchy="false">=</mo>
        <mn>20,98</mn>
      </mrow>
      <msup>
        <mi mathvariant="italic">мм</mi>
        <mn>2</mn>
      </msup>
    </mrow>
    <annotation encoding="StarMath 5.0">S_{%SIGMA R} = 0,64 мм^2 + 0,54 мм^2 + 3,3 мм^2 + 13,44 мм^2 + 3,06 мм^2 = 20,98 мм^2</annotation>
  </semantics>
</math>
</file>

<file path=Object 87/content.xml><?xml version="1.0" encoding="utf-8"?>
<math xmlns="http://www.w3.org/1998/Math/MathML">
  <semantics>
    <mrow>
      <mrow>
        <msub>
          <mi>S</mi>
          <mrow>
            <mo stretchy="false">Σ</mo>
            <mi>C</mi>
          </mrow>
        </msub>
        <mo stretchy="false">=</mo>
        <mn>0</mn>
      </mrow>
    </mrow>
    <annotation encoding="StarMath 5.0">S_{%SIGMA C} = 0</annotation>
  </semantics>
</math>
</file>

<file path=Object 88/content.xml><?xml version="1.0" encoding="utf-8"?>
<math xmlns="http://www.w3.org/1998/Math/MathML">
  <semantics>
    <mrow>
      <mrow>
        <msub>
          <mi>S</mi>
          <mrow>
            <mo stretchy="false">Σ</mo>
            <mi>К</mi>
          </mrow>
        </msub>
        <mo stretchy="false">=</mo>
        <mn>5,27</mn>
      </mrow>
      <msup>
        <mi mathvariant="italic">мм</mi>
        <mn>2</mn>
      </msup>
    </mrow>
    <annotation encoding="StarMath 5.0">S_{%SIGMA К} = 5,27 мм^2</annotation>
  </semantics>
</math>
</file>

<file path=Object 89/content.xml><?xml version="1.0" encoding="utf-8"?>
<math xmlns="http://www.w3.org/1998/Math/MathML">
  <semantics>
    <mrow>
      <mrow>
        <msub>
          <mi>S</mi>
          <mrow>
            <mo stretchy="false">Σ</mo>
            <mi mathvariant="italic">Н.К.</mi>
          </mrow>
        </msub>
        <mo stretchy="false">=</mo>
        <mn>6,81</mn>
      </mrow>
      <msup>
        <mi mathvariant="italic">мм</mi>
        <mn>2</mn>
      </msup>
    </mrow>
    <annotation encoding="StarMath 5.0">S_{%SIGMA Н.К.} = 6,81 мм^2</annotation>
  </semantics>
</math>
</file>

<file path=Object 9/content.xml><?xml version="1.0" encoding="utf-8"?>
<math xmlns="http://www.w3.org/1998/Math/MathML">
  <semantics>
    <mrow>
      <msub>
        <mrow/>
        <mo stretchy="false">Δ</mo>
      </msub>
      <mi>l</mi>
    </mrow>
    <annotation encoding="StarMath 5.0">{}_%DELTA l</annotation>
  </semantics>
</math>
</file>

<file path=Object 90/content.xml><?xml version="1.0" encoding="utf-8"?>
<math xmlns="http://www.w3.org/1998/Math/MathML">
  <semantics>
    <mrow>
      <mrow>
        <mrow>
          <mi>S</mi>
          <mo stretchy="false">=</mo>
          <mrow>
            <mn>3</mn>
            <mo stretchy="false">⋅</mo>
            <mrow>
              <mo stretchy="false">(</mo>
              <mrow>
                <mrow>
                  <mrow>
                    <mrow>
                      <mn>20,98</mn>
                      <mo stretchy="false">+</mo>
                      <mn>0</mn>
                    </mrow>
                    <mo stretchy="false">+</mo>
                    <mn>5,27</mn>
                  </mrow>
                  <mo stretchy="false">+</mo>
                  <mn>6,81</mn>
                </mrow>
              </mrow>
              <mo stretchy="false">)</mo>
            </mrow>
          </mrow>
        </mrow>
        <mo stretchy="false">=</mo>
        <mn>99,18</mn>
      </mrow>
      <msup>
        <mi mathvariant="italic">мм</mi>
        <mn>2</mn>
      </msup>
    </mrow>
    <annotation encoding="StarMath 5.0">S = 3 cdot (20,98 + 0 + 5,27 + 6,81) = 99,18 мм^2</annotation>
  </semantics>
</math>
</file>